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96cm"/>
    </style:style>
    <style:style style:name="co3" style:family="table-column">
      <style:table-column-properties fo:break-before="auto" style:column-width="4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4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vertical-align="middle"/>
      <style:text-properties fo:color="#158466" style:font-name="Courier New" fo:font-size="8pt" fo:language="none" fo:country="none" style:font-name-asian="Menlo-Regular" style:font-size-asian="8pt" style:language-asian="none" style:country-asian="none" style:font-name-complex="Menlo-Regular" style:font-size-complex="8pt" style:language-complex="none" style:country-complex="non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font-name="Courier New" fo:font-size="8pt" fo:language="none" fo:country="none" style:font-name-asian="Menlo-Regular" style:font-size-asian="8pt" style:language-asian="none" style:country-asian="none" style:font-name-complex="Menlo-Regular" style:font-size-complex="8pt" style:language-complex="none" style:country-complex="non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158466" style:font-name="Courier New" fo:font-size="8pt" fo:language="none" fo:country="none" style:font-name-asian="Menlo-Regular" style:font-size-asian="8pt" style:language-asian="none" style:country-asian="none" style:font-name-complex="Menlo-Regular" style:font-size-complex="8pt" style:language-complex="none" style:country-complex="none"/>
    </style:style>
    <style:style style:name="ce33" style:family="table-cell" style:parent-style-name="Default">
      <style:table-cell-properties fo:background-color="#666666" style:text-align-source="value-type" style:repeat-content="false" fo:wrap-option="no-wrap" style:vertical-align="middle"/>
      <style:paragraph-properties fo:margin-left="0cm"/>
      <style:text-properties fo:color="#ffffff" style:font-name="Courier New" fo:font-size="6pt" fo:language="none" fo:country="none" style:font-name-asian="Menlo-Regular" style:font-size-asian="6pt" style:language-asian="none" style:country-asian="none" style:font-name-complex="Menlo-Regular" style:font-size-complex="6pt" style:language-complex="none" style:country-complex="none"/>
    </style:style>
    <style:style style:name="ce34" style:family="table-cell" style:parent-style-name="Default">
      <style:table-cell-properties style:vertical-align="middl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vertical-align="middle"/>
      <style:text-properties style:use-window-font-color="true" fo:font-size="8pt" style:font-size-asian="8pt" style:font-size-complex="8pt"/>
    </style:style>
    <style:style style:name="ce36" style:family="table-cell" style:parent-style-name="Default">
      <style:table-cell-properties style:vertical-align="middle"/>
      <style:text-properties fo:color="#dddddd"/>
    </style:style>
    <style:style style:name="ce12" style:family="table-cell" style:parent-style-name="Default">
      <style:table-cell-properties style:vertical-align="middle"/>
      <style:text-properties style:font-name="Courier New" fo:font-size="6pt" style:font-size-asian="6pt" style:font-size-complex="6pt"/>
    </style:style>
    <style:style style:name="ce39" style:family="table-cell" style:parent-style-name="Default" style:data-style-name="N0">
      <style:table-cell-properties style:vertical-align="middle"/>
      <style:text-properties style:font-name="Courier New" fo:font-size="6pt" style:font-size-asian="6pt" style:font-size-complex="6pt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urier New" fo:font-size="6pt" style:font-size-asian="6pt" style:font-size-complex="6pt"/>
    </style:style>
    <style:style style:name="ce15" style:family="table-cell" style:parent-style-name="Default">
      <style:table-cell-properties fo:background-color="transparent" style:vertical-align="middle"/>
    </style:style>
    <style:style style:name="ce16" style:family="table-cell" style:parent-style-name="Default">
      <style:table-cell-properties fo:background-color="transparent" style:vertical-align="middle"/>
      <style:text-properties style:use-window-font-color="true" fo:font-size="8pt" style:font-size-asian="8pt" style:font-size-complex="8pt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01 Dither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office:value-type="string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01-Dither/png/&quot;" office:value-type="string" office:string-value="~/Documents/8x8-patterns/01-Dither/png/" calcext:value-type="string" table:number-columns-spanned="4" table:number-rows-spanned="1">
            <text:p>~/Documents/8x8-patterns/01-Dither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39])" office:value-type="string" office:string-value="&quot;~/Documents/8x8-patterns/utils/createimages.sh&quot; &quot;~/Documents/8x8-patterns/01-Dither/png/BayerDither00.png&quot; &quot;~/Documents/8x8-patterns/01-Dither/png/BayerDither01.png&quot; &quot;~/Documents/8x8-patterns/01-Dither/png/BayerDither02.png&quot; &quot;~/Documents/8x8-patterns/01-Dither/png/BayerDither03.png&quot; &quot;~/Documents/8x8-patterns/01-Dither/png/BayerDither04.png&quot; &quot;~/Documents/8x8-patterns/01-Dither/png/BayerDither05.png&quot; &quot;~/Documents/8x8-patterns/01-Dither/png/BayerDither06.png&quot; &quot;~/Documents/8x8-patterns/01-Dither/png/BayerDither07.png&quot; &quot;~/Documents/8x8-patterns/01-Dither/png/BayerDither08.png&quot; &quot;~/Documents/8x8-patterns/01-Dither/png/BayerDither09.png&quot; &quot;~/Documents/8x8-patterns/01-Dither/png/BayerDither10.png&quot; &quot;~/Documents/8x8-patterns/01-Dither/png/BayerDither11.png&quot; &quot;~/Documents/8x8-patterns/01-Dither/png/BayerDither12.png&quot; &quot;~/Documents/8x8-patterns/01-Dither/png/BayerDither13.png&quot; &quot;~/Documents/8x8-patterns/01-Dither/png/BayerDither14.png&quot; &quot;~/Documents/8x8-patterns/01-Dither/png/BayerDither15.png&quot; &quot;~/Documents/8x8-patterns/01-Dither/png/BayerDither16.png&quot; reset &quot;~/Documents/8x8-patterns/01-Dither/png/OfficeDither05.png&quot; &quot;~/Documents/8x8-patterns/01-Dither/png/OfficeDither10.png&quot; &quot;~/Documents/8x8-patterns/01-Dither/png/OfficeDither20.png&quot; &quot;~/Documents/8x8-patterns/01-Dither/png/OfficeDither25.png&quot; &quot;~/Documents/8x8-patterns/01-Dither/png/OfficeDither30.png&quot; &quot;~/Documents/8x8-patterns/01-Dither/png/OfficeDither40.png&quot; &quot;~/Documents/8x8-patterns/01-Dither/png/OfficeDither50.png&quot; &quot;~/Documents/8x8-patterns/01-Dither/png/OfficeDither60.png&quot; &quot;~/Documents/8x8-patterns/01-Dither/png/OfficeDither70.png&quot; &quot;~/Documents/8x8-patterns/01-Dither/png/OfficeDither75.png&quot; &quot;~/Documents/8x8-patterns/01-Dither/png/OfficeDither80.png&quot; &quot;~/Documents/8x8-patterns/01-Dither/png/OfficeDither90.png&quot;" calcext:value-type="string" table:number-columns-spanned="4" table:number-rows-spanned="1">
            <text:p>"~/Documents/8x8-patterns/utils/createimages.sh" "~/Documents/8x8-patterns/01-Dither/png/BayerDither00.png" "~/Documents/8x8-patterns/01-Dither/png/BayerDither01.png" "~/Documents/8x8-patterns/01-Dither/png/BayerDither02.png" "~/Documents/8x8-patterns/01-Dither/png/BayerDither03.png" "~/Documents/8x8-patterns/01-Dither/png/BayerDither04.png" "~/Documents/8x8-patterns/01-Dither/png/BayerDither05.png" "~/Documents/8x8-patterns/01-Dither/png/BayerDither06.png" "~/Documents/8x8-patterns/01-Dither/png/BayerDither07.png" "~/Documents/8x8-patterns/01-Dither/png/BayerDither08.png" "~/Documents/8x8-patterns/01-Dither/png/BayerDither09.png" "~/Documents/8x8-patterns/01-Dither/png/BayerDither10.png" "~/Documents/8x8-patterns/01-Dither/png/BayerDither11.png" "~/Documents/8x8-patterns/01-Dither/png/BayerDither12.png" "~/Documents/8x8-patterns/01-Dither/png/BayerDither13.png" "~/Documents/8x8-patterns/01-Dither/png/BayerDither14.png" "~/Documents/8x8-patterns/01-Dither/png/BayerDither15.png" "~/Documents/8x8-patterns/01-Dither/png/BayerDither16.png" reset "~/Documents/8x8-patterns/01-Dither/png/OfficeDither05.png" "~/Documents/8x8-patterns/01-Dither/png/OfficeDither10.png" "~/Documents/8x8-patterns/01-Dither/png/OfficeDither20.png" "~/Documents/8x8-patterns/01-Dither/png/OfficeDither25.png" "~/Documents/8x8-patterns/01-Dither/png/OfficeDither30.png" "~/Documents/8x8-patterns/01-Dither/png/OfficeDither40.png" "~/Documents/8x8-patterns/01-Dither/png/OfficeDither50.png" "~/Documents/8x8-patterns/01-Dither/png/OfficeDither60.png" "~/Documents/8x8-patterns/01-Dither/png/OfficeDither70.png" "~/Documents/8x8-patterns/01-Dither/png/OfficeDither75.png" "~/Documents/8x8-patterns/01-Dither/png/OfficeDither80.png" "~/Documents/8x8-patterns/01-Dither/png/OfficeDither90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18"/>
          <table:table-cell table:style-name="ce35" office:value-type="string" calcext:value-type="string">
            <text:p>BayerDither00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01-Dither/png/BayerDither00.png&quot;" calcext:value-type="string">
            <text:p>"~/Documents/8x8-patterns/01-Dither/png/BayerDither00.png"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35" office:value-type="string" calcext:value-type="string">
            <text:p>BayerDither01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01-Dither/png/BayerDither01.png&quot;" calcext:value-type="string">
            <text:p>"~/Documents/8x8-patterns/01-Dither/png/BayerDither01.png"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35" office:value-type="string" calcext:value-type="string">
            <text:p>BayerDither02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01-Dither/png/BayerDither02.png&quot;" calcext:value-type="string">
            <text:p>"~/Documents/8x8-patterns/01-Dither/png/BayerDither02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5" office:value-type="string" calcext:value-type="string">
            <text:p>BayerDither03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01-Dither/png/BayerDither03.png&quot;" calcext:value-type="string">
            <text:p>"~/Documents/8x8-patterns/01-Dither/png/BayerDither03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yerDither04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01-Dither/png/BayerDither04.png&quot;" calcext:value-type="string">
            <text:p>"~/Documents/8x8-patterns/01-Dither/png/BayerDither04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yerDither05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01-Dither/png/BayerDither05.png&quot;" calcext:value-type="string">
            <text:p>"~/Documents/8x8-patterns/01-Dither/png/BayerDither05.png"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35" office:value-type="string" calcext:value-type="string">
            <text:p>BayerDither06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01-Dither/png/BayerDither06.png&quot;" calcext:value-type="string">
            <text:p>"~/Documents/8x8-patterns/01-Dither/png/BayerDither06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yerDither07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01-Dither/png/BayerDither07.png&quot;" calcext:value-type="string">
            <text:p>"~/Documents/8x8-patterns/01-Dither/png/BayerDither07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yerDither08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01-Dither/png/BayerDither08.png&quot;" calcext:value-type="string">
            <text:p>"~/Documents/8x8-patterns/01-Dither/png/BayerDither08.png"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5" office:value-type="string" calcext:value-type="string">
            <text:p>BayerDither09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~/Documents/8x8-patterns/01-Dither/png/BayerDither09.png&quot;" calcext:value-type="string">
            <text:p>"~/Documents/8x8-patterns/01-Dither/png/BayerDither09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yerDither10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~/Documents/8x8-patterns/01-Dither/png/BayerDither10.png&quot;" calcext:value-type="string">
            <text:p>"~/Documents/8x8-patterns/01-Dither/png/BayerDither10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yerDither11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~/Documents/8x8-patterns/01-Dither/png/BayerDither11.png&quot;" calcext:value-type="string">
            <text:p>"~/Documents/8x8-patterns/01-Dither/png/BayerDither11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yerDither12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~/Documents/8x8-patterns/01-Dither/png/BayerDither12.png&quot;" calcext:value-type="string">
            <text:p>"~/Documents/8x8-patterns/01-Dither/png/BayerDither12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yerDither13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~/Documents/8x8-patterns/01-Dither/png/BayerDither13.png&quot;" calcext:value-type="string">
            <text:p>"~/Documents/8x8-patterns/01-Dither/png/BayerDither13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yerDither14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~/Documents/8x8-patterns/01-Dither/png/BayerDither14.png&quot;" calcext:value-type="string">
            <text:p>"~/Documents/8x8-patterns/01-Dither/png/BayerDither14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yerDither15</text:p>
          </table:table-cell>
          <table:table-cell table:style-name="ce39" table:formula="of:=IF(ISBLANK([.B25]);&quot;reset&quot;;&quot;&quot;&quot;&quot;&amp;[.$B$3]&amp;[.B25]&amp;&quot;.png&quot;&quot;&quot;)" office:value-type="string" office:string-value="&quot;~/Documents/8x8-patterns/01-Dither/png/BayerDither15.png&quot;" calcext:value-type="string">
            <text:p>"~/Documents/8x8-patterns/01-Dither/png/BayerDither15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yerDither16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~/Documents/8x8-patterns/01-Dither/png/BayerDither16.png&quot;" calcext:value-type="string">
            <text:p>"~/Documents/8x8-patterns/01-Dither/png/BayerDither16.png"</text:p>
          </table:table-cell>
          <table:table-cell table:number-columns-repeated="1021"/>
        </table:table-row>
        <table:table-row table:style-name="ro1">
          <table:table-cell/>
          <table:table-cell table:style-name="ce35"/>
          <table:table-cell table:style-name="ce39" table:formula="of:=IF(ISBLANK([.B27]);&quot;reset&quot;;&quot;&quot;&quot;&quot;&amp;[.$B$3]&amp;[.B27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OfficeDither05</text:p>
          </table:table-cell>
          <table:table-cell table:style-name="ce39" table:formula="of:=IF(ISBLANK([.B28]);&quot;reset&quot;;&quot;&quot;&quot;&quot;&amp;[.$B$3]&amp;[.B28]&amp;&quot;.png&quot;&quot;&quot;)" office:value-type="string" office:string-value="&quot;~/Documents/8x8-patterns/01-Dither/png/OfficeDither05.png&quot;" calcext:value-type="string">
            <text:p>"~/Documents/8x8-patterns/01-Dither/png/OfficeDither05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OfficeDither10</text:p>
          </table:table-cell>
          <table:table-cell table:style-name="ce39" table:formula="of:=IF(ISBLANK([.B29]);&quot;reset&quot;;&quot;&quot;&quot;&quot;&amp;[.$B$3]&amp;[.B29]&amp;&quot;.png&quot;&quot;&quot;)" office:value-type="string" office:string-value="&quot;~/Documents/8x8-patterns/01-Dither/png/OfficeDither10.png&quot;" calcext:value-type="string">
            <text:p>"~/Documents/8x8-patterns/01-Dither/png/OfficeDither10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OfficeDither20</text:p>
          </table:table-cell>
          <table:table-cell table:style-name="ce39" table:formula="of:=IF(ISBLANK([.B30]);&quot;reset&quot;;&quot;&quot;&quot;&quot;&amp;[.$B$3]&amp;[.B30]&amp;&quot;.png&quot;&quot;&quot;)" office:value-type="string" office:string-value="&quot;~/Documents/8x8-patterns/01-Dither/png/OfficeDither20.png&quot;" calcext:value-type="string">
            <text:p>"~/Documents/8x8-patterns/01-Dither/png/OfficeDither20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OfficeDither25</text:p>
          </table:table-cell>
          <table:table-cell table:style-name="ce39" table:formula="of:=IF(ISBLANK([.B31]);&quot;reset&quot;;&quot;&quot;&quot;&quot;&amp;[.$B$3]&amp;[.B31]&amp;&quot;.png&quot;&quot;&quot;)" office:value-type="string" office:string-value="&quot;~/Documents/8x8-patterns/01-Dither/png/OfficeDither25.png&quot;" calcext:value-type="string">
            <text:p>"~/Documents/8x8-patterns/01-Dither/png/OfficeDither25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OfficeDither30</text:p>
          </table:table-cell>
          <table:table-cell table:style-name="ce39" table:formula="of:=IF(ISBLANK([.B32]);&quot;reset&quot;;&quot;&quot;&quot;&quot;&amp;[.$B$3]&amp;[.B32]&amp;&quot;.png&quot;&quot;&quot;)" office:value-type="string" office:string-value="&quot;~/Documents/8x8-patterns/01-Dither/png/OfficeDither30.png&quot;" calcext:value-type="string">
            <text:p>"~/Documents/8x8-patterns/01-Dither/png/OfficeDither30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OfficeDither40</text:p>
          </table:table-cell>
          <table:table-cell table:style-name="ce39" table:formula="of:=IF(ISBLANK([.B33]);&quot;reset&quot;;&quot;&quot;&quot;&quot;&amp;[.$B$3]&amp;[.B33]&amp;&quot;.png&quot;&quot;&quot;)" office:value-type="string" office:string-value="&quot;~/Documents/8x8-patterns/01-Dither/png/OfficeDither40.png&quot;" calcext:value-type="string">
            <text:p>"~/Documents/8x8-patterns/01-Dither/png/OfficeDither40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OfficeDither50</text:p>
          </table:table-cell>
          <table:table-cell table:style-name="ce39" table:formula="of:=IF(ISBLANK([.B34]);&quot;reset&quot;;&quot;&quot;&quot;&quot;&amp;[.$B$3]&amp;[.B34]&amp;&quot;.png&quot;&quot;&quot;)" office:value-type="string" office:string-value="&quot;~/Documents/8x8-patterns/01-Dither/png/OfficeDither50.png&quot;" calcext:value-type="string">
            <text:p>"~/Documents/8x8-patterns/01-Dither/png/OfficeDither50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OfficeDither60</text:p>
          </table:table-cell>
          <table:table-cell table:style-name="ce39" table:formula="of:=IF(ISBLANK([.B35]);&quot;reset&quot;;&quot;&quot;&quot;&quot;&amp;[.$B$3]&amp;[.B35]&amp;&quot;.png&quot;&quot;&quot;)" office:value-type="string" office:string-value="&quot;~/Documents/8x8-patterns/01-Dither/png/OfficeDither60.png&quot;" calcext:value-type="string">
            <text:p>"~/Documents/8x8-patterns/01-Dither/png/OfficeDither60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OfficeDither70</text:p>
          </table:table-cell>
          <table:table-cell table:style-name="ce39" table:formula="of:=IF(ISBLANK([.B36]);&quot;reset&quot;;&quot;&quot;&quot;&quot;&amp;[.$B$3]&amp;[.B36]&amp;&quot;.png&quot;&quot;&quot;)" office:value-type="string" office:string-value="&quot;~/Documents/8x8-patterns/01-Dither/png/OfficeDither70.png&quot;" calcext:value-type="string">
            <text:p>"~/Documents/8x8-patterns/01-Dither/png/OfficeDither70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OfficeDither75</text:p>
          </table:table-cell>
          <table:table-cell table:style-name="ce39" table:formula="of:=IF(ISBLANK([.B37]);&quot;reset&quot;;&quot;&quot;&quot;&quot;&amp;[.$B$3]&amp;[.B37]&amp;&quot;.png&quot;&quot;&quot;)" office:value-type="string" office:string-value="&quot;~/Documents/8x8-patterns/01-Dither/png/OfficeDither75.png&quot;" calcext:value-type="string">
            <text:p>"~/Documents/8x8-patterns/01-Dither/png/OfficeDither75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OfficeDither80</text:p>
          </table:table-cell>
          <table:table-cell table:style-name="ce39" table:formula="of:=IF(ISBLANK([.B38]);&quot;reset&quot;;&quot;&quot;&quot;&quot;&amp;[.$B$3]&amp;[.B38]&amp;&quot;.png&quot;&quot;&quot;)" office:value-type="string" office:string-value="&quot;~/Documents/8x8-patterns/01-Dither/png/OfficeDither80.png&quot;" calcext:value-type="string">
            <text:p>"~/Documents/8x8-patterns/01-Dither/png/OfficeDither80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OfficeDither90</text:p>
          </table:table-cell>
          <table:table-cell table:style-name="ce39" table:formula="of:=IF(ISBLANK([.B39]);&quot;reset&quot;;&quot;&quot;&quot;&quot;&amp;[.$B$3]&amp;[.B39]&amp;&quot;.png&quot;&quot;&quot;)" office:value-type="string" office:string-value="&quot;~/Documents/8x8-patterns/01-Dither/png/OfficeDither90.png&quot;" calcext:value-type="string">
            <text:p>"~/Documents/8x8-patterns/01-Dither/png/OfficeDither90.png"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 Dots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02-Dots/png/&quot;" office:value-type="string" office:string-value="~/Documents/8x8-patterns/02-Dots/png/" calcext:value-type="string" table:number-columns-spanned="4" table:number-rows-spanned="1">
            <text:p>~/Documents/8x8-patterns/02-Dot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18])" office:value-type="string" office:string-value="&quot;~/Documents/8x8-patterns/utils/createimages.sh&quot; &quot;~/Documents/8x8-patterns/02-Dots/png/Pixel.png&quot; &quot;~/Documents/8x8-patterns/02-Dots/png/PixelMini.png&quot; &quot;~/Documents/8x8-patterns/02-Dots/png/Glisten.png&quot; &quot;~/Documents/8x8-patterns/02-Dots/png/FairyRing.png&quot; &quot;~/Documents/8x8-patterns/02-Dots/png/Noise.png&quot; &quot;~/Documents/8x8-patterns/02-Dots/png/Confetti.png&quot; &quot;~/Documents/8x8-patterns/02-Dots/png/Static.png&quot; &quot;~/Documents/8x8-patterns/02-Dots/png/DiamondSpeckled.png&quot; &quot;~/Documents/8x8-patterns/02-Dots/png/ConfettiLarge.png&quot;" calcext:value-type="string" table:number-columns-spanned="4" table:number-rows-spanned="1">
            <text:p>"~/Documents/8x8-patterns/utils/createimages.sh" "~/Documents/8x8-patterns/02-Dots/png/Pixel.png" "~/Documents/8x8-patterns/02-Dots/png/PixelMini.png" "~/Documents/8x8-patterns/02-Dots/png/Glisten.png" "~/Documents/8x8-patterns/02-Dots/png/FairyRing.png" "~/Documents/8x8-patterns/02-Dots/png/Noise.png" "~/Documents/8x8-patterns/02-Dots/png/Confetti.png" "~/Documents/8x8-patterns/02-Dots/png/Static.png" "~/Documents/8x8-patterns/02-Dots/png/DiamondSpeckled.png" "~/Documents/8x8-patterns/02-Dots/png/ConfettiLarge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35" office:value-type="string" calcext:value-type="string">
            <text:p>Pixel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02-Dots/png/Pixel.png&quot;" calcext:value-type="string">
            <text:p>"~/Documents/8x8-patterns/02-Dots/png/Pixel.png"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35" office:value-type="string" calcext:value-type="string">
            <text:p>PixelMini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02-Dots/png/PixelMini.png&quot;" calcext:value-type="string">
            <text:p>"~/Documents/8x8-patterns/02-Dots/png/PixelMini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5" office:value-type="string" calcext:value-type="string">
            <text:p>Glisten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02-Dots/png/Glisten.png&quot;" calcext:value-type="string">
            <text:p>"~/Documents/8x8-patterns/02-Dots/png/Glisten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FairyRing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02-Dots/png/FairyRing.png&quot;" calcext:value-type="string">
            <text:p>"~/Documents/8x8-patterns/02-Dots/png/FairyRing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Noise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02-Dots/png/Noise.png&quot;" calcext:value-type="string">
            <text:p>"~/Documents/8x8-patterns/02-Dots/png/Noise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Confetti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02-Dots/png/Confetti.png&quot;" calcext:value-type="string">
            <text:p>"~/Documents/8x8-patterns/02-Dots/png/Confetti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Static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02-Dots/png/Static.png&quot;" calcext:value-type="string">
            <text:p>"~/Documents/8x8-patterns/02-Dots/png/Static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DiamondSpeckled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02-Dots/png/DiamondSpeckled.png&quot;" calcext:value-type="string">
            <text:p>"~/Documents/8x8-patterns/02-Dots/png/DiamondSpeckled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ConfettiLarge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02-Dots/png/ConfettiLarge.png&quot;" calcext:value-type="string">
            <text:p>"~/Documents/8x8-patterns/02-Dots/png/ConfettiLarge.png"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Dashes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03-Dashes/png/&quot;" office:value-type="string" office:string-value="~/Documents/8x8-patterns/03-Dashes/png/" calcext:value-type="string" table:number-columns-spanned="4" table:number-rows-spanned="1">
            <text:p>~/Documents/8x8-patterns/03-Dashe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22])" office:value-type="string" office:string-value="&quot;~/Documents/8x8-patterns/utils/createimages.sh&quot; &quot;~/Documents/8x8-patterns/03-Dashes/png/HorizontalDenseTrellis.png&quot; &quot;~/Documents/8x8-patterns/03-Dashes/png/HorizontalDenseDotDash.png&quot; &quot;~/Documents/8x8-patterns/03-Dashes/png/HorizontalDash.png&quot; &quot;~/Documents/8x8-patterns/03-Dashes/png/HorizontalDashMini.png&quot; &quot;~/Documents/8x8-patterns/03-Dashes/png/VerticalDash.png&quot; reset &quot;~/Documents/8x8-patterns/03-Dashes/png/DexterDash.png&quot; &quot;~/Documents/8x8-patterns/03-Dashes/png/DexterSparseDash.png&quot; &quot;~/Documents/8x8-patterns/03-Dashes/png/SinisterDash.png&quot; &quot;~/Documents/8x8-patterns/03-Dashes/png/SinisterSparseDash.png&quot; &quot;~/Documents/8x8-patterns/03-Dashes/png/AlternatingDash.png&quot; &quot;~/Documents/8x8-patterns/03-Dashes/png/AlternatingDashDouble.png&quot; &quot;~/Documents/8x8-patterns/03-Dashes/png/AlternatingDashMini.png&quot;" calcext:value-type="string" table:number-columns-spanned="4" table:number-rows-spanned="1">
            <text:p>"~/Documents/8x8-patterns/utils/createimages.sh" "~/Documents/8x8-patterns/03-Dashes/png/HorizontalDenseTrellis.png" "~/Documents/8x8-patterns/03-Dashes/png/HorizontalDenseDotDash.png" "~/Documents/8x8-patterns/03-Dashes/png/HorizontalDash.png" "~/Documents/8x8-patterns/03-Dashes/png/HorizontalDashMini.png" "~/Documents/8x8-patterns/03-Dashes/png/VerticalDash.png" reset "~/Documents/8x8-patterns/03-Dashes/png/DexterDash.png" "~/Documents/8x8-patterns/03-Dashes/png/DexterSparseDash.png" "~/Documents/8x8-patterns/03-Dashes/png/SinisterDash.png" "~/Documents/8x8-patterns/03-Dashes/png/SinisterSparseDash.png" "~/Documents/8x8-patterns/03-Dashes/png/AlternatingDash.png" "~/Documents/8x8-patterns/03-Dashes/png/AlternatingDashDouble.png" "~/Documents/8x8-patterns/03-Dashes/png/AlternatingDashMini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HorizontalDenseTrellis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03-Dashes/png/HorizontalDenseTrellis.png&quot;" calcext:value-type="string">
            <text:p>"~/Documents/8x8-patterns/03-Dashes/png/HorizontalDenseTrellis.png"</text:p>
          </table:table-cell>
          <table:table-cell table:style-name="ce39" table:formula="of:==IF(ISTEXT([.A10]);&quot;&lt;sup&gt;&quot;&amp;[.A1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HorizontalDenseDotDash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03-Dashes/png/HorizontalDenseDotDash.png&quot;" calcext:value-type="string">
            <text:p>"~/Documents/8x8-patterns/03-Dashes/png/HorizontalDenseDotDash.png"</text:p>
          </table:table-cell>
          <table:table-cell table:style-name="ce39" table:formula="of:==IF(ISTEXT([.A11]);&quot;&lt;sup&gt;&quot;&amp;[.A11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HorizontalDash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03-Dashes/png/HorizontalDash.png&quot;" calcext:value-type="string">
            <text:p>"~/Documents/8x8-patterns/03-Dashes/png/HorizontalDash.png"</text:p>
          </table:table-cell>
          <table:table-cell table:style-name="ce39" table:formula="of:==IF(ISTEXT([.A12]);&quot;&lt;sup&gt;&quot;&amp;[.A12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HorizontalDashMini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03-Dashes/png/HorizontalDashMini.png&quot;" calcext:value-type="string">
            <text:p>"~/Documents/8x8-patterns/03-Dashes/png/HorizontalDashMini.png"</text:p>
          </table:table-cell>
          <table:table-cell table:style-name="ce39" table:formula="of:==IF(ISTEXT([.A13]);&quot;&lt;sup&gt;&quot;&amp;[.A13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VerticalDash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03-Dashes/png/VerticalDash.png&quot;" calcext:value-type="string">
            <text:p>"~/Documents/8x8-patterns/03-Dashes/png/VerticalDash.png"</text:p>
          </table:table-cell>
          <table:table-cell table:style-name="ce39" table:formula="of:==IF(ISTEXT([.A14]);&quot;&lt;sup&gt;&quot;&amp;[.A14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/>
          <table:table-cell table:style-name="ce39" table:formula="of:=IF(ISBLANK([.B15]);&quot;reset&quot;;&quot;&quot;&quot;&quot;&amp;[.$B$3]&amp;[.B15]&amp;&quot;.png&quot;&quot;&quot;)" office:value-type="string" office:string-value="reset" calcext:value-type="string">
            <text:p>rese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DexterDash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03-Dashes/png/DexterDash.png&quot;" calcext:value-type="string">
            <text:p>"~/Documents/8x8-patterns/03-Dashes/png/DexterDash.png"</text:p>
          </table:table-cell>
          <table:table-cell table:style-name="ce39" table:formula="of:==IF(ISTEXT([.A16]);&quot;&lt;sup&gt;&quot;&amp;[.A16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DexterSparseDash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03-Dashes/png/DexterSparseDash.png&quot;" calcext:value-type="string">
            <text:p>"~/Documents/8x8-patterns/03-Dashes/png/DexterSparseDash.png"</text:p>
          </table:table-cell>
          <table:table-cell table:style-name="ce39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SinisterDash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03-Dashes/png/SinisterDash.png&quot;" calcext:value-type="string">
            <text:p>"~/Documents/8x8-patterns/03-Dashes/png/SinisterDash.png"</text:p>
          </table:table-cell>
          <table:table-cell table:style-name="ce39" table:formula="of:==IF(ISTEXT([.A18]);&quot;&lt;sup&gt;&quot;&amp;[.A18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SparseDash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~/Documents/8x8-patterns/03-Dashes/png/SinisterSparseDash.png&quot;" calcext:value-type="string">
            <text:p>"~/Documents/8x8-patterns/03-Dashes/png/SinisterSparseDash.png"</text:p>
          </table:table-cell>
          <table:table-cell table:style-name="ce39" table:formula="of:==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AlternatingDash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~/Documents/8x8-patterns/03-Dashes/png/AlternatingDash.png&quot;" calcext:value-type="string">
            <text:p>"~/Documents/8x8-patterns/03-Dashes/png/AlternatingDash.png"</text:p>
          </table:table-cell>
          <table:table-cell table:style-name="ce39" table:formula="of:==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AlternatingDashDouble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~/Documents/8x8-patterns/03-Dashes/png/AlternatingDashDouble.png&quot;" calcext:value-type="string">
            <text:p>"~/Documents/8x8-patterns/03-Dashes/png/AlternatingDashDouble.png"</text:p>
          </table:table-cell>
          <table:table-cell table:style-name="ce39" table:formula="of:==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AlternatingDashMini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~/Documents/8x8-patterns/03-Dashes/png/AlternatingDashMini.png&quot;" calcext:value-type="string">
            <text:p>"~/Documents/8x8-patterns/03-Dashes/png/AlternatingDashMini.png"</text:p>
          </table:table-cell>
          <table:table-cell table:style-name="ce39" table:formula="of:==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 Lines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04-Lines/png/&quot;" office:value-type="string" office:string-value="~/Documents/8x8-patterns/04-Lines/png/" calcext:value-type="string" table:number-columns-spanned="4" table:number-rows-spanned="1">
            <text:p>~/Documents/8x8-patterns/04-Line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74])" office:value-type="string" office:string-value="&quot;~/Documents/8x8-patterns/utils/createimages.sh&quot; &quot;~/Documents/8x8-patterns/04-Lines/png/Horizontal.png&quot; &quot;~/Documents/8x8-patterns/04-Lines/png/HorizontalMedium.png&quot; &quot;~/Documents/8x8-patterns/04-Lines/png/HorizontalBold.png&quot; &quot;~/Documents/8x8-patterns/04-Lines/png/HorizontalSparse.png&quot; &quot;~/Documents/8x8-patterns/04-Lines/png/HorizontalSparseMedium.png&quot; &quot;~/Documents/8x8-patterns/04-Lines/png/HorizontalSparseBold.png&quot; &quot;~/Documents/8x8-patterns/04-Lines/png/HorizontalSparseExtraBold.png&quot; &quot;~/Documents/8x8-patterns/04-Lines/png/HorizontalSparseUltraBold.png&quot; reset &quot;~/Documents/8x8-patterns/04-Lines/png/HorizontalStripes.png&quot; &quot;~/Documents/8x8-patterns/04-Lines/png/HorizontalPinstripe.png&quot; &quot;~/Documents/8x8-patterns/04-Lines/png/HorizontalPinstripeMedium.png&quot; &quot;~/Documents/8x8-patterns/04-Lines/png/HorizontalDense.png&quot; &quot;~/Documents/8x8-patterns/04-Lines/png/HorizontalDenseLineDot.png&quot; &quot;~/Documents/8x8-patterns/04-Lines/png/HorizontalDenseLineDash.png&quot; reset &quot;~/Documents/8x8-patterns/04-Lines/png/Vertical.png&quot; &quot;~/Documents/8x8-patterns/04-Lines/png/VerticalMedium.png&quot; &quot;~/Documents/8x8-patterns/04-Lines/png/VerticalBold.png&quot; &quot;~/Documents/8x8-patterns/04-Lines/png/VerticalSparse.png&quot; &quot;~/Documents/8x8-patterns/04-Lines/png/VerticalSparseMedium.png&quot; &quot;~/Documents/8x8-patterns/04-Lines/png/VerticalSparseBold.png&quot; &quot;~/Documents/8x8-patterns/04-Lines/png/VerticalSparseExtraBold.png&quot; &quot;~/Documents/8x8-patterns/04-Lines/png/VerticalSparseUltraBold.png&quot; reset &quot;~/Documents/8x8-patterns/04-Lines/png/VerticalStripes.png&quot; &quot;~/Documents/8x8-patterns/04-Lines/png/VerticalPinstripe.png&quot; &quot;~/Documents/8x8-patterns/04-Lines/png/VerticalPinstripeMedium.png&quot; &quot;~/Documents/8x8-patterns/04-Lines/png/VerticalDense.png&quot; &quot;~/Documents/8x8-patterns/04-Lines/png/VerticalDenseLineDot.png&quot; &quot;~/Documents/8x8-patterns/04-Lines/png/VerticalDenseLineDash.png&quot; reset &quot;~/Documents/8x8-patterns/04-Lines/png/Dexter.png&quot; &quot;~/Documents/8x8-patterns/04-Lines/png/DexterMedium.png&quot; &quot;~/Documents/8x8-patterns/04-Lines/png/DexterBold.png&quot; &quot;~/Documents/8x8-patterns/04-Lines/png/DexterSparse.png&quot; &quot;~/Documents/8x8-patterns/04-Lines/png/DexterSparseMedium.png&quot; &quot;~/Documents/8x8-patterns/04-Lines/png/DexterSparseBold.png&quot; &quot;~/Documents/8x8-patterns/04-Lines/png/DexterSparseExtraBold.png&quot; &quot;~/Documents/8x8-patterns/04-Lines/png/DexterSparseUltraBold.png&quot; reset &quot;~/Documents/8x8-patterns/04-Lines/png/DexterStripes.png&quot; &quot;~/Documents/8x8-patterns/04-Lines/png/DexterPinstripe.png&quot; &quot;~/Documents/8x8-patterns/04-Lines/png/DexterPinstripeMedium.png&quot; &quot;~/Documents/8x8-patterns/04-Lines/png/DexterSteep.png&quot; &quot;~/Documents/8x8-patterns/04-Lines/png/DexterSteepMedium.png&quot; &quot;~/Documents/8x8-patterns/04-Lines/png/DexterShallow.png&quot; &quot;~/Documents/8x8-patterns/04-Lines/png/DexterShallowMedium.png&quot; reset &quot;~/Documents/8x8-patterns/04-Lines/png/Sinister.png&quot; &quot;~/Documents/8x8-patterns/04-Lines/png/SinisterMedium.png&quot; &quot;~/Documents/8x8-patterns/04-Lines/png/SinisterBold.png&quot; &quot;~/Documents/8x8-patterns/04-Lines/png/SinisterSparse.png&quot; &quot;~/Documents/8x8-patterns/04-Lines/png/SinisterSparseMedium.png&quot; &quot;~/Documents/8x8-patterns/04-Lines/png/SinisterSparseBold.png&quot; &quot;~/Documents/8x8-patterns/04-Lines/png/SinisterSparseExtraBold.png&quot; &quot;~/Documents/8x8-patterns/04-Lines/png/SinisterSparseUltraBold.png&quot; reset &quot;~/Documents/8x8-patterns/04-Lines/png/SinisterStripes.png&quot; &quot;~/Documents/8x8-patterns/04-Lines/png/SinisterPinstripe.png&quot; &quot;~/Documents/8x8-patterns/04-Lines/png/SinisterPinstripeMedium.png&quot; &quot;~/Documents/8x8-patterns/04-Lines/png/SinisterSteep.png&quot; &quot;~/Documents/8x8-patterns/04-Lines/png/SinisterSteepMedium.png&quot; &quot;~/Documents/8x8-patterns/04-Lines/png/SinisterShallow.png&quot; &quot;~/Documents/8x8-patterns/04-Lines/png/SinisterShallowMedium.png&quot;" calcext:value-type="string" table:number-columns-spanned="4" table:number-rows-spanned="1">
            <text:p>"~/Documents/8x8-patterns/utils/createimages.sh" "~/Documents/8x8-patterns/04-Lines/png/Horizontal.png" "~/Documents/8x8-patterns/04-Lines/png/HorizontalMedium.png" "~/Documents/8x8-patterns/04-Lines/png/HorizontalBold.png" "~/Documents/8x8-patterns/04-Lines/png/HorizontalSparse.png" "~/Documents/8x8-patterns/04-Lines/png/HorizontalSparseMedium.png" "~/Documents/8x8-patterns/04-Lines/png/HorizontalSparseBold.png" "~/Documents/8x8-patterns/04-Lines/png/HorizontalSparseExtraBold.png" "~/Documents/8x8-patterns/04-Lines/png/HorizontalSparseUltraBold.png" reset "~/Documents/8x8-patterns/04-Lines/png/HorizontalStripes.png" "~/Documents/8x8-patterns/04-Lines/png/HorizontalPinstripe.png" "~/Documents/8x8-patterns/04-Lines/png/HorizontalPinstripeMedium.png" "~/Documents/8x8-patterns/04-Lines/png/HorizontalDense.png" "~/Documents/8x8-patterns/04-Lines/png/HorizontalDenseLineDot.png" "~/Documents/8x8-patterns/04-Lines/png/HorizontalDenseLineDash.png" reset "~/Documents/8x8-patterns/04-Lines/png/Vertical.png" "~/Documents/8x8-patterns/04-Lines/png/VerticalMedium.png" "~/Documents/8x8-patterns/04-Lines/png/VerticalBold.png" "~/Documents/8x8-patterns/04-Lines/png/VerticalSparse.png" "~/Documents/8x8-patterns/04-Lines/png/VerticalSparseMedium.png" "~/Documents/8x8-patterns/04-Lines/png/VerticalSparseBold.png" "~/Documents/8x8-patterns/04-Lines/png/VerticalSparseExtraBold.png" "~/Documents/8x8-patterns/04-Lines/png/VerticalSparseUltraBold.png" reset "~/Documents/8x8-patterns/04-Lines/png/VerticalStripes.png" "~/Documents/8x8-patterns/04-Lines/png/VerticalPinstripe.png" "~/Documents/8x8-patterns/04-Lines/png/VerticalPinstripeMedium.png" "~/Documents/8x8-patterns/04-Lines/png/VerticalDense.png" "~/Documents/8x8-patterns/04-Lines/png/VerticalDenseLineDot.png" "~/Documents/8x8-patterns/04-Lines/png/VerticalDenseLineDash.png" reset "~/Documents/8x8-patterns/04-Lines/png/Dexter.png" "~/Documents/8x8-patterns/04-Lines/png/DexterMedium.png" "~/Documents/8x8-patterns/04-Lines/png/DexterBold.png" "~/Documents/8x8-patterns/04-Lines/png/DexterSparse.png" "~/Documents/8x8-patterns/04-Lines/png/DexterSparseMedium.png" "~/Documents/8x8-patterns/04-Lines/png/DexterSparseBold.png" "~/Documents/8x8-patterns/04-Lines/png/DexterSparseExtraBold.png" "~/Documents/8x8-patterns/04-Lines/png/DexterSparseUltraBold.png" reset "~/Documents/8x8-patterns/04-Lines/png/DexterStripes.png" "~/Documents/8x8-patterns/04-Lines/png/DexterPinstripe.png" "~/Documents/8x8-patterns/04-Lines/png/DexterPinstripeMedium.png" "~/Documents/8x8-patterns/04-Lines/png/DexterSteep.png" "~/Documents/8x8-patterns/04-Lines/png/DexterSteepMedium.png" "~/Documents/8x8-patterns/04-Lines/png/DexterShallow.png" "~/Documents/8x8-patterns/04-Lines/png/DexterShallowMedium.png" reset "~/Documents/8x8-patterns/04-Lines/png/Sinister.png" "~/Documents/8x8-patterns/04-Lines/png/SinisterMedium.png" "~/Documents/8x8-patterns/04-Lines/png/SinisterBold.png" "~/Documents/8x8-patterns/04-Lines/png/SinisterSparse.png" "~/Documents/8x8-patterns/04-Lines/png/SinisterSparseMedium.png" "~/Documents/8x8-patterns/04-Lines/png/SinisterSparseBold.png" "~/Documents/8x8-patterns/04-Lines/png/SinisterSparseExtraBold.png" "~/Documents/8x8-patterns/04-Lines/png/SinisterSparseUltraBold.png" reset "~/Documents/8x8-patterns/04-Lines/png/SinisterStripes.png" "~/Documents/8x8-patterns/04-Lines/png/SinisterPinstripe.png" "~/Documents/8x8-patterns/04-Lines/png/SinisterPinstripeMedium.png" "~/Documents/8x8-patterns/04-Lines/png/SinisterSteep.png" "~/Documents/8x8-patterns/04-Lines/png/SinisterSteepMedium.png" "~/Documents/8x8-patterns/04-Lines/png/SinisterShallow.png" "~/Documents/8x8-patterns/04-Lines/png/SinisterShallowMedium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Horizontal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04-Lines/png/Horizontal.png&quot;" calcext:value-type="string">
            <text:p>"~/Documents/8x8-patterns/04-Lines/png/Horizontal.png"</text:p>
          </table:table-cell>
          <table:table-cell table:style-name="ce39" table:formula="of:==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HorizontalMedium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04-Lines/png/HorizontalMedium.png&quot;" calcext:value-type="string">
            <text:p>"~/Documents/8x8-patterns/04-Lines/png/HorizontalMedium.png"</text:p>
          </table:table-cell>
          <table:table-cell table:style-name="ce32" table:formula="of:==IF(ISTEXT([.A11]);&quot;&lt;sup&gt;&quot;&amp;[.A1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rizontalBold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04-Lines/png/HorizontalBold.png&quot;" calcext:value-type="string">
            <text:p>"~/Documents/8x8-patterns/04-Lines/png/HorizontalBold.png"</text:p>
          </table:table-cell>
          <table:table-cell table:style-name="ce32" table:formula="of:==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rizontalSparse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04-Lines/png/HorizontalSparse.png&quot;" calcext:value-type="string">
            <text:p>"~/Documents/8x8-patterns/04-Lines/png/HorizontalSparse.png"</text:p>
          </table:table-cell>
          <table:table-cell table:style-name="ce32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rizontalSparseMedium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04-Lines/png/HorizontalSparseMedium.png&quot;" calcext:value-type="string">
            <text:p>"~/Documents/8x8-patterns/04-Lines/png/HorizontalSparseMedium.png"</text:p>
          </table:table-cell>
          <table:table-cell table:style-name="ce32" table:formula="of:==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rizontalSparseBold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04-Lines/png/HorizontalSparseBold.png&quot;" calcext:value-type="string">
            <text:p>"~/Documents/8x8-patterns/04-Lines/png/HorizontalSparseBold.png"</text:p>
          </table:table-cell>
          <table:table-cell table:style-name="ce32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rizontalSparseExtraBold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04-Lines/png/HorizontalSparseExtraBold.png&quot;" calcext:value-type="string">
            <text:p>"~/Documents/8x8-patterns/04-Lines/png/HorizontalSparseExtraBold.png"</text:p>
          </table:table-cell>
          <table:table-cell table:style-name="ce32" table:formula="of:==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rizontalSparseUltraBold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04-Lines/png/HorizontalSparseUltraBold.png&quot;" calcext:value-type="string">
            <text:p>"~/Documents/8x8-patterns/04-Lines/png/HorizontalSparseUltraBold.png"</text:p>
          </table:table-cell>
          <table:table-cell table:style-name="ce32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/>
          <table:table-cell table:style-name="ce39" table:formula="of:=IF(ISBLANK([.B18]);&quot;reset&quot;;&quot;&quot;&quot;&quot;&amp;[.$B$3]&amp;[.B18]&amp;&quot;.png&quot;&quot;&quot;)" office:value-type="string" office:string-value="reset" calcext:value-type="string">
            <text:p>reset</text:p>
          </table:table-cell>
          <table:table-cell table:style-name="ce32" table:formula="of:==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rizontalStripes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~/Documents/8x8-patterns/04-Lines/png/HorizontalStripes.png&quot;" calcext:value-type="string">
            <text:p>"~/Documents/8x8-patterns/04-Lines/png/HorizontalStripes.png"</text:p>
          </table:table-cell>
          <table:table-cell table:style-name="ce32" table:formula="of:==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rizontalPinstripe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~/Documents/8x8-patterns/04-Lines/png/HorizontalPinstripe.png&quot;" calcext:value-type="string">
            <text:p>"~/Documents/8x8-patterns/04-Lines/png/HorizontalPinstripe.png"</text:p>
          </table:table-cell>
          <table:table-cell table:style-name="ce32" table:formula="of:==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rizontalPinstripeMedium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~/Documents/8x8-patterns/04-Lines/png/HorizontalPinstripeMedium.png&quot;" calcext:value-type="string">
            <text:p>"~/Documents/8x8-patterns/04-Lines/png/HorizontalPinstripeMedium.png"</text:p>
          </table:table-cell>
          <table:table-cell table:style-name="ce32" table:formula="of:==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,p</text:span></text:p>
          </table:table-cell>
          <table:table-cell table:style-name="ce35" office:value-type="string" calcext:value-type="string">
            <text:p>HorizontalDense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~/Documents/8x8-patterns/04-Lines/png/HorizontalDense.png&quot;" calcext:value-type="string">
            <text:p>"~/Documents/8x8-patterns/04-Lines/png/HorizontalDense.png"</text:p>
          </table:table-cell>
          <table:table-cell table:style-name="ce32" table:formula="of:==IF(ISTEXT([.A22]);&quot;&lt;sup&gt;&quot;&amp;[.A22]&amp;&quot;&lt;/sup&gt;&quot;;&quot;&quot;)" office:value-type="string" office:string-value="&lt;sup&gt;o,p&lt;/sup&gt;" calcext:value-type="string">
            <text:p>&lt;sup&gt;o,p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rizontalDenseLineDot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~/Documents/8x8-patterns/04-Lines/png/HorizontalDenseLineDot.png&quot;" calcext:value-type="string">
            <text:p>"~/Documents/8x8-patterns/04-Lines/png/HorizontalDenseLineDot.png"</text:p>
          </table:table-cell>
          <table:table-cell table:style-name="ce32" table:formula="of:==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rizontalDenseLineDash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~/Documents/8x8-patterns/04-Lines/png/HorizontalDenseLineDash.png&quot;" calcext:value-type="string">
            <text:p>"~/Documents/8x8-patterns/04-Lines/png/HorizontalDenseLineDash.png"</text:p>
          </table:table-cell>
          <table:table-cell table:style-name="ce32" table:formula="of:==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/>
          <table:table-cell table:style-name="ce39" table:formula="of:=IF(ISBLANK([.B25]);&quot;reset&quot;;&quot;&quot;&quot;&quot;&amp;[.$B$3]&amp;[.B25]&amp;&quot;.png&quot;&quot;&quot;)" office:value-type="string" office:string-value="reset" calcext:value-type="string">
            <text:p>reset</text:p>
          </table:table-cell>
          <table:table-cell table:style-name="ce32" table:formula="of:==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Vertical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~/Documents/8x8-patterns/04-Lines/png/Vertical.png&quot;" calcext:value-type="string">
            <text:p>"~/Documents/8x8-patterns/04-Lines/png/Vertical.png"</text:p>
          </table:table-cell>
          <table:table-cell table:style-name="ce32" table:formula="of:==IF(ISTEXT([.A26]);&quot;&lt;sup&gt;&quot;&amp;[.A2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VerticalMedium</text:p>
          </table:table-cell>
          <table:table-cell table:style-name="ce39" table:formula="of:=IF(ISBLANK([.B27]);&quot;reset&quot;;&quot;&quot;&quot;&quot;&amp;[.$B$3]&amp;[.B27]&amp;&quot;.png&quot;&quot;&quot;)" office:value-type="string" office:string-value="&quot;~/Documents/8x8-patterns/04-Lines/png/VerticalMedium.png&quot;" calcext:value-type="string">
            <text:p>"~/Documents/8x8-patterns/04-Lines/png/VerticalMedium.png"</text:p>
          </table:table-cell>
          <table:table-cell table:style-name="ce32" table:formula="of:==IF(ISTEXT([.A27]);&quot;&lt;sup&gt;&quot;&amp;[.A27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VerticalBold</text:p>
          </table:table-cell>
          <table:table-cell table:style-name="ce39" table:formula="of:=IF(ISBLANK([.B28]);&quot;reset&quot;;&quot;&quot;&quot;&quot;&amp;[.$B$3]&amp;[.B28]&amp;&quot;.png&quot;&quot;&quot;)" office:value-type="string" office:string-value="&quot;~/Documents/8x8-patterns/04-Lines/png/VerticalBold.png&quot;" calcext:value-type="string">
            <text:p>"~/Documents/8x8-patterns/04-Lines/png/VerticalBold.png"</text:p>
          </table:table-cell>
          <table:table-cell table:style-name="ce32" table:formula="of:==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VerticalSparse</text:p>
          </table:table-cell>
          <table:table-cell table:style-name="ce39" table:formula="of:=IF(ISBLANK([.B29]);&quot;reset&quot;;&quot;&quot;&quot;&quot;&amp;[.$B$3]&amp;[.B29]&amp;&quot;.png&quot;&quot;&quot;)" office:value-type="string" office:string-value="&quot;~/Documents/8x8-patterns/04-Lines/png/VerticalSparse.png&quot;" calcext:value-type="string">
            <text:p>"~/Documents/8x8-patterns/04-Lines/png/VerticalSparse.png"</text:p>
          </table:table-cell>
          <table:table-cell table:style-name="ce32" table:formula="of:==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VerticalSparseMedium</text:p>
          </table:table-cell>
          <table:table-cell table:style-name="ce39" table:formula="of:=IF(ISBLANK([.B30]);&quot;reset&quot;;&quot;&quot;&quot;&quot;&amp;[.$B$3]&amp;[.B30]&amp;&quot;.png&quot;&quot;&quot;)" office:value-type="string" office:string-value="&quot;~/Documents/8x8-patterns/04-Lines/png/VerticalSparseMedium.png&quot;" calcext:value-type="string">
            <text:p>"~/Documents/8x8-patterns/04-Lines/png/VerticalSparseMedium.png"</text:p>
          </table:table-cell>
          <table:table-cell table:style-name="ce32" table:formula="of:==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VerticalSparseBold</text:p>
          </table:table-cell>
          <table:table-cell table:style-name="ce39" table:formula="of:=IF(ISBLANK([.B31]);&quot;reset&quot;;&quot;&quot;&quot;&quot;&amp;[.$B$3]&amp;[.B31]&amp;&quot;.png&quot;&quot;&quot;)" office:value-type="string" office:string-value="&quot;~/Documents/8x8-patterns/04-Lines/png/VerticalSparseBold.png&quot;" calcext:value-type="string">
            <text:p>"~/Documents/8x8-patterns/04-Lines/png/VerticalSparseBold.png"</text:p>
          </table:table-cell>
          <table:table-cell table:style-name="ce32" table:formula="of:==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VerticalSparseExtraBold</text:p>
          </table:table-cell>
          <table:table-cell table:style-name="ce39" table:formula="of:=IF(ISBLANK([.B32]);&quot;reset&quot;;&quot;&quot;&quot;&quot;&amp;[.$B$3]&amp;[.B32]&amp;&quot;.png&quot;&quot;&quot;)" office:value-type="string" office:string-value="&quot;~/Documents/8x8-patterns/04-Lines/png/VerticalSparseExtraBold.png&quot;" calcext:value-type="string">
            <text:p>"~/Documents/8x8-patterns/04-Lines/png/VerticalSparseExtraBold.png"</text:p>
          </table:table-cell>
          <table:table-cell table:style-name="ce32" table:formula="of:==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VerticalSparseUltraBold</text:p>
          </table:table-cell>
          <table:table-cell table:style-name="ce39" table:formula="of:=IF(ISBLANK([.B33]);&quot;reset&quot;;&quot;&quot;&quot;&quot;&amp;[.$B$3]&amp;[.B33]&amp;&quot;.png&quot;&quot;&quot;)" office:value-type="string" office:string-value="&quot;~/Documents/8x8-patterns/04-Lines/png/VerticalSparseUltraBold.png&quot;" calcext:value-type="string">
            <text:p>"~/Documents/8x8-patterns/04-Lines/png/VerticalSparseUltraBold.png"</text:p>
          </table:table-cell>
          <table:table-cell table:style-name="ce32" table:formula="of:==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/>
          <table:table-cell table:style-name="ce39" table:formula="of:=IF(ISBLANK([.B34]);&quot;reset&quot;;&quot;&quot;&quot;&quot;&amp;[.$B$3]&amp;[.B34]&amp;&quot;.png&quot;&quot;&quot;)" office:value-type="string" office:string-value="reset" calcext:value-type="string">
            <text:p>reset</text:p>
          </table:table-cell>
          <table:table-cell table:style-name="ce32" table:formula="of:==IF(ISTEXT([.A34]);&quot;&lt;sup&gt;&quot;&amp;[.A3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VerticalStripes</text:p>
          </table:table-cell>
          <table:table-cell table:style-name="ce39" table:formula="of:=IF(ISBLANK([.B35]);&quot;reset&quot;;&quot;&quot;&quot;&quot;&amp;[.$B$3]&amp;[.B35]&amp;&quot;.png&quot;&quot;&quot;)" office:value-type="string" office:string-value="&quot;~/Documents/8x8-patterns/04-Lines/png/VerticalStripes.png&quot;" calcext:value-type="string">
            <text:p>"~/Documents/8x8-patterns/04-Lines/png/VerticalStripes.png"</text:p>
          </table:table-cell>
          <table:table-cell table:style-name="ce32" table:formula="of:==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VerticalPinstripe</text:p>
          </table:table-cell>
          <table:table-cell table:style-name="ce39" table:formula="of:=IF(ISBLANK([.B36]);&quot;reset&quot;;&quot;&quot;&quot;&quot;&amp;[.$B$3]&amp;[.B36]&amp;&quot;.png&quot;&quot;&quot;)" office:value-type="string" office:string-value="&quot;~/Documents/8x8-patterns/04-Lines/png/VerticalPinstripe.png&quot;" calcext:value-type="string">
            <text:p>"~/Documents/8x8-patterns/04-Lines/png/VerticalPinstripe.png"</text:p>
          </table:table-cell>
          <table:table-cell table:style-name="ce32" table:formula="of:==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VerticalPinstripeMedium</text:p>
          </table:table-cell>
          <table:table-cell table:style-name="ce39" table:formula="of:=IF(ISBLANK([.B37]);&quot;reset&quot;;&quot;&quot;&quot;&quot;&amp;[.$B$3]&amp;[.B37]&amp;&quot;.png&quot;&quot;&quot;)" office:value-type="string" office:string-value="&quot;~/Documents/8x8-patterns/04-Lines/png/VerticalPinstripeMedium.png&quot;" calcext:value-type="string">
            <text:p>"~/Documents/8x8-patterns/04-Lines/png/VerticalPinstripeMedium.png"</text:p>
          </table:table-cell>
          <table:table-cell table:style-name="ce32" table:formula="of:==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,p</text:span></text:p>
          </table:table-cell>
          <table:table-cell table:style-name="ce35" office:value-type="string" calcext:value-type="string">
            <text:p>VerticalDense</text:p>
          </table:table-cell>
          <table:table-cell table:style-name="ce39" table:formula="of:=IF(ISBLANK([.B38]);&quot;reset&quot;;&quot;&quot;&quot;&quot;&amp;[.$B$3]&amp;[.B38]&amp;&quot;.png&quot;&quot;&quot;)" office:value-type="string" office:string-value="&quot;~/Documents/8x8-patterns/04-Lines/png/VerticalDense.png&quot;" calcext:value-type="string">
            <text:p>"~/Documents/8x8-patterns/04-Lines/png/VerticalDense.png"</text:p>
          </table:table-cell>
          <table:table-cell table:style-name="ce32" table:formula="of:==IF(ISTEXT([.A38]);&quot;&lt;sup&gt;&quot;&amp;[.A38]&amp;&quot;&lt;/sup&gt;&quot;;&quot;&quot;)" office:value-type="string" office:string-value="&lt;sup&gt;o,p&lt;/sup&gt;" calcext:value-type="string">
            <text:p>&lt;sup&gt;o,p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VerticalDenseLineDot</text:p>
          </table:table-cell>
          <table:table-cell table:style-name="ce39" table:formula="of:=IF(ISBLANK([.B39]);&quot;reset&quot;;&quot;&quot;&quot;&quot;&amp;[.$B$3]&amp;[.B39]&amp;&quot;.png&quot;&quot;&quot;)" office:value-type="string" office:string-value="&quot;~/Documents/8x8-patterns/04-Lines/png/VerticalDenseLineDot.png&quot;" calcext:value-type="string">
            <text:p>"~/Documents/8x8-patterns/04-Lines/png/VerticalDenseLineDot.png"</text:p>
          </table:table-cell>
          <table:table-cell table:style-name="ce32" table:formula="of:==IF(ISTEXT([.A39]);&quot;&lt;sup&gt;&quot;&amp;[.A3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VerticalDenseLineDash</text:p>
          </table:table-cell>
          <table:table-cell table:style-name="ce39" table:formula="of:=IF(ISBLANK([.B40]);&quot;reset&quot;;&quot;&quot;&quot;&quot;&amp;[.$B$3]&amp;[.B40]&amp;&quot;.png&quot;&quot;&quot;)" office:value-type="string" office:string-value="&quot;~/Documents/8x8-patterns/04-Lines/png/VerticalDenseLineDash.png&quot;" calcext:value-type="string">
            <text:p>"~/Documents/8x8-patterns/04-Lines/png/VerticalDenseLineDash.png"</text:p>
          </table:table-cell>
          <table:table-cell table:style-name="ce32" table:formula="of:==IF(ISTEXT([.A40]);&quot;&lt;sup&gt;&quot;&amp;[.A4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/>
          <table:table-cell table:style-name="ce39" table:formula="of:=IF(ISBLANK([.B41]);&quot;reset&quot;;&quot;&quot;&quot;&quot;&amp;[.$B$3]&amp;[.B41]&amp;&quot;.png&quot;&quot;&quot;)" office:value-type="string" office:string-value="reset" calcext:value-type="string">
            <text:p>reset</text:p>
          </table:table-cell>
          <table:table-cell table:style-name="ce32" table:formula="of:==IF(ISTEXT([.A41]);&quot;&lt;sup&gt;&quot;&amp;[.A4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xter</text:p>
          </table:table-cell>
          <table:table-cell table:style-name="ce39" table:formula="of:=IF(ISBLANK([.B42]);&quot;reset&quot;;&quot;&quot;&quot;&quot;&amp;[.$B$3]&amp;[.B42]&amp;&quot;.png&quot;&quot;&quot;)" office:value-type="string" office:string-value="&quot;~/Documents/8x8-patterns/04-Lines/png/Dexter.png&quot;" calcext:value-type="string">
            <text:p>"~/Documents/8x8-patterns/04-Lines/png/Dexter.png"</text:p>
          </table:table-cell>
          <table:table-cell table:style-name="ce32" table:formula="of:==IF(ISTEXT([.A42]);&quot;&lt;sup&gt;&quot;&amp;[.A4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DexterMedium</text:p>
          </table:table-cell>
          <table:table-cell table:style-name="ce39" table:formula="of:=IF(ISBLANK([.B43]);&quot;reset&quot;;&quot;&quot;&quot;&quot;&amp;[.$B$3]&amp;[.B43]&amp;&quot;.png&quot;&quot;&quot;)" office:value-type="string" office:string-value="&quot;~/Documents/8x8-patterns/04-Lines/png/DexterMedium.png&quot;" calcext:value-type="string">
            <text:p>"~/Documents/8x8-patterns/04-Lines/png/DexterMedium.png"</text:p>
          </table:table-cell>
          <table:table-cell table:style-name="ce32" table:formula="of:==IF(ISTEXT([.A43]);&quot;&lt;sup&gt;&quot;&amp;[.A43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DexterBold</text:p>
          </table:table-cell>
          <table:table-cell table:style-name="ce39" table:formula="of:=IF(ISBLANK([.B44]);&quot;reset&quot;;&quot;&quot;&quot;&quot;&amp;[.$B$3]&amp;[.B44]&amp;&quot;.png&quot;&quot;&quot;)" office:value-type="string" office:string-value="&quot;~/Documents/8x8-patterns/04-Lines/png/DexterBold.png&quot;" calcext:value-type="string">
            <text:p>"~/Documents/8x8-patterns/04-Lines/png/DexterBold.png"</text:p>
          </table:table-cell>
          <table:table-cell table:style-name="ce32" table:formula="of:==IF(ISTEXT([.A44]);&quot;&lt;sup&gt;&quot;&amp;[.A44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xterSparse</text:p>
          </table:table-cell>
          <table:table-cell table:style-name="ce39" table:formula="of:=IF(ISBLANK([.B45]);&quot;reset&quot;;&quot;&quot;&quot;&quot;&amp;[.$B$3]&amp;[.B45]&amp;&quot;.png&quot;&quot;&quot;)" office:value-type="string" office:string-value="&quot;~/Documents/8x8-patterns/04-Lines/png/DexterSparse.png&quot;" calcext:value-type="string">
            <text:p>"~/Documents/8x8-patterns/04-Lines/png/DexterSparse.png"</text:p>
          </table:table-cell>
          <table:table-cell table:style-name="ce32" table:formula="of:==IF(ISTEXT([.A45]);&quot;&lt;sup&gt;&quot;&amp;[.A4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xterSparseMedium</text:p>
          </table:table-cell>
          <table:table-cell table:style-name="ce39" table:formula="of:=IF(ISBLANK([.B46]);&quot;reset&quot;;&quot;&quot;&quot;&quot;&amp;[.$B$3]&amp;[.B46]&amp;&quot;.png&quot;&quot;&quot;)" office:value-type="string" office:string-value="&quot;~/Documents/8x8-patterns/04-Lines/png/DexterSparseMedium.png&quot;" calcext:value-type="string">
            <text:p>"~/Documents/8x8-patterns/04-Lines/png/DexterSparseMedium.png"</text:p>
          </table:table-cell>
          <table:table-cell table:style-name="ce32" table:formula="of:==IF(ISTEXT([.A46]);&quot;&lt;sup&gt;&quot;&amp;[.A4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xterSparseBold</text:p>
          </table:table-cell>
          <table:table-cell table:style-name="ce39" table:formula="of:=IF(ISBLANK([.B47]);&quot;reset&quot;;&quot;&quot;&quot;&quot;&amp;[.$B$3]&amp;[.B47]&amp;&quot;.png&quot;&quot;&quot;)" office:value-type="string" office:string-value="&quot;~/Documents/8x8-patterns/04-Lines/png/DexterSparseBold.png&quot;" calcext:value-type="string">
            <text:p>"~/Documents/8x8-patterns/04-Lines/png/DexterSparseBold.png"</text:p>
          </table:table-cell>
          <table:table-cell table:style-name="ce32" table:formula="of:==IF(ISTEXT([.A47]);&quot;&lt;sup&gt;&quot;&amp;[.A4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xterSparseExtraBold</text:p>
          </table:table-cell>
          <table:table-cell table:style-name="ce39" table:formula="of:=IF(ISBLANK([.B48]);&quot;reset&quot;;&quot;&quot;&quot;&quot;&amp;[.$B$3]&amp;[.B48]&amp;&quot;.png&quot;&quot;&quot;)" office:value-type="string" office:string-value="&quot;~/Documents/8x8-patterns/04-Lines/png/DexterSparseExtraBold.png&quot;" calcext:value-type="string">
            <text:p>"~/Documents/8x8-patterns/04-Lines/png/DexterSparseExtraBold.png"</text:p>
          </table:table-cell>
          <table:table-cell table:style-name="ce32" table:formula="of:==IF(ISTEXT([.A48]);&quot;&lt;sup&gt;&quot;&amp;[.A4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DexterSparseUltraBold</text:p>
          </table:table-cell>
          <table:table-cell table:style-name="ce39" table:formula="of:=IF(ISBLANK([.B49]);&quot;reset&quot;;&quot;&quot;&quot;&quot;&amp;[.$B$3]&amp;[.B49]&amp;&quot;.png&quot;&quot;&quot;)" office:value-type="string" office:string-value="&quot;~/Documents/8x8-patterns/04-Lines/png/DexterSparseUltraBold.png&quot;" calcext:value-type="string">
            <text:p>"~/Documents/8x8-patterns/04-Lines/png/DexterSparseUltraBold.png"</text:p>
          </table:table-cell>
          <table:table-cell table:style-name="ce32" table:formula="of:==IF(ISTEXT([.A49]);&quot;&lt;sup&gt;&quot;&amp;[.A49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5"/>
          <table:table-cell table:style-name="ce39" table:formula="of:=IF(ISBLANK([.B50]);&quot;reset&quot;;&quot;&quot;&quot;&quot;&amp;[.$B$3]&amp;[.B50]&amp;&quot;.png&quot;&quot;&quot;)" office:value-type="string" office:string-value="reset" calcext:value-type="string">
            <text:p>reset</text:p>
          </table:table-cell>
          <table:table-cell table:style-name="ce32" table:formula="of:==IF(ISTEXT([.A50]);&quot;&lt;sup&gt;&quot;&amp;[.A5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xterStripes</text:p>
          </table:table-cell>
          <table:table-cell table:style-name="ce39" table:formula="of:=IF(ISBLANK([.B51]);&quot;reset&quot;;&quot;&quot;&quot;&quot;&amp;[.$B$3]&amp;[.B51]&amp;&quot;.png&quot;&quot;&quot;)" office:value-type="string" office:string-value="&quot;~/Documents/8x8-patterns/04-Lines/png/DexterStripes.png&quot;" calcext:value-type="string">
            <text:p>"~/Documents/8x8-patterns/04-Lines/png/DexterStripes.png"</text:p>
          </table:table-cell>
          <table:table-cell table:style-name="ce32" table:formula="of:==IF(ISTEXT([.A51]);&quot;&lt;sup&gt;&quot;&amp;[.A5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xterPinstripe</text:p>
          </table:table-cell>
          <table:table-cell table:style-name="ce39" table:formula="of:=IF(ISBLANK([.B52]);&quot;reset&quot;;&quot;&quot;&quot;&quot;&amp;[.$B$3]&amp;[.B52]&amp;&quot;.png&quot;&quot;&quot;)" office:value-type="string" office:string-value="&quot;~/Documents/8x8-patterns/04-Lines/png/DexterPinstripe.png&quot;" calcext:value-type="string">
            <text:p>"~/Documents/8x8-patterns/04-Lines/png/DexterPinstripe.png"</text:p>
          </table:table-cell>
          <table:table-cell table:style-name="ce32" table:formula="of:==IF(ISTEXT([.A52]);&quot;&lt;sup&gt;&quot;&amp;[.A5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xterPinstripeMedium</text:p>
          </table:table-cell>
          <table:table-cell table:style-name="ce39" table:formula="of:=IF(ISBLANK([.B53]);&quot;reset&quot;;&quot;&quot;&quot;&quot;&amp;[.$B$3]&amp;[.B53]&amp;&quot;.png&quot;&quot;&quot;)" office:value-type="string" office:string-value="&quot;~/Documents/8x8-patterns/04-Lines/png/DexterPinstripeMedium.png&quot;" calcext:value-type="string">
            <text:p>"~/Documents/8x8-patterns/04-Lines/png/DexterPinstripeMedium.png"</text:p>
          </table:table-cell>
          <table:table-cell table:style-name="ce32" table:formula="of:==IF(ISTEXT([.A53]);&quot;&lt;sup&gt;&quot;&amp;[.A5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xterSteep</text:p>
          </table:table-cell>
          <table:table-cell table:style-name="ce39" table:formula="of:=IF(ISBLANK([.B54]);&quot;reset&quot;;&quot;&quot;&quot;&quot;&amp;[.$B$3]&amp;[.B54]&amp;&quot;.png&quot;&quot;&quot;)" office:value-type="string" office:string-value="&quot;~/Documents/8x8-patterns/04-Lines/png/DexterSteep.png&quot;" calcext:value-type="string">
            <text:p>"~/Documents/8x8-patterns/04-Lines/png/DexterSteep.png"</text:p>
          </table:table-cell>
          <table:table-cell table:style-name="ce32" table:formula="of:==IF(ISTEXT([.A54]);&quot;&lt;sup&gt;&quot;&amp;[.A5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xterSteepMedium</text:p>
          </table:table-cell>
          <table:table-cell table:style-name="ce39" table:formula="of:=IF(ISBLANK([.B55]);&quot;reset&quot;;&quot;&quot;&quot;&quot;&amp;[.$B$3]&amp;[.B55]&amp;&quot;.png&quot;&quot;&quot;)" office:value-type="string" office:string-value="&quot;~/Documents/8x8-patterns/04-Lines/png/DexterSteepMedium.png&quot;" calcext:value-type="string">
            <text:p>"~/Documents/8x8-patterns/04-Lines/png/DexterSteepMedium.png"</text:p>
          </table:table-cell>
          <table:table-cell table:style-name="ce32" table:formula="of:==IF(ISTEXT([.A55]);&quot;&lt;sup&gt;&quot;&amp;[.A5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xterShallow</text:p>
          </table:table-cell>
          <table:table-cell table:style-name="ce39" table:formula="of:=IF(ISBLANK([.B56]);&quot;reset&quot;;&quot;&quot;&quot;&quot;&amp;[.$B$3]&amp;[.B56]&amp;&quot;.png&quot;&quot;&quot;)" office:value-type="string" office:string-value="&quot;~/Documents/8x8-patterns/04-Lines/png/DexterShallow.png&quot;" calcext:value-type="string">
            <text:p>"~/Documents/8x8-patterns/04-Lines/png/DexterShallow.png"</text:p>
          </table:table-cell>
          <table:table-cell table:style-name="ce32" table:formula="of:==IF(ISTEXT([.A56]);&quot;&lt;sup&gt;&quot;&amp;[.A5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xterShallowMedium</text:p>
          </table:table-cell>
          <table:table-cell table:style-name="ce39" table:formula="of:=IF(ISBLANK([.B57]);&quot;reset&quot;;&quot;&quot;&quot;&quot;&amp;[.$B$3]&amp;[.B57]&amp;&quot;.png&quot;&quot;&quot;)" office:value-type="string" office:string-value="&quot;~/Documents/8x8-patterns/04-Lines/png/DexterShallowMedium.png&quot;" calcext:value-type="string">
            <text:p>"~/Documents/8x8-patterns/04-Lines/png/DexterShallowMedium.png"</text:p>
          </table:table-cell>
          <table:table-cell table:style-name="ce32" table:formula="of:==IF(ISTEXT([.A57]);&quot;&lt;sup&gt;&quot;&amp;[.A5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/>
          <table:table-cell table:style-name="ce39" table:formula="of:=IF(ISBLANK([.B58]);&quot;reset&quot;;&quot;&quot;&quot;&quot;&amp;[.$B$3]&amp;[.B58]&amp;&quot;.png&quot;&quot;&quot;)" office:value-type="string" office:string-value="reset" calcext:value-type="string">
            <text:p>reset</text:p>
          </table:table-cell>
          <table:table-cell table:style-name="ce32" table:formula="of:==IF(ISTEXT([.A58]);&quot;&lt;sup&gt;&quot;&amp;[.A5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</text:p>
          </table:table-cell>
          <table:table-cell table:style-name="ce39" table:formula="of:=IF(ISBLANK([.B59]);&quot;reset&quot;;&quot;&quot;&quot;&quot;&amp;[.$B$3]&amp;[.B59]&amp;&quot;.png&quot;&quot;&quot;)" office:value-type="string" office:string-value="&quot;~/Documents/8x8-patterns/04-Lines/png/Sinister.png&quot;" calcext:value-type="string">
            <text:p>"~/Documents/8x8-patterns/04-Lines/png/Sinister.png"</text:p>
          </table:table-cell>
          <table:table-cell table:style-name="ce32" table:formula="of:==IF(ISTEXT([.A59]);&quot;&lt;sup&gt;&quot;&amp;[.A5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SinisterMedium</text:p>
          </table:table-cell>
          <table:table-cell table:style-name="ce39" table:formula="of:=IF(ISBLANK([.B60]);&quot;reset&quot;;&quot;&quot;&quot;&quot;&amp;[.$B$3]&amp;[.B60]&amp;&quot;.png&quot;&quot;&quot;)" office:value-type="string" office:string-value="&quot;~/Documents/8x8-patterns/04-Lines/png/SinisterMedium.png&quot;" calcext:value-type="string">
            <text:p>"~/Documents/8x8-patterns/04-Lines/png/SinisterMedium.png"</text:p>
          </table:table-cell>
          <table:table-cell table:style-name="ce32" table:formula="of:==IF(ISTEXT([.A60]);&quot;&lt;sup&gt;&quot;&amp;[.A6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SinisterBold</text:p>
          </table:table-cell>
          <table:table-cell table:style-name="ce39" table:formula="of:=IF(ISBLANK([.B61]);&quot;reset&quot;;&quot;&quot;&quot;&quot;&amp;[.$B$3]&amp;[.B61]&amp;&quot;.png&quot;&quot;&quot;)" office:value-type="string" office:string-value="&quot;~/Documents/8x8-patterns/04-Lines/png/SinisterBold.png&quot;" calcext:value-type="string">
            <text:p>"~/Documents/8x8-patterns/04-Lines/png/SinisterBold.png"</text:p>
          </table:table-cell>
          <table:table-cell table:style-name="ce32" table:formula="of:==IF(ISTEXT([.A61]);&quot;&lt;sup&gt;&quot;&amp;[.A6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Sparse</text:p>
          </table:table-cell>
          <table:table-cell table:style-name="ce39" table:formula="of:=IF(ISBLANK([.B62]);&quot;reset&quot;;&quot;&quot;&quot;&quot;&amp;[.$B$3]&amp;[.B62]&amp;&quot;.png&quot;&quot;&quot;)" office:value-type="string" office:string-value="&quot;~/Documents/8x8-patterns/04-Lines/png/SinisterSparse.png&quot;" calcext:value-type="string">
            <text:p>"~/Documents/8x8-patterns/04-Lines/png/SinisterSparse.png"</text:p>
          </table:table-cell>
          <table:table-cell table:style-name="ce32" table:formula="of:==IF(ISTEXT([.A62]);&quot;&lt;sup&gt;&quot;&amp;[.A6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SparseMedium</text:p>
          </table:table-cell>
          <table:table-cell table:style-name="ce39" table:formula="of:=IF(ISBLANK([.B63]);&quot;reset&quot;;&quot;&quot;&quot;&quot;&amp;[.$B$3]&amp;[.B63]&amp;&quot;.png&quot;&quot;&quot;)" office:value-type="string" office:string-value="&quot;~/Documents/8x8-patterns/04-Lines/png/SinisterSparseMedium.png&quot;" calcext:value-type="string">
            <text:p>"~/Documents/8x8-patterns/04-Lines/png/SinisterSparseMedium.png"</text:p>
          </table:table-cell>
          <table:table-cell table:style-name="ce32" table:formula="of:==IF(ISTEXT([.A63]);&quot;&lt;sup&gt;&quot;&amp;[.A6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SparseBold</text:p>
          </table:table-cell>
          <table:table-cell table:style-name="ce39" table:formula="of:=IF(ISBLANK([.B64]);&quot;reset&quot;;&quot;&quot;&quot;&quot;&amp;[.$B$3]&amp;[.B64]&amp;&quot;.png&quot;&quot;&quot;)" office:value-type="string" office:string-value="&quot;~/Documents/8x8-patterns/04-Lines/png/SinisterSparseBold.png&quot;" calcext:value-type="string">
            <text:p>"~/Documents/8x8-patterns/04-Lines/png/SinisterSparseBold.png"</text:p>
          </table:table-cell>
          <table:table-cell table:style-name="ce32" table:formula="of:==IF(ISTEXT([.A64]);&quot;&lt;sup&gt;&quot;&amp;[.A6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SparseExtraBold</text:p>
          </table:table-cell>
          <table:table-cell table:style-name="ce39" table:formula="of:=IF(ISBLANK([.B65]);&quot;reset&quot;;&quot;&quot;&quot;&quot;&amp;[.$B$3]&amp;[.B65]&amp;&quot;.png&quot;&quot;&quot;)" office:value-type="string" office:string-value="&quot;~/Documents/8x8-patterns/04-Lines/png/SinisterSparseExtraBold.png&quot;" calcext:value-type="string">
            <text:p>"~/Documents/8x8-patterns/04-Lines/png/SinisterSparseExtraBold.png"</text:p>
          </table:table-cell>
          <table:table-cell table:style-name="ce32" table:formula="of:==IF(ISTEXT([.A65]);&quot;&lt;sup&gt;&quot;&amp;[.A6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SinisterSparseUltraBold</text:p>
          </table:table-cell>
          <table:table-cell table:style-name="ce39" table:formula="of:=IF(ISBLANK([.B66]);&quot;reset&quot;;&quot;&quot;&quot;&quot;&amp;[.$B$3]&amp;[.B66]&amp;&quot;.png&quot;&quot;&quot;)" office:value-type="string" office:string-value="&quot;~/Documents/8x8-patterns/04-Lines/png/SinisterSparseUltraBold.png&quot;" calcext:value-type="string">
            <text:p>"~/Documents/8x8-patterns/04-Lines/png/SinisterSparseUltraBold.png"</text:p>
          </table:table-cell>
          <table:table-cell table:style-name="ce32" table:formula="of:==IF(ISTEXT([.A66]);&quot;&lt;sup&gt;&quot;&amp;[.A66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5"/>
          <table:table-cell table:style-name="ce39" table:formula="of:=IF(ISBLANK([.B67]);&quot;reset&quot;;&quot;&quot;&quot;&quot;&amp;[.$B$3]&amp;[.B67]&amp;&quot;.png&quot;&quot;&quot;)" office:value-type="string" office:string-value="reset" calcext:value-type="string">
            <text:p>reset</text:p>
          </table:table-cell>
          <table:table-cell table:style-name="ce32" table:formula="of:==IF(ISTEXT([.A67]);&quot;&lt;sup&gt;&quot;&amp;[.A6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Stripes</text:p>
          </table:table-cell>
          <table:table-cell table:style-name="ce39" table:formula="of:=IF(ISBLANK([.B68]);&quot;reset&quot;;&quot;&quot;&quot;&quot;&amp;[.$B$3]&amp;[.B68]&amp;&quot;.png&quot;&quot;&quot;)" office:value-type="string" office:string-value="&quot;~/Documents/8x8-patterns/04-Lines/png/SinisterStripes.png&quot;" calcext:value-type="string">
            <text:p>"~/Documents/8x8-patterns/04-Lines/png/SinisterStripes.png"</text:p>
          </table:table-cell>
          <table:table-cell table:style-name="ce32" table:formula="of:==IF(ISTEXT([.A68]);&quot;&lt;sup&gt;&quot;&amp;[.A6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Pinstripe</text:p>
          </table:table-cell>
          <table:table-cell table:style-name="ce39" table:formula="of:=IF(ISBLANK([.B69]);&quot;reset&quot;;&quot;&quot;&quot;&quot;&amp;[.$B$3]&amp;[.B69]&amp;&quot;.png&quot;&quot;&quot;)" office:value-type="string" office:string-value="&quot;~/Documents/8x8-patterns/04-Lines/png/SinisterPinstripe.png&quot;" calcext:value-type="string">
            <text:p>"~/Documents/8x8-patterns/04-Lines/png/SinisterPinstripe.png"</text:p>
          </table:table-cell>
          <table:table-cell table:style-name="ce32" table:formula="of:==IF(ISTEXT([.A69]);&quot;&lt;sup&gt;&quot;&amp;[.A6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PinstripeMedium</text:p>
          </table:table-cell>
          <table:table-cell table:style-name="ce39" table:formula="of:=IF(ISBLANK([.B70]);&quot;reset&quot;;&quot;&quot;&quot;&quot;&amp;[.$B$3]&amp;[.B70]&amp;&quot;.png&quot;&quot;&quot;)" office:value-type="string" office:string-value="&quot;~/Documents/8x8-patterns/04-Lines/png/SinisterPinstripeMedium.png&quot;" calcext:value-type="string">
            <text:p>"~/Documents/8x8-patterns/04-Lines/png/SinisterPinstripeMedium.png"</text:p>
          </table:table-cell>
          <table:table-cell table:style-name="ce32" table:formula="of:==IF(ISTEXT([.A70]);&quot;&lt;sup&gt;&quot;&amp;[.A7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Steep</text:p>
          </table:table-cell>
          <table:table-cell table:style-name="ce39" table:formula="of:=IF(ISBLANK([.B71]);&quot;reset&quot;;&quot;&quot;&quot;&quot;&amp;[.$B$3]&amp;[.B71]&amp;&quot;.png&quot;&quot;&quot;)" office:value-type="string" office:string-value="&quot;~/Documents/8x8-patterns/04-Lines/png/SinisterSteep.png&quot;" calcext:value-type="string">
            <text:p>"~/Documents/8x8-patterns/04-Lines/png/SinisterSteep.png"</text:p>
          </table:table-cell>
          <table:table-cell table:style-name="ce32" table:formula="of:==IF(ISTEXT([.A71]);&quot;&lt;sup&gt;&quot;&amp;[.A7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SteepMedium</text:p>
          </table:table-cell>
          <table:table-cell table:style-name="ce39" table:formula="of:=IF(ISBLANK([.B72]);&quot;reset&quot;;&quot;&quot;&quot;&quot;&amp;[.$B$3]&amp;[.B72]&amp;&quot;.png&quot;&quot;&quot;)" office:value-type="string" office:string-value="&quot;~/Documents/8x8-patterns/04-Lines/png/SinisterSteepMedium.png&quot;" calcext:value-type="string">
            <text:p>"~/Documents/8x8-patterns/04-Lines/png/SinisterSteepMedium.png"</text:p>
          </table:table-cell>
          <table:table-cell table:style-name="ce32" table:formula="of:==IF(ISTEXT([.A72]);&quot;&lt;sup&gt;&quot;&amp;[.A7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Shallow</text:p>
          </table:table-cell>
          <table:table-cell table:style-name="ce39" table:formula="of:=IF(ISBLANK([.B73]);&quot;reset&quot;;&quot;&quot;&quot;&quot;&amp;[.$B$3]&amp;[.B73]&amp;&quot;.png&quot;&quot;&quot;)" office:value-type="string" office:string-value="&quot;~/Documents/8x8-patterns/04-Lines/png/SinisterShallow.png&quot;" calcext:value-type="string">
            <text:p>"~/Documents/8x8-patterns/04-Lines/png/SinisterShallow.png"</text:p>
          </table:table-cell>
          <table:table-cell table:style-name="ce32" table:formula="of:==IF(ISTEXT([.A73]);&quot;&lt;sup&gt;&quot;&amp;[.A7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inisterShallowMedium</text:p>
          </table:table-cell>
          <table:table-cell table:style-name="ce39" table:formula="of:=IF(ISBLANK([.B74]);&quot;reset&quot;;&quot;&quot;&quot;&quot;&amp;[.$B$3]&amp;[.B74]&amp;&quot;.png&quot;&quot;&quot;)" office:value-type="string" office:string-value="&quot;~/Documents/8x8-patterns/04-Lines/png/SinisterShallowMedium.png&quot;" calcext:value-type="string">
            <text:p>"~/Documents/8x8-patterns/04-Lines/png/SinisterShallowMedium.png"</text:p>
          </table:table-cell>
          <table:table-cell table:style-name="ce32" table:formula="of:==IF(ISTEXT([.A74]);&quot;&lt;sup&gt;&quot;&amp;[.A74]&amp;&quot;&lt;/sup&gt;&quot;;&quot;&quot;)">
            <text:p/>
          </table:table-cell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 Waves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05-Waves/png/&quot;" office:value-type="string" office:string-value="~/Documents/8x8-patterns/05-Waves/png/" calcext:value-type="string" table:number-columns-spanned="4" table:number-rows-spanned="1">
            <text:p>~/Documents/8x8-patterns/05-Wave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46])" office:value-type="string" office:string-value="&quot;~/Documents/8x8-patterns/utils/createimages.sh&quot; &quot;~/Documents/8x8-patterns/05-Waves/png/RippleLight.png&quot; &quot;~/Documents/8x8-patterns/05-Waves/png/Ripple.png&quot; &quot;~/Documents/8x8-patterns/05-Waves/png/Wave.png&quot; &quot;~/Documents/8x8-patterns/05-Waves/png/TidalLight.png&quot; &quot;~/Documents/8x8-patterns/05-Waves/png/TidalSemiLight.png&quot; &quot;~/Documents/8x8-patterns/05-Waves/png/Tidal.png&quot; &quot;~/Documents/8x8-patterns/05-Waves/png/TidalMedium.png&quot; &quot;~/Documents/8x8-patterns/05-Waves/png/TidalDuo.png&quot; &quot;~/Documents/8x8-patterns/05-Waves/png/TidalMediumTidal.png&quot; &quot;~/Documents/8x8-patterns/05-Waves/png/TidalMediumDuo.png&quot; &quot;~/Documents/8x8-patterns/05-Waves/png/OceanicLight.png&quot; &quot;~/Documents/8x8-patterns/05-Waves/png/Oceanic.png&quot; reset &quot;~/Documents/8x8-patterns/05-Waves/png/ZigzagMini.png&quot; &quot;~/Documents/8x8-patterns/05-Waves/png/ZigzagMiniMedium.png&quot; &quot;~/Documents/8x8-patterns/05-Waves/png/Zigzag.png&quot; &quot;~/Documents/8x8-patterns/05-Waves/png/ZigzagMedium.png&quot; &quot;~/Documents/8x8-patterns/05-Waves/png/ZigzagBold.png&quot; &quot;~/Documents/8x8-patterns/05-Waves/png/ZigzagBoldShaded.png&quot; &quot;~/Documents/8x8-patterns/05-Waves/png/ZigzagExtraBold.png&quot; &quot;~/Documents/8x8-patterns/05-Waves/png/ZigzagPinstripe.png&quot; &quot;~/Documents/8x8-patterns/05-Waves/png/ZigzagSteep.png&quot; reset &quot;~/Documents/8x8-patterns/05-Waves/png/Dentilly.png&quot; &quot;~/Documents/8x8-patterns/05-Waves/png/DentillyMini.png&quot; &quot;~/Documents/8x8-patterns/05-Waves/png/Urdy.png&quot; &quot;~/Documents/8x8-patterns/05-Waves/png/UrdyMini.png&quot; &quot;~/Documents/8x8-patterns/05-Waves/png/EmbattledGrady.png&quot; &quot;~/Documents/8x8-patterns/05-Waves/png/Embattled.png&quot; &quot;~/Documents/8x8-patterns/05-Waves/png/EmbattledMini.png&quot; &quot;~/Documents/8x8-patterns/05-Waves/png/Potenty.png&quot; &quot;~/Documents/8x8-patterns/05-Waves/png/PotentyMini.png&quot; reset &quot;~/Documents/8x8-patterns/05-Waves/png/Serpentine.png&quot; &quot;~/Documents/8x8-patterns/05-Waves/png/Rising.png&quot; &quot;~/Documents/8x8-patterns/05-Waves/png/RiseAndFall.png&quot; &quot;~/Documents/8x8-patterns/05-Waves/png/DoubleHelix.png&quot;" calcext:value-type="string" table:number-columns-spanned="4" table:number-rows-spanned="1">
            <text:p>"~/Documents/8x8-patterns/utils/createimages.sh" "~/Documents/8x8-patterns/05-Waves/png/RippleLight.png" "~/Documents/8x8-patterns/05-Waves/png/Ripple.png" "~/Documents/8x8-patterns/05-Waves/png/Wave.png" "~/Documents/8x8-patterns/05-Waves/png/TidalLight.png" "~/Documents/8x8-patterns/05-Waves/png/TidalSemiLight.png" "~/Documents/8x8-patterns/05-Waves/png/Tidal.png" "~/Documents/8x8-patterns/05-Waves/png/TidalMedium.png" "~/Documents/8x8-patterns/05-Waves/png/TidalDuo.png" "~/Documents/8x8-patterns/05-Waves/png/TidalMediumTidal.png" "~/Documents/8x8-patterns/05-Waves/png/TidalMediumDuo.png" "~/Documents/8x8-patterns/05-Waves/png/OceanicLight.png" "~/Documents/8x8-patterns/05-Waves/png/Oceanic.png" reset "~/Documents/8x8-patterns/05-Waves/png/ZigzagMini.png" "~/Documents/8x8-patterns/05-Waves/png/ZigzagMiniMedium.png" "~/Documents/8x8-patterns/05-Waves/png/Zigzag.png" "~/Documents/8x8-patterns/05-Waves/png/ZigzagMedium.png" "~/Documents/8x8-patterns/05-Waves/png/ZigzagBold.png" "~/Documents/8x8-patterns/05-Waves/png/ZigzagBoldShaded.png" "~/Documents/8x8-patterns/05-Waves/png/ZigzagExtraBold.png" "~/Documents/8x8-patterns/05-Waves/png/ZigzagPinstripe.png" "~/Documents/8x8-patterns/05-Waves/png/ZigzagSteep.png" reset "~/Documents/8x8-patterns/05-Waves/png/Dentilly.png" "~/Documents/8x8-patterns/05-Waves/png/DentillyMini.png" "~/Documents/8x8-patterns/05-Waves/png/Urdy.png" "~/Documents/8x8-patterns/05-Waves/png/UrdyMini.png" "~/Documents/8x8-patterns/05-Waves/png/EmbattledGrady.png" "~/Documents/8x8-patterns/05-Waves/png/Embattled.png" "~/Documents/8x8-patterns/05-Waves/png/EmbattledMini.png" "~/Documents/8x8-patterns/05-Waves/png/Potenty.png" "~/Documents/8x8-patterns/05-Waves/png/PotentyMini.png" reset "~/Documents/8x8-patterns/05-Waves/png/Serpentine.png" "~/Documents/8x8-patterns/05-Waves/png/Rising.png" "~/Documents/8x8-patterns/05-Waves/png/RiseAndFall.png" "~/Documents/8x8-patterns/05-Waves/png/DoubleHelix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35" office:value-type="string" calcext:value-type="string">
            <text:p>RippleLight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05-Waves/png/RippleLight.png&quot;" calcext:value-type="string">
            <text:p>"~/Documents/8x8-patterns/05-Waves/png/RippleLight.png"</text:p>
          </table:table-cell>
          <table:table-cell table:style-name="ce39" table:formula="of:==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Ripple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05-Waves/png/Ripple.png&quot;" calcext:value-type="string">
            <text:p>"~/Documents/8x8-patterns/05-Waves/png/Ripple.png"</text:p>
          </table:table-cell>
          <table:table-cell table:style-name="ce39" table:formula="of:==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Wave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05-Waves/png/Wave.png&quot;" calcext:value-type="string">
            <text:p>"~/Documents/8x8-patterns/05-Waves/png/Wave.png"</text:p>
          </table:table-cell>
          <table:table-cell table:style-name="ce39" table:formula="of:==IF(ISTEXT([.A12]);&quot;&lt;sup&gt;&quot;&amp;[.A12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TidalLight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05-Waves/png/TidalLight.png&quot;" calcext:value-type="string">
            <text:p>"~/Documents/8x8-patterns/05-Waves/png/TidalLight.png"</text:p>
          </table:table-cell>
          <table:table-cell table:style-name="ce39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TidalSemiLight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05-Waves/png/TidalSemiLight.png&quot;" calcext:value-type="string">
            <text:p>"~/Documents/8x8-patterns/05-Waves/png/TidalSemiLight.png"</text:p>
          </table:table-cell>
          <table:table-cell table:style-name="ce39" table:formula="of:==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Tidal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05-Waves/png/Tidal.png&quot;" calcext:value-type="string">
            <text:p>"~/Documents/8x8-patterns/05-Waves/png/Tidal.png"</text:p>
          </table:table-cell>
          <table:table-cell table:style-name="ce39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TidalMedium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05-Waves/png/TidalMedium.png&quot;" calcext:value-type="string">
            <text:p>"~/Documents/8x8-patterns/05-Waves/png/TidalMedium.png"</text:p>
          </table:table-cell>
          <table:table-cell table:style-name="ce39" table:formula="of:==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TidalDuo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05-Waves/png/TidalDuo.png&quot;" calcext:value-type="string">
            <text:p>"~/Documents/8x8-patterns/05-Waves/png/TidalDuo.png"</text:p>
          </table:table-cell>
          <table:table-cell table:style-name="ce39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TidalMediumTidal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05-Waves/png/TidalMediumTidal.png&quot;" calcext:value-type="string">
            <text:p>"~/Documents/8x8-patterns/05-Waves/png/TidalMediumTidal.png"</text:p>
          </table:table-cell>
          <table:table-cell table:style-name="ce39" table:formula="of:==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TidalMediumDuo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~/Documents/8x8-patterns/05-Waves/png/TidalMediumDuo.png&quot;" calcext:value-type="string">
            <text:p>"~/Documents/8x8-patterns/05-Waves/png/TidalMediumDuo.png"</text:p>
          </table:table-cell>
          <table:table-cell table:style-name="ce39" table:formula="of:==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OceanicLight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~/Documents/8x8-patterns/05-Waves/png/OceanicLight.png&quot;" calcext:value-type="string">
            <text:p>"~/Documents/8x8-patterns/05-Waves/png/OceanicLight.png"</text:p>
          </table:table-cell>
          <table:table-cell table:style-name="ce39" table:formula="of:==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Oceanic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~/Documents/8x8-patterns/05-Waves/png/Oceanic.png&quot;" calcext:value-type="string">
            <text:p>"~/Documents/8x8-patterns/05-Waves/png/Oceanic.png"</text:p>
          </table:table-cell>
          <table:table-cell table:style-name="ce39" table:formula="of:==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/>
          <table:table-cell table:style-name="ce39" table:formula="of:=IF(ISBLANK([.B22]);&quot;reset&quot;;&quot;&quot;&quot;&quot;&amp;[.$B$3]&amp;[.B22]&amp;&quot;.png&quot;&quot;&quot;)" office:value-type="string" office:string-value="reset" calcext:value-type="string">
            <text:p>reset</text:p>
          </table:table-cell>
          <table:table-cell table:style-name="ce39" table:formula="of:==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ZigzagMini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~/Documents/8x8-patterns/05-Waves/png/ZigzagMini.png&quot;" calcext:value-type="string">
            <text:p>"~/Documents/8x8-patterns/05-Waves/png/ZigzagMini.png"</text:p>
          </table:table-cell>
          <table:table-cell table:style-name="ce39" table:formula="of:==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ZigzagMiniMedium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~/Documents/8x8-patterns/05-Waves/png/ZigzagMiniMedium.png&quot;" calcext:value-type="string">
            <text:p>"~/Documents/8x8-patterns/05-Waves/png/ZigzagMiniMedium.png"</text:p>
          </table:table-cell>
          <table:table-cell table:style-name="ce39" table:formula="of:==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Zigzag</text:p>
          </table:table-cell>
          <table:table-cell table:style-name="ce39" table:formula="of:=IF(ISBLANK([.B25]);&quot;reset&quot;;&quot;&quot;&quot;&quot;&amp;[.$B$3]&amp;[.B25]&amp;&quot;.png&quot;&quot;&quot;)" office:value-type="string" office:string-value="&quot;~/Documents/8x8-patterns/05-Waves/png/Zigzag.png&quot;" calcext:value-type="string">
            <text:p>"~/Documents/8x8-patterns/05-Waves/png/Zigzag.png"</text:p>
          </table:table-cell>
          <table:table-cell table:style-name="ce39" table:formula="of:==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ZigzagMedium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~/Documents/8x8-patterns/05-Waves/png/ZigzagMedium.png&quot;" calcext:value-type="string">
            <text:p>"~/Documents/8x8-patterns/05-Waves/png/ZigzagMedium.png"</text:p>
          </table:table-cell>
          <table:table-cell table:style-name="ce39" table:formula="of:==IF(ISTEXT([.A26]);&quot;&lt;sup&gt;&quot;&amp;[.A2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ZigzagBold</text:p>
          </table:table-cell>
          <table:table-cell table:style-name="ce39" table:formula="of:=IF(ISBLANK([.B27]);&quot;reset&quot;;&quot;&quot;&quot;&quot;&amp;[.$B$3]&amp;[.B27]&amp;&quot;.png&quot;&quot;&quot;)" office:value-type="string" office:string-value="&quot;~/Documents/8x8-patterns/05-Waves/png/ZigzagBold.png&quot;" calcext:value-type="string">
            <text:p>"~/Documents/8x8-patterns/05-Waves/png/ZigzagBold.png"</text:p>
          </table:table-cell>
          <table:table-cell table:style-name="ce39" table:formula="of:==IF(ISTEXT([.A27]);&quot;&lt;sup&gt;&quot;&amp;[.A2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ZigzagBoldShaded</text:p>
          </table:table-cell>
          <table:table-cell table:style-name="ce39" table:formula="of:=IF(ISBLANK([.B28]);&quot;reset&quot;;&quot;&quot;&quot;&quot;&amp;[.$B$3]&amp;[.B28]&amp;&quot;.png&quot;&quot;&quot;)" office:value-type="string" office:string-value="&quot;~/Documents/8x8-patterns/05-Waves/png/ZigzagBoldShaded.png&quot;" calcext:value-type="string">
            <text:p>"~/Documents/8x8-patterns/05-Waves/png/ZigzagBoldShaded.png"</text:p>
          </table:table-cell>
          <table:table-cell table:style-name="ce39" table:formula="of:==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ZigzagExtraBold</text:p>
          </table:table-cell>
          <table:table-cell table:style-name="ce39" table:formula="of:=IF(ISBLANK([.B29]);&quot;reset&quot;;&quot;&quot;&quot;&quot;&amp;[.$B$3]&amp;[.B29]&amp;&quot;.png&quot;&quot;&quot;)" office:value-type="string" office:string-value="&quot;~/Documents/8x8-patterns/05-Waves/png/ZigzagExtraBold.png&quot;" calcext:value-type="string">
            <text:p>"~/Documents/8x8-patterns/05-Waves/png/ZigzagExtraBold.png"</text:p>
          </table:table-cell>
          <table:table-cell table:style-name="ce39" table:formula="of:==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ZigzagPinstripe</text:p>
          </table:table-cell>
          <table:table-cell table:style-name="ce39" table:formula="of:=IF(ISBLANK([.B30]);&quot;reset&quot;;&quot;&quot;&quot;&quot;&amp;[.$B$3]&amp;[.B30]&amp;&quot;.png&quot;&quot;&quot;)" office:value-type="string" office:string-value="&quot;~/Documents/8x8-patterns/05-Waves/png/ZigzagPinstripe.png&quot;" calcext:value-type="string">
            <text:p>"~/Documents/8x8-patterns/05-Waves/png/ZigzagPinstripe.png"</text:p>
          </table:table-cell>
          <table:table-cell table:style-name="ce39" table:formula="of:==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ZigzagSteep</text:p>
          </table:table-cell>
          <table:table-cell table:style-name="ce39" table:formula="of:=IF(ISBLANK([.B31]);&quot;reset&quot;;&quot;&quot;&quot;&quot;&amp;[.$B$3]&amp;[.B31]&amp;&quot;.png&quot;&quot;&quot;)" office:value-type="string" office:string-value="&quot;~/Documents/8x8-patterns/05-Waves/png/ZigzagSteep.png&quot;" calcext:value-type="string">
            <text:p>"~/Documents/8x8-patterns/05-Waves/png/ZigzagSteep.png"</text:p>
          </table:table-cell>
          <table:table-cell table:style-name="ce39" table:formula="of:==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/>
          <table:table-cell table:style-name="ce39" table:formula="of:=IF(ISBLANK([.B32]);&quot;reset&quot;;&quot;&quot;&quot;&quot;&amp;[.$B$3]&amp;[.B32]&amp;&quot;.png&quot;&quot;&quot;)" office:value-type="string" office:string-value="reset" calcext:value-type="string">
            <text:p>reset</text:p>
          </table:table-cell>
          <table:table-cell table:style-name="ce39" table:formula="of:==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ntilly</text:p>
          </table:table-cell>
          <table:table-cell table:style-name="ce39" table:formula="of:=IF(ISBLANK([.B33]);&quot;reset&quot;;&quot;&quot;&quot;&quot;&amp;[.$B$3]&amp;[.B33]&amp;&quot;.png&quot;&quot;&quot;)" office:value-type="string" office:string-value="&quot;~/Documents/8x8-patterns/05-Waves/png/Dentilly.png&quot;" calcext:value-type="string">
            <text:p>"~/Documents/8x8-patterns/05-Waves/png/Dentilly.png"</text:p>
          </table:table-cell>
          <table:table-cell table:style-name="ce39" table:formula="of:==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entillyMini</text:p>
          </table:table-cell>
          <table:table-cell table:style-name="ce39" table:formula="of:=IF(ISBLANK([.B34]);&quot;reset&quot;;&quot;&quot;&quot;&quot;&amp;[.$B$3]&amp;[.B34]&amp;&quot;.png&quot;&quot;&quot;)" office:value-type="string" office:string-value="&quot;~/Documents/8x8-patterns/05-Waves/png/DentillyMini.png&quot;" calcext:value-type="string">
            <text:p>"~/Documents/8x8-patterns/05-Waves/png/DentillyMini.png"</text:p>
          </table:table-cell>
          <table:table-cell table:style-name="ce39" table:formula="of:==IF(ISTEXT([.A34]);&quot;&lt;sup&gt;&quot;&amp;[.A3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Urdy</text:p>
          </table:table-cell>
          <table:table-cell table:style-name="ce39" table:formula="of:=IF(ISBLANK([.B35]);&quot;reset&quot;;&quot;&quot;&quot;&quot;&amp;[.$B$3]&amp;[.B35]&amp;&quot;.png&quot;&quot;&quot;)" office:value-type="string" office:string-value="&quot;~/Documents/8x8-patterns/05-Waves/png/Urdy.png&quot;" calcext:value-type="string">
            <text:p>"~/Documents/8x8-patterns/05-Waves/png/Urdy.png"</text:p>
          </table:table-cell>
          <table:table-cell table:style-name="ce39" table:formula="of:==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UrdyMini</text:p>
          </table:table-cell>
          <table:table-cell table:style-name="ce39" table:formula="of:=IF(ISBLANK([.B36]);&quot;reset&quot;;&quot;&quot;&quot;&quot;&amp;[.$B$3]&amp;[.B36]&amp;&quot;.png&quot;&quot;&quot;)" office:value-type="string" office:string-value="&quot;~/Documents/8x8-patterns/05-Waves/png/UrdyMini.png&quot;" calcext:value-type="string">
            <text:p>"~/Documents/8x8-patterns/05-Waves/png/UrdyMini.png"</text:p>
          </table:table-cell>
          <table:table-cell table:style-name="ce39" table:formula="of:==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EmbattledGrady</text:p>
          </table:table-cell>
          <table:table-cell table:style-name="ce39" table:formula="of:=IF(ISBLANK([.B37]);&quot;reset&quot;;&quot;&quot;&quot;&quot;&amp;[.$B$3]&amp;[.B37]&amp;&quot;.png&quot;&quot;&quot;)" office:value-type="string" office:string-value="&quot;~/Documents/8x8-patterns/05-Waves/png/EmbattledGrady.png&quot;" calcext:value-type="string">
            <text:p>"~/Documents/8x8-patterns/05-Waves/png/EmbattledGrady.png"</text:p>
          </table:table-cell>
          <table:table-cell table:style-name="ce39" table:formula="of:==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Embattled</text:p>
          </table:table-cell>
          <table:table-cell table:style-name="ce39" table:formula="of:=IF(ISBLANK([.B38]);&quot;reset&quot;;&quot;&quot;&quot;&quot;&amp;[.$B$3]&amp;[.B38]&amp;&quot;.png&quot;&quot;&quot;)" office:value-type="string" office:string-value="&quot;~/Documents/8x8-patterns/05-Waves/png/Embattled.png&quot;" calcext:value-type="string">
            <text:p>"~/Documents/8x8-patterns/05-Waves/png/Embattled.png"</text:p>
          </table:table-cell>
          <table:table-cell table:style-name="ce39" table:formula="of:==IF(ISTEXT([.A38]);&quot;&lt;sup&gt;&quot;&amp;[.A3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EmbattledMini</text:p>
          </table:table-cell>
          <table:table-cell table:style-name="ce39" table:formula="of:=IF(ISBLANK([.B39]);&quot;reset&quot;;&quot;&quot;&quot;&quot;&amp;[.$B$3]&amp;[.B39]&amp;&quot;.png&quot;&quot;&quot;)" office:value-type="string" office:string-value="&quot;~/Documents/8x8-patterns/05-Waves/png/EmbattledMini.png&quot;" calcext:value-type="string">
            <text:p>"~/Documents/8x8-patterns/05-Waves/png/EmbattledMini.png"</text:p>
          </table:table-cell>
          <table:table-cell table:style-name="ce39" table:formula="of:==IF(ISTEXT([.A39]);&quot;&lt;sup&gt;&quot;&amp;[.A3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Potenty</text:p>
          </table:table-cell>
          <table:table-cell table:style-name="ce39" table:formula="of:=IF(ISBLANK([.B40]);&quot;reset&quot;;&quot;&quot;&quot;&quot;&amp;[.$B$3]&amp;[.B40]&amp;&quot;.png&quot;&quot;&quot;)" office:value-type="string" office:string-value="&quot;~/Documents/8x8-patterns/05-Waves/png/Potenty.png&quot;" calcext:value-type="string">
            <text:p>"~/Documents/8x8-patterns/05-Waves/png/Potenty.png"</text:p>
          </table:table-cell>
          <table:table-cell table:style-name="ce39" table:formula="of:==IF(ISTEXT([.A40]);&quot;&lt;sup&gt;&quot;&amp;[.A4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PotentyMini</text:p>
          </table:table-cell>
          <table:table-cell table:style-name="ce39" table:formula="of:=IF(ISBLANK([.B41]);&quot;reset&quot;;&quot;&quot;&quot;&quot;&amp;[.$B$3]&amp;[.B41]&amp;&quot;.png&quot;&quot;&quot;)" office:value-type="string" office:string-value="&quot;~/Documents/8x8-patterns/05-Waves/png/PotentyMini.png&quot;" calcext:value-type="string">
            <text:p>"~/Documents/8x8-patterns/05-Waves/png/PotentyMini.png"</text:p>
          </table:table-cell>
          <table:table-cell table:style-name="ce39" table:formula="of:==IF(ISTEXT([.A41]);&quot;&lt;sup&gt;&quot;&amp;[.A41]&amp;&quot;&lt;/sup&gt;&quot;;&quot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9" table:formula="of:=IF(ISBLANK([.B42]);&quot;reset&quot;;&quot;&quot;&quot;&quot;&amp;[.$B$3]&amp;[.B42]&amp;&quot;.png&quot;&quot;&quot;)" office:value-type="string" office:string-value="reset" calcext:value-type="string">
            <text:p>reset</text:p>
          </table:table-cell>
          <table:table-cell table:style-name="ce39" table:formula="of:==IF(ISTEXT([.A42]);&quot;&lt;sup&gt;&quot;&amp;[.A4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erpentine</text:p>
          </table:table-cell>
          <table:table-cell table:style-name="ce39" table:formula="of:=IF(ISBLANK([.B43]);&quot;reset&quot;;&quot;&quot;&quot;&quot;&amp;[.$B$3]&amp;[.B43]&amp;&quot;.png&quot;&quot;&quot;)" office:value-type="string" office:string-value="&quot;~/Documents/8x8-patterns/05-Waves/png/Serpentine.png&quot;" calcext:value-type="string">
            <text:p>"~/Documents/8x8-patterns/05-Waves/png/Serpentine.png"</text:p>
          </table:table-cell>
          <table:table-cell table:style-name="ce39" table:formula="of:==IF(ISTEXT([.A43]);&quot;&lt;sup&gt;&quot;&amp;[.A4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Rising</text:p>
          </table:table-cell>
          <table:table-cell table:style-name="ce39" table:formula="of:=IF(ISBLANK([.B44]);&quot;reset&quot;;&quot;&quot;&quot;&quot;&amp;[.$B$3]&amp;[.B44]&amp;&quot;.png&quot;&quot;&quot;)" office:value-type="string" office:string-value="&quot;~/Documents/8x8-patterns/05-Waves/png/Rising.png&quot;" calcext:value-type="string">
            <text:p>"~/Documents/8x8-patterns/05-Waves/png/Rising.png"</text:p>
          </table:table-cell>
          <table:table-cell table:style-name="ce39" table:formula="of:==IF(ISTEXT([.A44]);&quot;&lt;sup&gt;&quot;&amp;[.A4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RiseAndFall</text:p>
          </table:table-cell>
          <table:table-cell table:style-name="ce39" table:formula="of:=IF(ISBLANK([.B45]);&quot;reset&quot;;&quot;&quot;&quot;&quot;&amp;[.$B$3]&amp;[.B45]&amp;&quot;.png&quot;&quot;&quot;)" office:value-type="string" office:string-value="&quot;~/Documents/8x8-patterns/05-Waves/png/RiseAndFall.png&quot;" calcext:value-type="string">
            <text:p>"~/Documents/8x8-patterns/05-Waves/png/RiseAndFall.png"</text:p>
          </table:table-cell>
          <table:table-cell table:style-name="ce39" table:formula="of:==IF(ISTEXT([.A45]);&quot;&lt;sup&gt;&quot;&amp;[.A4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oubleHelix</text:p>
          </table:table-cell>
          <table:table-cell table:style-name="ce39" table:formula="of:=IF(ISBLANK([.B46]);&quot;reset&quot;;&quot;&quot;&quot;&quot;&amp;[.$B$3]&amp;[.B46]&amp;&quot;.png&quot;&quot;&quot;)" office:value-type="string" office:string-value="&quot;~/Documents/8x8-patterns/05-Waves/png/DoubleHelix.png&quot;" calcext:value-type="string">
            <text:p>"~/Documents/8x8-patterns/05-Waves/png/DoubleHelix.png"</text:p>
          </table:table-cell>
          <table:table-cell table:style-name="ce39" table:formula="of:==IF(ISTEXT([.A46]);&quot;&lt;sup&gt;&quot;&amp;[.A46]&amp;&quot;&lt;/sup&gt;&quot;;&quot;&quot;)">
            <text:p/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 Grid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06-Grid/png/&quot;" office:value-type="string" office:string-value="~/Documents/8x8-patterns/06-Grid/png/" calcext:value-type="string" table:number-columns-spanned="4" table:number-rows-spanned="1">
            <text:p>~/Documents/8x8-patterns/06-Grid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25])" office:value-type="string" office:string-value="&quot;~/Documents/8x8-patterns/utils/createimages.sh&quot; &quot;~/Documents/8x8-patterns/06-Grid/png/GridDots.png&quot; &quot;~/Documents/8x8-patterns/06-Grid/png/GridDotsCentre.png&quot; &quot;~/Documents/8x8-patterns/06-Grid/png/Grid.png&quot; &quot;~/Documents/8x8-patterns/06-Grid/png/GridMedium.png&quot; &quot;~/Documents/8x8-patterns/06-Grid/png/GridBold.png&quot; &quot;~/Documents/8x8-patterns/06-Grid/png/GridMiniDots.png&quot; &quot;~/Documents/8x8-patterns/06-Grid/png/GridMini.png&quot; &quot;~/Documents/8x8-patterns/06-Grid/png/GridMiniMedium.png&quot; &quot;~/Documents/8x8-patterns/06-Grid/png/GridDense.png&quot; reset &quot;~/Documents/8x8-patterns/06-Grid/png/GridDiagonalDots.png&quot; &quot;~/Documents/8x8-patterns/06-Grid/png/GridDiagonal.png&quot; &quot;~/Documents/8x8-patterns/06-Grid/png/GridDiagonalMedium.png&quot; &quot;~/Documents/8x8-patterns/06-Grid/png/GridDiagonalMini.png&quot; &quot;~/Documents/8x8-patterns/06-Grid/png/Honeycomb.png&quot; &quot;~/Documents/8x8-patterns/06-Grid/png/Trapezoid.png&quot;" calcext:value-type="string" table:number-columns-spanned="4" table:number-rows-spanned="1">
            <text:p>"~/Documents/8x8-patterns/utils/createimages.sh" "~/Documents/8x8-patterns/06-Grid/png/GridDots.png" "~/Documents/8x8-patterns/06-Grid/png/GridDotsCentre.png" "~/Documents/8x8-patterns/06-Grid/png/Grid.png" "~/Documents/8x8-patterns/06-Grid/png/GridMedium.png" "~/Documents/8x8-patterns/06-Grid/png/GridBold.png" "~/Documents/8x8-patterns/06-Grid/png/GridMiniDots.png" "~/Documents/8x8-patterns/06-Grid/png/GridMini.png" "~/Documents/8x8-patterns/06-Grid/png/GridMiniMedium.png" "~/Documents/8x8-patterns/06-Grid/png/GridDense.png" reset "~/Documents/8x8-patterns/06-Grid/png/GridDiagonalDots.png" "~/Documents/8x8-patterns/06-Grid/png/GridDiagonal.png" "~/Documents/8x8-patterns/06-Grid/png/GridDiagonalMedium.png" "~/Documents/8x8-patterns/06-Grid/png/GridDiagonalMini.png" "~/Documents/8x8-patterns/06-Grid/png/Honeycomb.png" "~/Documents/8x8-patterns/06-Grid/png/Trapezoid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GridDots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06-Grid/png/GridDots.png&quot;" calcext:value-type="string">
            <text:p>"~/Documents/8x8-patterns/06-Grid/png/GridDots.png"</text:p>
          </table:table-cell>
          <table:table-cell table:style-name="ce39" table:formula="of:==IF(ISTEXT([.A10]);&quot;&lt;sup&gt;&quot;&amp;[.A1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GridDotsCentre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06-Grid/png/GridDotsCentre.png&quot;" calcext:value-type="string">
            <text:p>"~/Documents/8x8-patterns/06-Grid/png/GridDotsCentre.png"</text:p>
          </table:table-cell>
          <table:table-cell table:style-name="ce39" table:formula="of:==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Grid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06-Grid/png/Grid.png&quot;" calcext:value-type="string">
            <text:p>"~/Documents/8x8-patterns/06-Grid/png/Grid.png"</text:p>
          </table:table-cell>
          <table:table-cell table:style-name="ce39" table:formula="of:==IF(ISTEXT([.A12]);&quot;&lt;sup&gt;&quot;&amp;[.A12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GridMedium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06-Grid/png/GridMedium.png&quot;" calcext:value-type="string">
            <text:p>"~/Documents/8x8-patterns/06-Grid/png/GridMedium.png"</text:p>
          </table:table-cell>
          <table:table-cell table:style-name="ce39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GridBold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06-Grid/png/GridBold.png&quot;" calcext:value-type="string">
            <text:p>"~/Documents/8x8-patterns/06-Grid/png/GridBold.png"</text:p>
          </table:table-cell>
          <table:table-cell table:style-name="ce39" table:formula="of:==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GridMiniDots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06-Grid/png/GridMiniDots.png&quot;" calcext:value-type="string">
            <text:p>"~/Documents/8x8-patterns/06-Grid/png/GridMiniDots.png"</text:p>
          </table:table-cell>
          <table:table-cell table:style-name="ce39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GridMini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06-Grid/png/GridMini.png&quot;" calcext:value-type="string">
            <text:p>"~/Documents/8x8-patterns/06-Grid/png/GridMini.png"</text:p>
          </table:table-cell>
          <table:table-cell table:style-name="ce39" table:formula="of:==IF(ISTEXT([.A16]);&quot;&lt;sup&gt;&quot;&amp;[.A16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GridMiniMedium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06-Grid/png/GridMiniMedium.png&quot;" calcext:value-type="string">
            <text:p>"~/Documents/8x8-patterns/06-Grid/png/GridMiniMedium.png"</text:p>
          </table:table-cell>
          <table:table-cell table:style-name="ce39" table:formula="of:==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GridDense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06-Grid/png/GridDense.png&quot;" calcext:value-type="string">
            <text:p>"~/Documents/8x8-patterns/06-Grid/png/GridDense.png"</text:p>
          </table:table-cell>
          <table:table-cell table:style-name="ce39" table:formula="of:==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/>
          <table:table-cell table:style-name="ce39" table:formula="of:=IF(ISBLANK([.B19]);&quot;reset&quot;;&quot;&quot;&quot;&quot;&amp;[.$B$3]&amp;[.B19]&amp;&quot;.png&quot;&quot;&quot;)" office:value-type="string" office:string-value="reset" calcext:value-type="string">
            <text:p>reset</text:p>
          </table:table-cell>
          <table:table-cell table:style-name="ce39" table:formula="of:==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GridDiagonalDots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~/Documents/8x8-patterns/06-Grid/png/GridDiagonalDots.png&quot;" calcext:value-type="string">
            <text:p>"~/Documents/8x8-patterns/06-Grid/png/GridDiagonalDots.png"</text:p>
          </table:table-cell>
          <table:table-cell table:style-name="ce39" table:formula="of:==IF(ISTEXT([.A20]);&quot;&lt;sup&gt;&quot;&amp;[.A20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GridDiagonal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~/Documents/8x8-patterns/06-Grid/png/GridDiagonal.png&quot;" calcext:value-type="string">
            <text:p>"~/Documents/8x8-patterns/06-Grid/png/GridDiagonal.png"</text:p>
          </table:table-cell>
          <table:table-cell table:style-name="ce39" table:formula="of:==IF(ISTEXT([.A21]);&quot;&lt;sup&gt;&quot;&amp;[.A2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GridDiagonalMedium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~/Documents/8x8-patterns/06-Grid/png/GridDiagonalMedium.png&quot;" calcext:value-type="string">
            <text:p>"~/Documents/8x8-patterns/06-Grid/png/GridDiagonalMedium.png"</text:p>
          </table:table-cell>
          <table:table-cell table:style-name="ce39" table:formula="of:==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GridDiagonalMini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~/Documents/8x8-patterns/06-Grid/png/GridDiagonalMini.png&quot;" calcext:value-type="string">
            <text:p>"~/Documents/8x8-patterns/06-Grid/png/GridDiagonalMini.png"</text:p>
          </table:table-cell>
          <table:table-cell table:style-name="ce39" table:formula="of:==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neycomb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~/Documents/8x8-patterns/06-Grid/png/Honeycomb.png&quot;" calcext:value-type="string">
            <text:p>"~/Documents/8x8-patterns/06-Grid/png/Honeycomb.png"</text:p>
          </table:table-cell>
          <table:table-cell table:style-name="ce39" table:formula="of:==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Trapezoid</text:p>
          </table:table-cell>
          <table:table-cell table:style-name="ce39" table:formula="of:=IF(ISBLANK([.B25]);&quot;reset&quot;;&quot;&quot;&quot;&quot;&amp;[.$B$3]&amp;[.B25]&amp;&quot;.png&quot;&quot;&quot;)" office:value-type="string" office:string-value="&quot;~/Documents/8x8-patterns/06-Grid/png/Trapezoid.png&quot;" calcext:value-type="string">
            <text:p>"~/Documents/8x8-patterns/06-Grid/png/Trapezoid.png"</text:p>
          </table:table-cell>
          <table:table-cell table:style-name="ce39" table:formula="of:==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 Checked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07-Checked/png/&quot;" office:value-type="string" office:string-value="~/Documents/8x8-patterns/07-Checked/png/" calcext:value-type="string" table:number-columns-spanned="4" table:number-rows-spanned="1">
            <text:p>~/Documents/8x8-patterns/07-Checked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38])" office:value-type="string" office:string-value="&quot;~/Documents/8x8-patterns/utils/createimages.sh&quot; &quot;~/Documents/8x8-patterns/07-Checked/png/CheckMicro.png&quot; &quot;~/Documents/8x8-patterns/07-Checked/png/CheckMini.png&quot; &quot;~/Documents/8x8-patterns/07-Checked/png/Check.png&quot; &quot;~/Documents/8x8-patterns/07-Checked/png/CheckShaded.png&quot; &quot;~/Documents/8x8-patterns/07-Checked/png/CheckBox.png&quot; &quot;~/Documents/8x8-patterns/07-Checked/png/CheckSquare.png&quot; &quot;~/Documents/8x8-patterns/07-Checked/png/CheckHorizontalMini.png&quot; &quot;~/Documents/8x8-patterns/07-Checked/png/CheckHorizontal.png&quot; &quot;~/Documents/8x8-patterns/07-Checked/png/CheckVerticalMini.png&quot; &quot;~/Documents/8x8-patterns/07-Checked/png/CheckVertical.png&quot; reset &quot;~/Documents/8x8-patterns/07-Checked/png/Diamond.png&quot; &quot;~/Documents/8x8-patterns/07-Checked/png/DiamondShaded.png&quot; &quot;~/Documents/8x8-patterns/07-Checked/png/DiamondLined.png&quot; &quot;~/Documents/8x8-patterns/07-Checked/png/DiamondBold.png&quot; &quot;~/Documents/8x8-patterns/07-Checked/png/CheckDiagonalMini.png&quot; &quot;~/Documents/8x8-patterns/07-Checked/png/CheckDiagonal.png&quot; &quot;~/Documents/8x8-patterns/07-Checked/png/CheckDiagonalShaded.png&quot; &quot;~/Documents/8x8-patterns/07-Checked/png/TernaryMini.png&quot; &quot;~/Documents/8x8-patterns/07-Checked/png/Ternary.png&quot; &quot;~/Documents/8x8-patterns/07-Checked/png/TernaryVerticalMini.png&quot; &quot;~/Documents/8x8-patterns/07-Checked/png/TernaryVertical.png&quot; &quot;~/Documents/8x8-patterns/07-Checked/png/Gyron.png&quot; &quot;~/Documents/8x8-patterns/07-Checked/png/TriangleMini.png&quot; &quot;~/Documents/8x8-patterns/07-Checked/png/Triangle.png&quot; &quot;~/Documents/8x8-patterns/07-Checked/png/TriangleShaded.png&quot; &quot;~/Documents/8x8-patterns/07-Checked/png/ChevronCheckMini.png&quot; &quot;~/Documents/8x8-patterns/07-Checked/png/ChevronCheckDense.png&quot; &quot;~/Documents/8x8-patterns/07-Checked/png/ChevronCheck.png&quot;" calcext:value-type="string" table:number-columns-spanned="4" table:number-rows-spanned="1">
            <text:p>"~/Documents/8x8-patterns/utils/createimages.sh" "~/Documents/8x8-patterns/07-Checked/png/CheckMicro.png" "~/Documents/8x8-patterns/07-Checked/png/CheckMini.png" "~/Documents/8x8-patterns/07-Checked/png/Check.png" "~/Documents/8x8-patterns/07-Checked/png/CheckShaded.png" "~/Documents/8x8-patterns/07-Checked/png/CheckBox.png" "~/Documents/8x8-patterns/07-Checked/png/CheckSquare.png" "~/Documents/8x8-patterns/07-Checked/png/CheckHorizontalMini.png" "~/Documents/8x8-patterns/07-Checked/png/CheckHorizontal.png" "~/Documents/8x8-patterns/07-Checked/png/CheckVerticalMini.png" "~/Documents/8x8-patterns/07-Checked/png/CheckVertical.png" reset "~/Documents/8x8-patterns/07-Checked/png/Diamond.png" "~/Documents/8x8-patterns/07-Checked/png/DiamondShaded.png" "~/Documents/8x8-patterns/07-Checked/png/DiamondLined.png" "~/Documents/8x8-patterns/07-Checked/png/DiamondBold.png" "~/Documents/8x8-patterns/07-Checked/png/CheckDiagonalMini.png" "~/Documents/8x8-patterns/07-Checked/png/CheckDiagonal.png" "~/Documents/8x8-patterns/07-Checked/png/CheckDiagonalShaded.png" "~/Documents/8x8-patterns/07-Checked/png/TernaryMini.png" "~/Documents/8x8-patterns/07-Checked/png/Ternary.png" "~/Documents/8x8-patterns/07-Checked/png/TernaryVerticalMini.png" "~/Documents/8x8-patterns/07-Checked/png/TernaryVertical.png" "~/Documents/8x8-patterns/07-Checked/png/Gyron.png" "~/Documents/8x8-patterns/07-Checked/png/TriangleMini.png" "~/Documents/8x8-patterns/07-Checked/png/Triangle.png" "~/Documents/8x8-patterns/07-Checked/png/TriangleShaded.png" "~/Documents/8x8-patterns/07-Checked/png/ChevronCheckMini.png" "~/Documents/8x8-patterns/07-Checked/png/ChevronCheckDense.png" "~/Documents/8x8-patterns/07-Checked/png/ChevronCheck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CheckMicro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07-Checked/png/CheckMicro.png&quot;" calcext:value-type="string">
            <text:p>"~/Documents/8x8-patterns/07-Checked/png/CheckMicro.png"</text:p>
          </table:table-cell>
          <table:table-cell table:style-name="ce39" table:formula="of:= IF(ISTEXT([.A10]);&quot;&lt;sup&gt;&quot;&amp;[.A10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CheckMini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07-Checked/png/CheckMini.png&quot;" calcext:value-type="string">
            <text:p>"~/Documents/8x8-patterns/07-Checked/png/CheckMini.png"</text:p>
          </table:table-cell>
          <table:table-cell table:style-name="ce39" table:formula="of:= IF(ISTEXT([.A11]);&quot;&lt;sup&gt;&quot;&amp;[.A1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Check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07-Checked/png/Check.png&quot;" calcext:value-type="string">
            <text:p>"~/Documents/8x8-patterns/07-Checked/png/Check.png"</text:p>
          </table:table-cell>
          <table:table-cell table:style-name="ce39" table:formula="of:= IF(ISTEXT([.A12]);&quot;&lt;sup&gt;&quot;&amp;[.A12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CheckShaded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07-Checked/png/CheckShaded.png&quot;" calcext:value-type="string">
            <text:p>"~/Documents/8x8-patterns/07-Checked/png/CheckShaded.png"</text:p>
          </table:table-cell>
          <table:table-cell table:style-name="ce39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CheckBox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07-Checked/png/CheckBox.png&quot;" calcext:value-type="string">
            <text:p>"~/Documents/8x8-patterns/07-Checked/png/CheckBox.png"</text:p>
          </table:table-cell>
          <table:table-cell table:style-name="ce39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CheckSquare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07-Checked/png/CheckSquare.png&quot;" calcext:value-type="string">
            <text:p>"~/Documents/8x8-patterns/07-Checked/png/CheckSquare.png"</text:p>
          </table:table-cell>
          <table:table-cell table:style-name="ce39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CheckHorizontalMini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07-Checked/png/CheckHorizontalMini.png&quot;" calcext:value-type="string">
            <text:p>"~/Documents/8x8-patterns/07-Checked/png/CheckHorizontalMini.png"</text:p>
          </table:table-cell>
          <table:table-cell table:style-name="ce39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CheckHorizontal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07-Checked/png/CheckHorizontal.png&quot;" calcext:value-type="string">
            <text:p>"~/Documents/8x8-patterns/07-Checked/png/CheckHorizontal.png"</text:p>
          </table:table-cell>
          <table:table-cell table:style-name="ce39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CheckVerticalMini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07-Checked/png/CheckVerticalMini.png&quot;" calcext:value-type="string">
            <text:p>"~/Documents/8x8-patterns/07-Checked/png/CheckVerticalMini.png"</text:p>
          </table:table-cell>
          <table:table-cell table:style-name="ce39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CheckVertical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~/Documents/8x8-patterns/07-Checked/png/CheckVertical.png&quot;" calcext:value-type="string">
            <text:p>"~/Documents/8x8-patterns/07-Checked/png/CheckVertical.png"</text:p>
          </table:table-cell>
          <table:table-cell table:style-name="ce39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/>
          <table:table-cell table:style-name="ce39" table:formula="of:=IF(ISBLANK([.B20]);&quot;reset&quot;;&quot;&quot;&quot;&quot;&amp;[.$B$3]&amp;[.B20]&amp;&quot;.png&quot;&quot;&quot;)" office:value-type="string" office:string-value="reset" calcext:value-type="string">
            <text:p>reset</text:p>
          </table:table-cell>
          <table:table-cell table:style-name="ce39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Diamond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~/Documents/8x8-patterns/07-Checked/png/Diamond.png&quot;" calcext:value-type="string">
            <text:p>"~/Documents/8x8-patterns/07-Checked/png/Diamond.png"</text:p>
          </table:table-cell>
          <table:table-cell table:style-name="ce39" table:formula="of:= IF(ISTEXT([.A21]);&quot;&lt;sup&gt;&quot;&amp;[.A2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iamondShaded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~/Documents/8x8-patterns/07-Checked/png/DiamondShaded.png&quot;" calcext:value-type="string">
            <text:p>"~/Documents/8x8-patterns/07-Checked/png/DiamondShaded.png"</text:p>
          </table:table-cell>
          <table:table-cell table:style-name="ce39" table:formula="of:= 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iamondLined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~/Documents/8x8-patterns/07-Checked/png/DiamondLined.png&quot;" calcext:value-type="string">
            <text:p>"~/Documents/8x8-patterns/07-Checked/png/DiamondLined.png"</text:p>
          </table:table-cell>
          <table:table-cell table:style-name="ce39" table:formula="of:= 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DiamondBold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~/Documents/8x8-patterns/07-Checked/png/DiamondBold.png&quot;" calcext:value-type="string">
            <text:p>"~/Documents/8x8-patterns/07-Checked/png/DiamondBold.png"</text:p>
          </table:table-cell>
          <table:table-cell table:style-name="ce39" table:formula="of:= 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CheckDiagonalMini</text:p>
          </table:table-cell>
          <table:table-cell table:style-name="ce39" table:formula="of:=IF(ISBLANK([.B25]);&quot;reset&quot;;&quot;&quot;&quot;&quot;&amp;[.$B$3]&amp;[.B25]&amp;&quot;.png&quot;&quot;&quot;)" office:value-type="string" office:string-value="&quot;~/Documents/8x8-patterns/07-Checked/png/CheckDiagonalMini.png&quot;" calcext:value-type="string">
            <text:p>"~/Documents/8x8-patterns/07-Checked/png/CheckDiagonalMini.png"</text:p>
          </table:table-cell>
          <table:table-cell table:style-name="ce39" table:formula="of:= 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CheckDiagonal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~/Documents/8x8-patterns/07-Checked/png/CheckDiagonal.png&quot;" calcext:value-type="string">
            <text:p>"~/Documents/8x8-patterns/07-Checked/png/CheckDiagonal.png"</text:p>
          </table:table-cell>
          <table:table-cell table:style-name="ce39" table:formula="of:= IF(ISTEXT([.A26]);&quot;&lt;sup&gt;&quot;&amp;[.A2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CheckDiagonalShaded</text:p>
          </table:table-cell>
          <table:table-cell table:style-name="ce39" table:formula="of:=IF(ISBLANK([.B27]);&quot;reset&quot;;&quot;&quot;&quot;&quot;&amp;[.$B$3]&amp;[.B27]&amp;&quot;.png&quot;&quot;&quot;)" office:value-type="string" office:string-value="&quot;~/Documents/8x8-patterns/07-Checked/png/CheckDiagonalShaded.png&quot;" calcext:value-type="string">
            <text:p>"~/Documents/8x8-patterns/07-Checked/png/CheckDiagonalShaded.png"</text:p>
          </table:table-cell>
          <table:table-cell table:style-name="ce39" table:formula="of:= IF(ISTEXT([.A27]);&quot;&lt;sup&gt;&quot;&amp;[.A2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TernaryMini</text:p>
          </table:table-cell>
          <table:table-cell table:style-name="ce39" table:formula="of:=IF(ISBLANK([.B28]);&quot;reset&quot;;&quot;&quot;&quot;&quot;&amp;[.$B$3]&amp;[.B28]&amp;&quot;.png&quot;&quot;&quot;)" office:value-type="string" office:string-value="&quot;~/Documents/8x8-patterns/07-Checked/png/TernaryMini.png&quot;" calcext:value-type="string">
            <text:p>"~/Documents/8x8-patterns/07-Checked/png/TernaryMini.png"</text:p>
          </table:table-cell>
          <table:table-cell table:style-name="ce39" table:formula="of:= 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Ternary</text:p>
          </table:table-cell>
          <table:table-cell table:style-name="ce39" table:formula="of:=IF(ISBLANK([.B29]);&quot;reset&quot;;&quot;&quot;&quot;&quot;&amp;[.$B$3]&amp;[.B29]&amp;&quot;.png&quot;&quot;&quot;)" office:value-type="string" office:string-value="&quot;~/Documents/8x8-patterns/07-Checked/png/Ternary.png&quot;" calcext:value-type="string">
            <text:p>"~/Documents/8x8-patterns/07-Checked/png/Ternary.png"</text:p>
          </table:table-cell>
          <table:table-cell table:style-name="ce39" table:formula="of:= 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TernaryVerticalMini</text:p>
          </table:table-cell>
          <table:table-cell table:style-name="ce39" table:formula="of:=IF(ISBLANK([.B30]);&quot;reset&quot;;&quot;&quot;&quot;&quot;&amp;[.$B$3]&amp;[.B30]&amp;&quot;.png&quot;&quot;&quot;)" office:value-type="string" office:string-value="&quot;~/Documents/8x8-patterns/07-Checked/png/TernaryVerticalMini.png&quot;" calcext:value-type="string">
            <text:p>"~/Documents/8x8-patterns/07-Checked/png/TernaryVerticalMini.png"</text:p>
          </table:table-cell>
          <table:table-cell table:style-name="ce39" table:formula="of:= 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TernaryVertical</text:p>
          </table:table-cell>
          <table:table-cell table:style-name="ce39" table:formula="of:=IF(ISBLANK([.B31]);&quot;reset&quot;;&quot;&quot;&quot;&quot;&amp;[.$B$3]&amp;[.B31]&amp;&quot;.png&quot;&quot;&quot;)" office:value-type="string" office:string-value="&quot;~/Documents/8x8-patterns/07-Checked/png/TernaryVertical.png&quot;" calcext:value-type="string">
            <text:p>"~/Documents/8x8-patterns/07-Checked/png/TernaryVertical.png"</text:p>
          </table:table-cell>
          <table:table-cell table:style-name="ce39" table:formula="of:= 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Gyron</text:p>
          </table:table-cell>
          <table:table-cell table:style-name="ce39" table:formula="of:=IF(ISBLANK([.B32]);&quot;reset&quot;;&quot;&quot;&quot;&quot;&amp;[.$B$3]&amp;[.B32]&amp;&quot;.png&quot;&quot;&quot;)" office:value-type="string" office:string-value="&quot;~/Documents/8x8-patterns/07-Checked/png/Gyron.png&quot;" calcext:value-type="string">
            <text:p>"~/Documents/8x8-patterns/07-Checked/png/Gyron.png"</text:p>
          </table:table-cell>
          <table:table-cell table:style-name="ce39" table:formula="of:= 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TriangleMini</text:p>
          </table:table-cell>
          <table:table-cell table:style-name="ce39" table:formula="of:=IF(ISBLANK([.B33]);&quot;reset&quot;;&quot;&quot;&quot;&quot;&amp;[.$B$3]&amp;[.B33]&amp;&quot;.png&quot;&quot;&quot;)" office:value-type="string" office:string-value="&quot;~/Documents/8x8-patterns/07-Checked/png/TriangleMini.png&quot;" calcext:value-type="string">
            <text:p>"~/Documents/8x8-patterns/07-Checked/png/TriangleMini.png"</text:p>
          </table:table-cell>
          <table:table-cell table:style-name="ce39" table:formula="of:= 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Triangle</text:p>
          </table:table-cell>
          <table:table-cell table:style-name="ce39" table:formula="of:=IF(ISBLANK([.B34]);&quot;reset&quot;;&quot;&quot;&quot;&quot;&amp;[.$B$3]&amp;[.B34]&amp;&quot;.png&quot;&quot;&quot;)" office:value-type="string" office:string-value="&quot;~/Documents/8x8-patterns/07-Checked/png/Triangle.png&quot;" calcext:value-type="string">
            <text:p>"~/Documents/8x8-patterns/07-Checked/png/Triangle.png"</text:p>
          </table:table-cell>
          <table:table-cell table:style-name="ce39" table:formula="of:= IF(ISTEXT([.A34]);&quot;&lt;sup&gt;&quot;&amp;[.A3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TriangleShaded</text:p>
          </table:table-cell>
          <table:table-cell table:style-name="ce39" table:formula="of:=IF(ISBLANK([.B35]);&quot;reset&quot;;&quot;&quot;&quot;&quot;&amp;[.$B$3]&amp;[.B35]&amp;&quot;.png&quot;&quot;&quot;)" office:value-type="string" office:string-value="&quot;~/Documents/8x8-patterns/07-Checked/png/TriangleShaded.png&quot;" calcext:value-type="string">
            <text:p>"~/Documents/8x8-patterns/07-Checked/png/TriangleShaded.png"</text:p>
          </table:table-cell>
          <table:table-cell table:style-name="ce39" table:formula="of:= 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ChevronCheckMini</text:p>
          </table:table-cell>
          <table:table-cell table:style-name="ce39" table:formula="of:=IF(ISBLANK([.B36]);&quot;reset&quot;;&quot;&quot;&quot;&quot;&amp;[.$B$3]&amp;[.B36]&amp;&quot;.png&quot;&quot;&quot;)" office:value-type="string" office:string-value="&quot;~/Documents/8x8-patterns/07-Checked/png/ChevronCheckMini.png&quot;" calcext:value-type="string">
            <text:p>"~/Documents/8x8-patterns/07-Checked/png/ChevronCheckMini.png"</text:p>
          </table:table-cell>
          <table:table-cell table:style-name="ce39" table:formula="of:= 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ChevronCheckDense</text:p>
          </table:table-cell>
          <table:table-cell table:style-name="ce39" table:formula="of:=IF(ISBLANK([.B37]);&quot;reset&quot;;&quot;&quot;&quot;&quot;&amp;[.$B$3]&amp;[.B37]&amp;&quot;.png&quot;&quot;&quot;)" office:value-type="string" office:string-value="&quot;~/Documents/8x8-patterns/07-Checked/png/ChevronCheckDense.png&quot;" calcext:value-type="string">
            <text:p>"~/Documents/8x8-patterns/07-Checked/png/ChevronCheckDense.png"</text:p>
          </table:table-cell>
          <table:table-cell table:style-name="ce39" table:formula="of:= 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ChevronCheck</text:p>
          </table:table-cell>
          <table:table-cell table:style-name="ce39" table:formula="of:=IF(ISBLANK([.B38]);&quot;reset&quot;;&quot;&quot;&quot;&quot;&amp;[.$B$3]&amp;[.B38]&amp;&quot;.png&quot;&quot;&quot;)" office:value-type="string" office:string-value="&quot;~/Documents/8x8-patterns/07-Checked/png/ChevronCheck.png&quot;" calcext:value-type="string">
            <text:p>"~/Documents/8x8-patterns/07-Checked/png/ChevronCheck.png"</text:p>
          </table:table-cell>
          <table:table-cell table:style-name="ce39" table:formula="of:= IF(ISTEXT([.A38]);&quot;&lt;sup&gt;&quot;&amp;[.A38]&amp;&quot;&lt;/sup&gt;&quot;;&quot;&quot;)">
            <text:p/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8 Rectilinear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08-Rectilinear/png/&quot;" office:value-type="string" office:string-value="~/Documents/8x8-patterns/08-Rectilinear/png/" calcext:value-type="string" table:number-columns-spanned="4" table:number-rows-spanned="1">
            <text:p>~/Documents/8x8-patterns/08-Rectilinear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19])" office:value-type="string" office:string-value="&quot;~/Documents/8x8-patterns/utils/createimages.sh&quot; &quot;~/Documents/8x8-patterns/08-Rectilinear/png/SquareMini.png&quot; &quot;~/Documents/8x8-patterns/08-Rectilinear/png/BilletMini.png&quot; &quot;~/Documents/8x8-patterns/08-Rectilinear/png/Box.png&quot; &quot;~/Documents/8x8-patterns/08-Rectilinear/png/BoxMedium.png&quot; &quot;~/Documents/8x8-patterns/08-Rectilinear/png/Waffle.png&quot; &quot;~/Documents/8x8-patterns/08-Rectilinear/png/Tile.png&quot; &quot;~/Documents/8x8-patterns/08-Rectilinear/png/TileShaded.png&quot; &quot;~/Documents/8x8-patterns/08-Rectilinear/png/Illuminated.png&quot; &quot;~/Documents/8x8-patterns/08-Rectilinear/png/Block.png&quot; &quot;~/Documents/8x8-patterns/08-Rectilinear/png/BlockPyramid.png&quot;" calcext:value-type="string" table:number-columns-spanned="4" table:number-rows-spanned="1">
            <text:p>"~/Documents/8x8-patterns/utils/createimages.sh" "~/Documents/8x8-patterns/08-Rectilinear/png/SquareMini.png" "~/Documents/8x8-patterns/08-Rectilinear/png/BilletMini.png" "~/Documents/8x8-patterns/08-Rectilinear/png/Box.png" "~/Documents/8x8-patterns/08-Rectilinear/png/BoxMedium.png" "~/Documents/8x8-patterns/08-Rectilinear/png/Waffle.png" "~/Documents/8x8-patterns/08-Rectilinear/png/Tile.png" "~/Documents/8x8-patterns/08-Rectilinear/png/TileShaded.png" "~/Documents/8x8-patterns/08-Rectilinear/png/Illuminated.png" "~/Documents/8x8-patterns/08-Rectilinear/png/Block.png" "~/Documents/8x8-patterns/08-Rectilinear/png/BlockPyramid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SquareMini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08-Rectilinear/png/SquareMini.png&quot;" calcext:value-type="string">
            <text:p>"~/Documents/8x8-patterns/08-Rectilinear/png/SquareMini.png"</text:p>
          </table:table-cell>
          <table:table-cell table:style-name="ce39" table:formula="of:= IF(ISTEXT([.A10]);&quot;&lt;sup&gt;&quot;&amp;[.A10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BilletMini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08-Rectilinear/png/BilletMini.png&quot;" calcext:value-type="string">
            <text:p>"~/Documents/8x8-patterns/08-Rectilinear/png/BilletMini.png"</text:p>
          </table:table-cell>
          <table:table-cell table:style-name="ce39" table:formula="of:= IF(ISTEXT([.A11]);&quot;&lt;sup&gt;&quot;&amp;[.A11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Box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08-Rectilinear/png/Box.png&quot;" calcext:value-type="string">
            <text:p>"~/Documents/8x8-patterns/08-Rectilinear/png/Box.png"</text:p>
          </table:table-cell>
          <table:table-cell table:style-name="ce39" table:formula="of:= 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BoxMedium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08-Rectilinear/png/BoxMedium.png&quot;" calcext:value-type="string">
            <text:p>"~/Documents/8x8-patterns/08-Rectilinear/png/BoxMedium.png"</text:p>
          </table:table-cell>
          <table:table-cell table:style-name="ce39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Waffle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08-Rectilinear/png/Waffle.png&quot;" calcext:value-type="string">
            <text:p>"~/Documents/8x8-patterns/08-Rectilinear/png/Waffle.png"</text:p>
          </table:table-cell>
          <table:table-cell table:style-name="ce39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Tile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08-Rectilinear/png/Tile.png&quot;" calcext:value-type="string">
            <text:p>"~/Documents/8x8-patterns/08-Rectilinear/png/Tile.png"</text:p>
          </table:table-cell>
          <table:table-cell table:style-name="ce39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TileShaded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08-Rectilinear/png/TileShaded.png&quot;" calcext:value-type="string">
            <text:p>"~/Documents/8x8-patterns/08-Rectilinear/png/TileShaded.png"</text:p>
          </table:table-cell>
          <table:table-cell table:style-name="ce39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Illuminated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08-Rectilinear/png/Illuminated.png&quot;" calcext:value-type="string">
            <text:p>"~/Documents/8x8-patterns/08-Rectilinear/png/Illuminated.png"</text:p>
          </table:table-cell>
          <table:table-cell table:style-name="ce39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Block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08-Rectilinear/png/Block.png&quot;" calcext:value-type="string">
            <text:p>"~/Documents/8x8-patterns/08-Rectilinear/png/Block.png"</text:p>
          </table:table-cell>
          <table:table-cell table:style-name="ce39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BlockPyramid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~/Documents/8x8-patterns/08-Rectilinear/png/BlockPyramid.png&quot;" calcext:value-type="string">
            <text:p>"~/Documents/8x8-patterns/08-Rectilinear/png/BlockPyramid.png"</text:p>
          </table:table-cell>
          <table:table-cell table:style-name="ce39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 Radial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09-Radial/png/&quot;" office:value-type="string" office:string-value="~/Documents/8x8-patterns/09-Radial/png/" calcext:value-type="string" table:number-columns-spanned="4" table:number-rows-spanned="1">
            <text:p>~/Documents/8x8-patterns/09-Radial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22])" office:value-type="string" office:string-value="&quot;~/Documents/8x8-patterns/utils/createimages.sh&quot; &quot;~/Documents/8x8-patterns/09-Radial/png/Nebula.png&quot; &quot;~/Documents/8x8-patterns/09-Radial/png/Pinwheel.png&quot; &quot;~/Documents/8x8-patterns/09-Radial/png/Pivot.png&quot; &quot;~/Documents/8x8-patterns/09-Radial/png/Fylfot.png&quot; &quot;~/Documents/8x8-patterns/09-Radial/png/Rotary.png&quot; &quot;~/Documents/8x8-patterns/09-Radial/png/StarBurst.png&quot; &quot;~/Documents/8x8-patterns/09-Radial/png/Swirl.png&quot; &quot;~/Documents/8x8-patterns/09-Radial/png/Swarm.png&quot; &quot;~/Documents/8x8-patterns/09-Radial/png/Encircled.png&quot; &quot;~/Documents/8x8-patterns/09-Radial/png/Spokes.png&quot; &quot;~/Documents/8x8-patterns/09-Radial/png/Cartwheel.png&quot; &quot;~/Documents/8x8-patterns/09-Radial/png/CartwheelBold.png&quot; &quot;~/Documents/8x8-patterns/09-Radial/png/CartwheelExtraBold.png&quot;" calcext:value-type="string" table:number-columns-spanned="4" table:number-rows-spanned="1">
            <text:p>"~/Documents/8x8-patterns/utils/createimages.sh" "~/Documents/8x8-patterns/09-Radial/png/Nebula.png" "~/Documents/8x8-patterns/09-Radial/png/Pinwheel.png" "~/Documents/8x8-patterns/09-Radial/png/Pivot.png" "~/Documents/8x8-patterns/09-Radial/png/Fylfot.png" "~/Documents/8x8-patterns/09-Radial/png/Rotary.png" "~/Documents/8x8-patterns/09-Radial/png/StarBurst.png" "~/Documents/8x8-patterns/09-Radial/png/Swirl.png" "~/Documents/8x8-patterns/09-Radial/png/Swarm.png" "~/Documents/8x8-patterns/09-Radial/png/Encircled.png" "~/Documents/8x8-patterns/09-Radial/png/Spokes.png" "~/Documents/8x8-patterns/09-Radial/png/Cartwheel.png" "~/Documents/8x8-patterns/09-Radial/png/CartwheelBold.png" "~/Documents/8x8-patterns/09-Radial/png/CartwheelExtraBold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35" office:value-type="string" calcext:value-type="string">
            <text:p>Nebula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09-Radial/png/Nebula.png&quot;" calcext:value-type="string">
            <text:p>"~/Documents/8x8-patterns/09-Radial/png/Nebula.png"</text:p>
          </table:table-cell>
          <table:table-cell table:style-name="ce39" table:formula="of:= 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Pinwheel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09-Radial/png/Pinwheel.png&quot;" calcext:value-type="string">
            <text:p>"~/Documents/8x8-patterns/09-Radial/png/Pinwheel.png"</text:p>
          </table:table-cell>
          <table:table-cell table:style-name="ce39" table:formula="of:= 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Pivot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09-Radial/png/Pivot.png&quot;" calcext:value-type="string">
            <text:p>"~/Documents/8x8-patterns/09-Radial/png/Pivot.png"</text:p>
          </table:table-cell>
          <table:table-cell table:style-name="ce39" table:formula="of:= 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Fylfot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09-Radial/png/Fylfot.png&quot;" calcext:value-type="string">
            <text:p>"~/Documents/8x8-patterns/09-Radial/png/Fylfot.png"</text:p>
          </table:table-cell>
          <table:table-cell table:style-name="ce39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Rotary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09-Radial/png/Rotary.png&quot;" calcext:value-type="string">
            <text:p>"~/Documents/8x8-patterns/09-Radial/png/Rotary.png"</text:p>
          </table:table-cell>
          <table:table-cell table:style-name="ce39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StarBurst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09-Radial/png/StarBurst.png&quot;" calcext:value-type="string">
            <text:p>"~/Documents/8x8-patterns/09-Radial/png/StarBurst.png"</text:p>
          </table:table-cell>
          <table:table-cell table:style-name="ce39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Swirl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09-Radial/png/Swirl.png&quot;" calcext:value-type="string">
            <text:p>"~/Documents/8x8-patterns/09-Radial/png/Swirl.png"</text:p>
          </table:table-cell>
          <table:table-cell table:style-name="ce39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Swarm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09-Radial/png/Swarm.png&quot;" calcext:value-type="string">
            <text:p>"~/Documents/8x8-patterns/09-Radial/png/Swarm.png"</text:p>
          </table:table-cell>
          <table:table-cell table:style-name="ce39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Encircled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09-Radial/png/Encircled.png&quot;" calcext:value-type="string">
            <text:p>"~/Documents/8x8-patterns/09-Radial/png/Encircled.png"</text:p>
          </table:table-cell>
          <table:table-cell table:style-name="ce39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pokes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~/Documents/8x8-patterns/09-Radial/png/Spokes.png&quot;" calcext:value-type="string">
            <text:p>"~/Documents/8x8-patterns/09-Radial/png/Spokes.png"</text:p>
          </table:table-cell>
          <table:table-cell table:style-name="ce39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Cartwheel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~/Documents/8x8-patterns/09-Radial/png/Cartwheel.png&quot;" calcext:value-type="string">
            <text:p>"~/Documents/8x8-patterns/09-Radial/png/Cartwheel.png"</text:p>
          </table:table-cell>
          <table:table-cell table:style-name="ce39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CartwheelBold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~/Documents/8x8-patterns/09-Radial/png/CartwheelBold.png&quot;" calcext:value-type="string">
            <text:p>"~/Documents/8x8-patterns/09-Radial/png/CartwheelBold.png"</text:p>
          </table:table-cell>
          <table:table-cell table:style-name="ce39" table:formula="of:= 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CartwheelExtraBold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~/Documents/8x8-patterns/09-Radial/png/CartwheelExtraBold.png&quot;" calcext:value-type="string">
            <text:p>"~/Documents/8x8-patterns/09-Radial/png/CartwheelExtraBold.png"</text:p>
          </table:table-cell>
          <table:table-cell table:style-name="ce39" table:formula="of:= 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 Round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10-Round/png/&quot;" office:value-type="string" office:string-value="~/Documents/8x8-patterns/10-Round/png/" calcext:value-type="string" table:number-columns-spanned="4" table:number-rows-spanned="1">
            <text:p>~/Documents/8x8-patterns/10-Round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50])" office:value-type="string" office:string-value="&quot;~/Documents/8x8-patterns/utils/createimages.sh&quot; &quot;~/Documents/8x8-patterns/10-Round/png/AnnuletSmall.png&quot; &quot;~/Documents/8x8-patterns/10-Round/png/AnnuletSmallDuo.png&quot; &quot;~/Documents/8x8-patterns/10-Round/png/AnnuletSmallQuad.png&quot; &quot;~/Documents/8x8-patterns/10-Round/png/RoundelSmallDuo.png&quot; &quot;~/Documents/8x8-patterns/10-Round/png/RoundelSmall.png&quot; reset &quot;~/Documents/8x8-patterns/10-Round/png/Annulet.png&quot; &quot;~/Documents/8x8-patterns/10-Round/png/AnnuletCoAnnulet.png&quot; &quot;~/Documents/8x8-patterns/10-Round/png/AnnuletCoAnnuletSquare.png&quot; &quot;~/Documents/8x8-patterns/10-Round/png/AnnuletCoAnnuletXL.png&quot; &quot;~/Documents/8x8-patterns/10-Round/png/RoundelCoAnnuletXL.png&quot; &quot;~/Documents/8x8-patterns/10-Round/png/RoundelCoAnnulet.png&quot; &quot;~/Documents/8x8-patterns/10-Round/png/RoundelCoRoundel.png&quot; &quot;~/Documents/8x8-patterns/10-Round/png/Roundel.png&quot; &quot;~/Documents/8x8-patterns/10-Round/png/Ball.png&quot; reset &quot;~/Documents/8x8-patterns/10-Round/png/AnnuletLarge.png&quot; &quot;~/Documents/8x8-patterns/10-Round/png/AnnuletLargeMedium.png&quot; &quot;~/Documents/8x8-patterns/10-Round/png/AnnuletLargeBold.png&quot; &quot;~/Documents/8x8-patterns/10-Round/png/RoundelLarge.png&quot; &quot;~/Documents/8x8-patterns/10-Round/png/BallLarge.png&quot; &quot;~/Documents/8x8-patterns/10-Round/png/SphereCoSphere.png&quot; reset &quot;~/Documents/8x8-patterns/10-Round/png/AnnuletXXL.png&quot; &quot;~/Documents/8x8-patterns/10-Round/png/Bubble.png&quot; &quot;~/Documents/8x8-patterns/10-Round/png/RoundelXXL.png&quot; &quot;~/Documents/8x8-patterns/10-Round/png/BallXXL.png&quot; reset &quot;~/Documents/8x8-patterns/10-Round/png/AnnuletUltraLarge.png&quot; &quot;~/Documents/8x8-patterns/10-Round/png/AnnuletUltraLargeMedium.png&quot; &quot;~/Documents/8x8-patterns/10-Round/png/AnnuletUltraLargeBold.png&quot; &quot;~/Documents/8x8-patterns/10-Round/png/AnnuletUltraLargeExtraBold.png&quot; &quot;~/Documents/8x8-patterns/10-Round/png/RoundelUltraLarge.png&quot;" calcext:value-type="string" table:number-columns-spanned="4" table:number-rows-spanned="1">
            <text:p>"~/Documents/8x8-patterns/utils/createimages.sh" "~/Documents/8x8-patterns/10-Round/png/AnnuletSmall.png" "~/Documents/8x8-patterns/10-Round/png/AnnuletSmallDuo.png" "~/Documents/8x8-patterns/10-Round/png/AnnuletSmallQuad.png" "~/Documents/8x8-patterns/10-Round/png/RoundelSmallDuo.png" "~/Documents/8x8-patterns/10-Round/png/RoundelSmall.png" reset "~/Documents/8x8-patterns/10-Round/png/Annulet.png" "~/Documents/8x8-patterns/10-Round/png/AnnuletCoAnnulet.png" "~/Documents/8x8-patterns/10-Round/png/AnnuletCoAnnuletSquare.png" "~/Documents/8x8-patterns/10-Round/png/AnnuletCoAnnuletXL.png" "~/Documents/8x8-patterns/10-Round/png/RoundelCoAnnuletXL.png" "~/Documents/8x8-patterns/10-Round/png/RoundelCoAnnulet.png" "~/Documents/8x8-patterns/10-Round/png/RoundelCoRoundel.png" "~/Documents/8x8-patterns/10-Round/png/Roundel.png" "~/Documents/8x8-patterns/10-Round/png/Ball.png" reset "~/Documents/8x8-patterns/10-Round/png/AnnuletLarge.png" "~/Documents/8x8-patterns/10-Round/png/AnnuletLargeMedium.png" "~/Documents/8x8-patterns/10-Round/png/AnnuletLargeBold.png" "~/Documents/8x8-patterns/10-Round/png/RoundelLarge.png" "~/Documents/8x8-patterns/10-Round/png/BallLarge.png" "~/Documents/8x8-patterns/10-Round/png/SphereCoSphere.png" reset "~/Documents/8x8-patterns/10-Round/png/AnnuletXXL.png" "~/Documents/8x8-patterns/10-Round/png/Bubble.png" "~/Documents/8x8-patterns/10-Round/png/RoundelXXL.png" "~/Documents/8x8-patterns/10-Round/png/BallXXL.png" reset "~/Documents/8x8-patterns/10-Round/png/AnnuletUltraLarge.png" "~/Documents/8x8-patterns/10-Round/png/AnnuletUltraLargeMedium.png" "~/Documents/8x8-patterns/10-Round/png/AnnuletUltraLargeBold.png" "~/Documents/8x8-patterns/10-Round/png/AnnuletUltraLargeExtraBold.png" "~/Documents/8x8-patterns/10-Round/png/RoundelUltraLarge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5" office:value-type="string" calcext:value-type="string">
            <text:p>AnnuletSmall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10-Round/png/AnnuletSmall.png&quot;" calcext:value-type="string">
            <text:p>"~/Documents/8x8-patterns/10-Round/png/AnnuletSmall.png"</text:p>
          </table:table-cell>
          <table:table-cell table:style-name="ce39" table:formula="of:= IF(ISTEXT([.A31]);&quot;&lt;sup&gt;&quot;&amp;[.A31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AnnuletSmallDuo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10-Round/png/AnnuletSmallDuo.png&quot;" calcext:value-type="string">
            <text:p>"~/Documents/8x8-patterns/10-Round/png/AnnuletSmallDuo.png"</text:p>
          </table:table-cell>
          <table:table-cell table:style-name="ce39" table:formula="of:= 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AnnuletSmallQuad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10-Round/png/AnnuletSmallQuad.png&quot;" calcext:value-type="string">
            <text:p>"~/Documents/8x8-patterns/10-Round/png/AnnuletSmallQuad.png"</text:p>
          </table:table-cell>
          <table:table-cell table:style-name="ce39" table:formula="of:= IF(ISTEXT([.A12]);&quot;&lt;sup&gt;&quot;&amp;[.A12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RoundelSmallDuo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10-Round/png/RoundelSmallDuo.png&quot;" calcext:value-type="string">
            <text:p>"~/Documents/8x8-patterns/10-Round/png/RoundelSmallDuo.png"</text:p>
          </table:table-cell>
          <table:table-cell table:style-name="ce39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RoundelSmall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10-Round/png/RoundelSmall.png&quot;" calcext:value-type="string">
            <text:p>"~/Documents/8x8-patterns/10-Round/png/RoundelSmall.png"</text:p>
          </table:table-cell>
          <table:table-cell table:style-name="ce39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/>
          <table:table-cell table:style-name="ce39" table:formula="of:=IF(ISBLANK([.B15]);&quot;reset&quot;;&quot;&quot;&quot;&quot;&amp;[.$B$3]&amp;[.B15]&amp;&quot;.png&quot;&quot;&quot;)" office:value-type="string" office:string-value="reset" calcext:value-type="string">
            <text:p>reset</text:p>
          </table:table-cell>
          <table:table-cell table:style-name="ce39"/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Annulet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10-Round/png/Annulet.png&quot;" calcext:value-type="string">
            <text:p>"~/Documents/8x8-patterns/10-Round/png/Annulet.png"</text:p>
          </table:table-cell>
          <table:table-cell table:style-name="ce39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AnnuletCoAnnulet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10-Round/png/AnnuletCoAnnulet.png&quot;" calcext:value-type="string">
            <text:p>"~/Documents/8x8-patterns/10-Round/png/AnnuletCoAnnulet.png"</text:p>
          </table:table-cell>
          <table:table-cell table:style-name="ce39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AnnuletCoAnnuletSquare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10-Round/png/AnnuletCoAnnuletSquare.png&quot;" calcext:value-type="string">
            <text:p>"~/Documents/8x8-patterns/10-Round/png/AnnuletCoAnnuletSquare.png"</text:p>
          </table:table-cell>
          <table:table-cell table:style-name="ce39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AnnuletCoAnnuletXL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~/Documents/8x8-patterns/10-Round/png/AnnuletCoAnnuletXL.png&quot;" calcext:value-type="string">
            <text:p>"~/Documents/8x8-patterns/10-Round/png/AnnuletCoAnnuletXL.png"</text:p>
          </table:table-cell>
          <table:table-cell table:style-name="ce39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RoundelCoAnnuletXL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~/Documents/8x8-patterns/10-Round/png/RoundelCoAnnuletXL.png&quot;" calcext:value-type="string">
            <text:p>"~/Documents/8x8-patterns/10-Round/png/RoundelCoAnnuletXL.png"</text:p>
          </table:table-cell>
          <table:table-cell table:style-name="ce39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RoundelCoAnnulet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~/Documents/8x8-patterns/10-Round/png/RoundelCoAnnulet.png&quot;" calcext:value-type="string">
            <text:p>"~/Documents/8x8-patterns/10-Round/png/RoundelCoAnnulet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RoundelCoRoundel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~/Documents/8x8-patterns/10-Round/png/RoundelCoRoundel.png&quot;" calcext:value-type="string">
            <text:p>"~/Documents/8x8-patterns/10-Round/png/RoundelCoRoundel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Roundel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~/Documents/8x8-patterns/10-Round/png/Roundel.png&quot;" calcext:value-type="string">
            <text:p>"~/Documents/8x8-patterns/10-Round/png/Roundel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ll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~/Documents/8x8-patterns/10-Round/png/Ball.png&quot;" calcext:value-type="string">
            <text:p>"~/Documents/8x8-patterns/10-Round/png/Ball.png"</text:p>
          </table:table-cell>
          <table:table-cell table:number-columns-repeated="1021"/>
        </table:table-row>
        <table:table-row table:style-name="ro1">
          <table:table-cell/>
          <table:table-cell table:style-name="ce35"/>
          <table:table-cell table:style-name="ce39" table:formula="of:=IF(ISBLANK([.B25]);&quot;reset&quot;;&quot;&quot;&quot;&quot;&amp;[.$B$3]&amp;[.B25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AnnuletLarge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~/Documents/8x8-patterns/10-Round/png/AnnuletLarge.png&quot;" calcext:value-type="string">
            <text:p>"~/Documents/8x8-patterns/10-Round/png/AnnuletLarge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AnnuletLargeMedium</text:p>
          </table:table-cell>
          <table:table-cell table:style-name="ce39" table:formula="of:=IF(ISBLANK([.B27]);&quot;reset&quot;;&quot;&quot;&quot;&quot;&amp;[.$B$3]&amp;[.B27]&amp;&quot;.png&quot;&quot;&quot;)" office:value-type="string" office:string-value="&quot;~/Documents/8x8-patterns/10-Round/png/AnnuletLargeMedium.png&quot;" calcext:value-type="string">
            <text:p>"~/Documents/8x8-patterns/10-Round/png/AnnuletLargeMedium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AnnuletLargeBold</text:p>
          </table:table-cell>
          <table:table-cell table:style-name="ce39" table:formula="of:=IF(ISBLANK([.B28]);&quot;reset&quot;;&quot;&quot;&quot;&quot;&amp;[.$B$3]&amp;[.B28]&amp;&quot;.png&quot;&quot;&quot;)" office:value-type="string" office:string-value="&quot;~/Documents/8x8-patterns/10-Round/png/AnnuletLargeBold.png&quot;" calcext:value-type="string">
            <text:p>"~/Documents/8x8-patterns/10-Round/png/AnnuletLargeBold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RoundelLarge</text:p>
          </table:table-cell>
          <table:table-cell table:style-name="ce39" table:formula="of:=IF(ISBLANK([.B29]);&quot;reset&quot;;&quot;&quot;&quot;&quot;&amp;[.$B$3]&amp;[.B29]&amp;&quot;.png&quot;&quot;&quot;)" office:value-type="string" office:string-value="&quot;~/Documents/8x8-patterns/10-Round/png/RoundelLarge.png&quot;" calcext:value-type="string">
            <text:p>"~/Documents/8x8-patterns/10-Round/png/RoundelLarge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llLarge</text:p>
          </table:table-cell>
          <table:table-cell table:style-name="ce39" table:formula="of:=IF(ISBLANK([.B30]);&quot;reset&quot;;&quot;&quot;&quot;&quot;&amp;[.$B$3]&amp;[.B30]&amp;&quot;.png&quot;&quot;&quot;)" office:value-type="string" office:string-value="&quot;~/Documents/8x8-patterns/10-Round/png/BallLarge.png&quot;" calcext:value-type="string">
            <text:p>"~/Documents/8x8-patterns/10-Round/png/BallLarge.png"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SphereCoSphere</text:p>
          </table:table-cell>
          <table:table-cell table:style-name="ce39" table:formula="of:=IF(ISBLANK([.B31]);&quot;reset&quot;;&quot;&quot;&quot;&quot;&amp;[.$B$3]&amp;[.B31]&amp;&quot;.png&quot;&quot;&quot;)" office:value-type="string" office:string-value="&quot;~/Documents/8x8-patterns/10-Round/png/SphereCoSphere.png&quot;" calcext:value-type="string">
            <text:p>"~/Documents/8x8-patterns/10-Round/png/SphereCoSphere.png"</text:p>
          </table:table-cell>
          <table:table-cell table:number-columns-repeated="1021"/>
        </table:table-row>
        <table:table-row table:style-name="ro1">
          <table:table-cell/>
          <table:table-cell table:style-name="ce35"/>
          <table:table-cell table:style-name="ce39" table:formula="of:=IF(ISBLANK([.B32]);&quot;reset&quot;;&quot;&quot;&quot;&quot;&amp;[.$B$3]&amp;[.B32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AnnuletXXL</text:p>
          </table:table-cell>
          <table:table-cell table:style-name="ce39" table:formula="of:=IF(ISBLANK([.B33]);&quot;reset&quot;;&quot;&quot;&quot;&quot;&amp;[.$B$3]&amp;[.B33]&amp;&quot;.png&quot;&quot;&quot;)" office:value-type="string" office:string-value="&quot;~/Documents/8x8-patterns/10-Round/png/AnnuletXXL.png&quot;" calcext:value-type="string">
            <text:p>"~/Documents/8x8-patterns/10-Round/png/AnnuletXXL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ubble</text:p>
          </table:table-cell>
          <table:table-cell table:style-name="ce39" table:formula="of:=IF(ISBLANK([.B34]);&quot;reset&quot;;&quot;&quot;&quot;&quot;&amp;[.$B$3]&amp;[.B34]&amp;&quot;.png&quot;&quot;&quot;)" office:value-type="string" office:string-value="&quot;~/Documents/8x8-patterns/10-Round/png/Bubble.png&quot;" calcext:value-type="string">
            <text:p>"~/Documents/8x8-patterns/10-Round/png/Bubble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RoundelXXL</text:p>
          </table:table-cell>
          <table:table-cell table:style-name="ce39" table:formula="of:=IF(ISBLANK([.B35]);&quot;reset&quot;;&quot;&quot;&quot;&quot;&amp;[.$B$3]&amp;[.B35]&amp;&quot;.png&quot;&quot;&quot;)" office:value-type="string" office:string-value="&quot;~/Documents/8x8-patterns/10-Round/png/RoundelXXL.png&quot;" calcext:value-type="string">
            <text:p>"~/Documents/8x8-patterns/10-Round/png/RoundelXXL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BallXXL</text:p>
          </table:table-cell>
          <table:table-cell table:style-name="ce39" table:formula="of:=IF(ISBLANK([.B36]);&quot;reset&quot;;&quot;&quot;&quot;&quot;&amp;[.$B$3]&amp;[.B36]&amp;&quot;.png&quot;&quot;&quot;)" office:value-type="string" office:string-value="&quot;~/Documents/8x8-patterns/10-Round/png/BallXXL.png&quot;" calcext:value-type="string">
            <text:p>"~/Documents/8x8-patterns/10-Round/png/BallXXL.png"</text:p>
          </table:table-cell>
          <table:table-cell table:number-columns-repeated="1021"/>
        </table:table-row>
        <table:table-row table:style-name="ro1">
          <table:table-cell/>
          <table:table-cell table:style-name="ce35"/>
          <table:table-cell table:style-name="ce39" table:formula="of:=IF(ISBLANK([.B37]);&quot;reset&quot;;&quot;&quot;&quot;&quot;&amp;[.$B$3]&amp;[.B37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AnnuletUltraLarge</text:p>
          </table:table-cell>
          <table:table-cell table:style-name="ce39" table:formula="of:=IF(ISBLANK([.B38]);&quot;reset&quot;;&quot;&quot;&quot;&quot;&amp;[.$B$3]&amp;[.B38]&amp;&quot;.png&quot;&quot;&quot;)" office:value-type="string" office:string-value="&quot;~/Documents/8x8-patterns/10-Round/png/AnnuletUltraLarge.png&quot;" calcext:value-type="string">
            <text:p>"~/Documents/8x8-patterns/10-Round/png/AnnuletUltraLarge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AnnuletUltraLargeMedium</text:p>
          </table:table-cell>
          <table:table-cell table:style-name="ce39" table:formula="of:=IF(ISBLANK([.B39]);&quot;reset&quot;;&quot;&quot;&quot;&quot;&amp;[.$B$3]&amp;[.B39]&amp;&quot;.png&quot;&quot;&quot;)" office:value-type="string" office:string-value="&quot;~/Documents/8x8-patterns/10-Round/png/AnnuletUltraLargeMedium.png&quot;" calcext:value-type="string">
            <text:p>"~/Documents/8x8-patterns/10-Round/png/AnnuletUltraLargeMedium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AnnuletUltraLargeBold</text:p>
          </table:table-cell>
          <table:table-cell table:style-name="ce39" table:formula="of:=IF(ISBLANK([.B40]);&quot;reset&quot;;&quot;&quot;&quot;&quot;&amp;[.$B$3]&amp;[.B40]&amp;&quot;.png&quot;&quot;&quot;)" office:value-type="string" office:string-value="&quot;~/Documents/8x8-patterns/10-Round/png/AnnuletUltraLargeBold.png&quot;" calcext:value-type="string">
            <text:p>"~/Documents/8x8-patterns/10-Round/png/AnnuletUltraLargeBold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AnnuletUltraLargeExtraBold</text:p>
          </table:table-cell>
          <table:table-cell table:style-name="ce39" table:formula="of:=IF(ISBLANK([.B41]);&quot;reset&quot;;&quot;&quot;&quot;&quot;&amp;[.$B$3]&amp;[.B41]&amp;&quot;.png&quot;&quot;&quot;)" office:value-type="string" office:string-value="&quot;~/Documents/8x8-patterns/10-Round/png/AnnuletUltraLargeExtraBold.png&quot;" calcext:value-type="string">
            <text:p>"~/Documents/8x8-patterns/10-Round/png/AnnuletUltraLargeExtraBold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RoundelUltraLarge</text:p>
          </table:table-cell>
          <table:table-cell table:style-name="ce39" table:formula="of:=IF(ISBLANK([.B42]);&quot;reset&quot;;&quot;&quot;&quot;&quot;&amp;[.$B$3]&amp;[.B42]&amp;&quot;.png&quot;&quot;&quot;)" office:value-type="string" office:string-value="&quot;~/Documents/8x8-patterns/10-Round/png/RoundelUltraLarge.png&quot;" calcext:value-type="string">
            <text:p>"~/Documents/8x8-patterns/10-Round/png/RoundelUltraLarge.png"</text:p>
          </table:table-cell>
          <table:table-cell table:number-columns-repeated="1021"/>
        </table:table-row>
        <table:table-row table:style-name="ro1">
          <table:table-cell/>
          <table:table-cell table:style-name="ce35"/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 Woven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11-Woven/png/&quot;" office:value-type="string" office:string-value="~/Documents/8x8-patterns/11-Woven/png/" calcext:value-type="string" table:number-columns-spanned="4" table:number-rows-spanned="1">
            <text:p>~/Documents/8x8-patterns/11-Woven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24])" office:value-type="string" office:string-value="&quot;~/Documents/8x8-patterns/utils/createimages.sh&quot; &quot;~/Documents/8x8-patterns/11-Woven/png/Interlinked.png&quot; &quot;~/Documents/8x8-patterns/11-Woven/png/WeaveDense.png&quot; &quot;~/Documents/8x8-patterns/11-Woven/png/Weave.png&quot; &quot;~/Documents/8x8-patterns/11-Woven/png/WeaveMedium.png&quot; &quot;~/Documents/8x8-patterns/11-Woven/png/WeaveBold.png&quot; &quot;~/Documents/8x8-patterns/11-Woven/png/Net.png&quot; &quot;~/Documents/8x8-patterns/11-Woven/png/Wicker.png&quot; &quot;~/Documents/8x8-patterns/11-Woven/png/Laced.png&quot; &quot;~/Documents/8x8-patterns/11-Woven/png/SquareBasket.png&quot; reset &quot;~/Documents/8x8-patterns/11-Woven/png/Puppytooth.png&quot; &quot;~/Documents/8x8-patterns/11-Woven/png/Houndstooth.png&quot; &quot;~/Documents/8x8-patterns/11-Woven/png/Gingham.png&quot; &quot;~/Documents/8x8-patterns/11-Woven/png/Plaid.png&quot; &quot;~/Documents/8x8-patterns/11-Woven/png/Tartan.png&quot;" calcext:value-type="string" table:number-columns-spanned="4" table:number-rows-spanned="1">
            <text:p>"~/Documents/8x8-patterns/utils/createimages.sh" "~/Documents/8x8-patterns/11-Woven/png/Interlinked.png" "~/Documents/8x8-patterns/11-Woven/png/WeaveDense.png" "~/Documents/8x8-patterns/11-Woven/png/Weave.png" "~/Documents/8x8-patterns/11-Woven/png/WeaveMedium.png" "~/Documents/8x8-patterns/11-Woven/png/WeaveBold.png" "~/Documents/8x8-patterns/11-Woven/png/Net.png" "~/Documents/8x8-patterns/11-Woven/png/Wicker.png" "~/Documents/8x8-patterns/11-Woven/png/Laced.png" "~/Documents/8x8-patterns/11-Woven/png/SquareBasket.png" reset "~/Documents/8x8-patterns/11-Woven/png/Puppytooth.png" "~/Documents/8x8-patterns/11-Woven/png/Houndstooth.png" "~/Documents/8x8-patterns/11-Woven/png/Gingham.png" "~/Documents/8x8-patterns/11-Woven/png/Plaid.png" "~/Documents/8x8-patterns/11-Woven/png/Tartan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Interlinked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11-Woven/png/Interlinked.png&quot;" calcext:value-type="string">
            <text:p>"~/Documents/8x8-patterns/11-Woven/png/Interlinked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5" office:value-type="string" calcext:value-type="string">
            <text:p>WeaveDense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11-Woven/png/WeaveDense.png&quot;" calcext:value-type="string">
            <text:p>"~/Documents/8x8-patterns/11-Woven/png/WeaveDense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5" office:value-type="string" calcext:value-type="string">
            <text:p>Weave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11-Woven/png/Weave.png&quot;" calcext:value-type="string">
            <text:p>"~/Documents/8x8-patterns/11-Woven/png/Weave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5" office:value-type="string" calcext:value-type="string">
            <text:p>WeaveMedium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11-Woven/png/WeaveMedium.png&quot;" calcext:value-type="string">
            <text:p>"~/Documents/8x8-patterns/11-Woven/png/WeaveMedium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5" office:value-type="string" calcext:value-type="string">
            <text:p>WeaveBold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11-Woven/png/WeaveBold.png&quot;" calcext:value-type="string">
            <text:p>"~/Documents/8x8-patterns/11-Woven/png/WeaveBold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5" office:value-type="string" calcext:value-type="string">
            <text:p>Net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11-Woven/png/Net.png&quot;" calcext:value-type="string">
            <text:p>"~/Documents/8x8-patterns/11-Woven/png/Net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5" office:value-type="string" calcext:value-type="string">
            <text:p>Wicker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11-Woven/png/Wicker.png&quot;" calcext:value-type="string">
            <text:p>"~/Documents/8x8-patterns/11-Woven/png/Wicker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5" office:value-type="string" calcext:value-type="string">
            <text:p>Laced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11-Woven/png/Laced.png&quot;" calcext:value-type="string">
            <text:p>"~/Documents/8x8-patterns/11-Woven/png/Laced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5" office:value-type="string" calcext:value-type="string">
            <text:p>SquareBasket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11-Woven/png/SquareBasket.png&quot;" calcext:value-type="string">
            <text:p>"~/Documents/8x8-patterns/11-Woven/png/SquareBasket.png"</text:p>
          </table:table-cell>
          <table:table-cell table:number-columns-repeated="1021"/>
        </table:table-row>
        <table:table-row table:style-name="ro1">
          <table:table-cell table:style-name="ce27"/>
          <table:table-cell table:style-name="ce35"/>
          <table:table-cell table:style-name="ce39" table:formula="of:=IF(ISBLANK([.B19]);&quot;reset&quot;;&quot;&quot;&quot;&quot;&amp;[.$B$3]&amp;[.B19]&amp;&quot;.png&quot;&quot;&quot;)" office:value-type="string" office:string-value="reset" calcext:value-type="string">
            <text:p>reset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Puppytooth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~/Documents/8x8-patterns/11-Woven/png/Puppytooth.png&quot;" calcext:value-type="string">
            <text:p>"~/Documents/8x8-patterns/11-Woven/png/Puppytooth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Houndstooth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~/Documents/8x8-patterns/11-Woven/png/Houndstooth.png&quot;" calcext:value-type="string">
            <text:p>"~/Documents/8x8-patterns/11-Woven/png/Houndstooth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Gingham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~/Documents/8x8-patterns/11-Woven/png/Gingham.png&quot;" calcext:value-type="string">
            <text:p>"~/Documents/8x8-patterns/11-Woven/png/Gingham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Plaid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~/Documents/8x8-patterns/11-Woven/png/Plaid.png&quot;" calcext:value-type="string">
            <text:p>"~/Documents/8x8-patterns/11-Woven/png/Plaid.png"</text:p>
          </table:table-cell>
          <table:table-cell table:number-columns-repeated="1021"/>
        </table:table-row>
        <table:table-row table:style-name="ro1">
          <table:table-cell/>
          <table:table-cell table:style-name="ce35" office:value-type="string" calcext:value-type="string">
            <text:p>Tartan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~/Documents/8x8-patterns/11-Woven/png/Tartan.png&quot;" calcext:value-type="string">
            <text:p>"~/Documents/8x8-patterns/11-Woven/png/Tartan.png"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 Architecture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12-Architecture/png/&quot;" office:value-type="string" office:string-value="~/Documents/8x8-patterns/12-Architecture/png/" calcext:value-type="string" table:number-columns-spanned="4" table:number-rows-spanned="1">
            <text:p>~/Documents/8x8-patterns/12-Architecture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43])" office:value-type="string" office:string-value="&quot;~/Documents/8x8-patterns/utils/createimages.sh&quot; &quot;~/Documents/8x8-patterns/12-Architecture/png/BrickDense.png&quot; &quot;~/Documents/8x8-patterns/12-Architecture/png/BrickNarrow.png&quot; &quot;~/Documents/8x8-patterns/12-Architecture/png/BrickWide.png&quot; &quot;~/Documents/8x8-patterns/12-Architecture/png/Brick.png&quot; &quot;~/Documents/8x8-patterns/12-Architecture/png/BrickAged.png&quot; &quot;~/Documents/8x8-patterns/12-Architecture/png/BrickPointed.png&quot; &quot;~/Documents/8x8-patterns/12-Architecture/png/BrickShaded.png&quot; &quot;~/Documents/8x8-patterns/12-Architecture/png/BrickRelief.png&quot; &quot;~/Documents/8x8-patterns/12-Architecture/png/BrickSparse.png&quot; &quot;~/Documents/8x8-patterns/12-Architecture/png/BrickSparseShaded.png&quot; &quot;~/Documents/8x8-patterns/12-Architecture/png/BrickHighlights.png&quot; &quot;~/Documents/8x8-patterns/12-Architecture/png/Mortar.png&quot; &quot;~/Documents/8x8-patterns/12-Architecture/png/MortarLight.png&quot; &quot;~/Documents/8x8-patterns/12-Architecture/png/MortarAged.png&quot; reset &quot;~/Documents/8x8-patterns/12-Architecture/png/BrickVertical.png&quot; &quot;~/Documents/8x8-patterns/12-Architecture/png/BrickSinister.png&quot; &quot;~/Documents/8x8-patterns/12-Architecture/png/BrickSinisterRounded.png&quot; &quot;~/Documents/8x8-patterns/12-Architecture/png/BrickSinisterMini.png&quot; &quot;~/Documents/8x8-patterns/12-Architecture/png/BrickMini.png&quot; &quot;~/Documents/8x8-patterns/12-Architecture/png/BrickMiniDamage.png&quot; &quot;~/Documents/8x8-patterns/12-Architecture/png/BrickMiniRuins.png&quot; reset &quot;~/Documents/8x8-patterns/12-Architecture/png/StoneWall.png&quot; &quot;~/Documents/8x8-patterns/12-Architecture/png/QuarryWall.png&quot; &quot;~/Documents/8x8-patterns/12-Architecture/png/StoneBlock.png&quot; &quot;~/Documents/8x8-patterns/12-Architecture/png/Flagstone.png&quot; &quot;~/Documents/8x8-patterns/12-Architecture/png/PavingStones.png&quot; &quot;~/Documents/8x8-patterns/12-Architecture/png/Shingle.png&quot; &quot;~/Documents/8x8-patterns/12-Architecture/png/RoofTiles.png&quot; &quot;~/Documents/8x8-patterns/12-Architecture/png/Archway.png&quot; &quot;~/Documents/8x8-patterns/12-Architecture/png/Window.png&quot; &quot;~/Documents/8x8-patterns/12-Architecture/png/Planks.png&quot; &quot;~/Documents/8x8-patterns/12-Architecture/png/Picket.png&quot;" calcext:value-type="string" table:number-columns-spanned="4" table:number-rows-spanned="1">
            <text:p>"~/Documents/8x8-patterns/utils/createimages.sh" "~/Documents/8x8-patterns/12-Architecture/png/BrickDense.png" "~/Documents/8x8-patterns/12-Architecture/png/BrickNarrow.png" "~/Documents/8x8-patterns/12-Architecture/png/BrickWide.png" "~/Documents/8x8-patterns/12-Architecture/png/Brick.png" "~/Documents/8x8-patterns/12-Architecture/png/BrickAged.png" "~/Documents/8x8-patterns/12-Architecture/png/BrickPointed.png" "~/Documents/8x8-patterns/12-Architecture/png/BrickShaded.png" "~/Documents/8x8-patterns/12-Architecture/png/BrickRelief.png" "~/Documents/8x8-patterns/12-Architecture/png/BrickSparse.png" "~/Documents/8x8-patterns/12-Architecture/png/BrickSparseShaded.png" "~/Documents/8x8-patterns/12-Architecture/png/BrickHighlights.png" "~/Documents/8x8-patterns/12-Architecture/png/Mortar.png" "~/Documents/8x8-patterns/12-Architecture/png/MortarLight.png" "~/Documents/8x8-patterns/12-Architecture/png/MortarAged.png" reset "~/Documents/8x8-patterns/12-Architecture/png/BrickVertical.png" "~/Documents/8x8-patterns/12-Architecture/png/BrickSinister.png" "~/Documents/8x8-patterns/12-Architecture/png/BrickSinisterRounded.png" "~/Documents/8x8-patterns/12-Architecture/png/BrickSinisterMini.png" "~/Documents/8x8-patterns/12-Architecture/png/BrickMini.png" "~/Documents/8x8-patterns/12-Architecture/png/BrickMiniDamage.png" "~/Documents/8x8-patterns/12-Architecture/png/BrickMiniRuins.png" reset "~/Documents/8x8-patterns/12-Architecture/png/StoneWall.png" "~/Documents/8x8-patterns/12-Architecture/png/QuarryWall.png" "~/Documents/8x8-patterns/12-Architecture/png/StoneBlock.png" "~/Documents/8x8-patterns/12-Architecture/png/Flagstone.png" "~/Documents/8x8-patterns/12-Architecture/png/PavingStones.png" "~/Documents/8x8-patterns/12-Architecture/png/Shingle.png" "~/Documents/8x8-patterns/12-Architecture/png/RoofTiles.png" "~/Documents/8x8-patterns/12-Architecture/png/Archway.png" "~/Documents/8x8-patterns/12-Architecture/png/Window.png" "~/Documents/8x8-patterns/12-Architecture/png/Planks.png" "~/Documents/8x8-patterns/12-Architecture/png/Picket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35" office:value-type="string" calcext:value-type="string">
            <text:p>BrickDense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12-Architecture/png/BrickDense.png&quot;" calcext:value-type="string">
            <text:p>"~/Documents/8x8-patterns/12-Architecture/png/BrickDense.png"</text:p>
          </table:table-cell>
          <table:table-cell table:style-name="ce39" table:formula="of:= 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BrickNarrow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12-Architecture/png/BrickNarrow.png&quot;" calcext:value-type="string">
            <text:p>"~/Documents/8x8-patterns/12-Architecture/png/BrickNarrow.png"</text:p>
          </table:table-cell>
          <table:table-cell table:style-name="ce39" table:formula="of:= 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BrickWide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12-Architecture/png/BrickWide.png&quot;" calcext:value-type="string">
            <text:p>"~/Documents/8x8-patterns/12-Architecture/png/BrickWide.png"</text:p>
          </table:table-cell>
          <table:table-cell table:style-name="ce39" table:formula="of:= 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Brick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12-Architecture/png/Brick.png&quot;" calcext:value-type="string">
            <text:p>"~/Documents/8x8-patterns/12-Architecture/png/Brick.png"</text:p>
          </table:table-cell>
          <table:table-cell table:style-name="ce39" table:formula="of:= IF(ISTEXT([.A13]);&quot;&lt;sup&gt;&quot;&amp;[.A13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BrickAged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12-Architecture/png/BrickAged.png&quot;" calcext:value-type="string">
            <text:p>"~/Documents/8x8-patterns/12-Architecture/png/BrickAged.png"</text:p>
          </table:table-cell>
          <table:table-cell table:style-name="ce39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BrickPointed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12-Architecture/png/BrickPointed.png&quot;" calcext:value-type="string">
            <text:p>"~/Documents/8x8-patterns/12-Architecture/png/BrickPointed.png"</text:p>
          </table:table-cell>
          <table:table-cell table:style-name="ce39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BrickShaded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12-Architecture/png/BrickShaded.png&quot;" calcext:value-type="string">
            <text:p>"~/Documents/8x8-patterns/12-Architecture/png/BrickShaded.png"</text:p>
          </table:table-cell>
          <table:table-cell table:style-name="ce39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BrickRelief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12-Architecture/png/BrickRelief.png&quot;" calcext:value-type="string">
            <text:p>"~/Documents/8x8-patterns/12-Architecture/png/BrickRelief.png"</text:p>
          </table:table-cell>
          <table:table-cell table:style-name="ce39" table:formula="of:= IF(ISTEXT([.A17]);&quot;&lt;sup&gt;&quot;&amp;[.A1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BrickSparse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12-Architecture/png/BrickSparse.png&quot;" calcext:value-type="string">
            <text:p>"~/Documents/8x8-patterns/12-Architecture/png/BrickSparse.png"</text:p>
          </table:table-cell>
          <table:table-cell table:style-name="ce39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BrickSparseShaded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~/Documents/8x8-patterns/12-Architecture/png/BrickSparseShaded.png&quot;" calcext:value-type="string">
            <text:p>"~/Documents/8x8-patterns/12-Architecture/png/BrickSparseShaded.png"</text:p>
          </table:table-cell>
          <table:table-cell table:style-name="ce39" table:formula="of:= IF(ISTEXT([.A19]);&quot;&lt;sup&gt;&quot;&amp;[.A1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BrickHighlights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~/Documents/8x8-patterns/12-Architecture/png/BrickHighlights.png&quot;" calcext:value-type="string">
            <text:p>"~/Documents/8x8-patterns/12-Architecture/png/BrickHighlights.png"</text:p>
          </table:table-cell>
          <table:table-cell table:style-name="ce39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Mortar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~/Documents/8x8-patterns/12-Architecture/png/Mortar.png&quot;" calcext:value-type="string">
            <text:p>"~/Documents/8x8-patterns/12-Architecture/png/Mortar.png"</text:p>
          </table:table-cell>
          <table:table-cell table:style-name="ce39" table:formula="of:= 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MortarLight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~/Documents/8x8-patterns/12-Architecture/png/MortarLight.png&quot;" calcext:value-type="string">
            <text:p>"~/Documents/8x8-patterns/12-Architecture/png/MortarLight.png"</text:p>
          </table:table-cell>
          <table:table-cell table:style-name="ce39" table:formula="of:= 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MortarAged</text:p>
          </table:table-cell>
          <table:table-cell table:style-name="ce39" table:formula="of:=IF(ISBLANK([.B23]);&quot;reset&quot;;&quot;&quot;&quot;&quot;&amp;[.$B$3]&amp;[.B23]&amp;&quot;.png&quot;&quot;&quot;)" office:value-type="string" office:string-value="&quot;~/Documents/8x8-patterns/12-Architecture/png/MortarAged.png&quot;" calcext:value-type="string">
            <text:p>"~/Documents/8x8-patterns/12-Architecture/png/MortarAged.png"</text:p>
          </table:table-cell>
          <table:table-cell table:style-name="ce39" table:formula="of:= 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/>
          <table:table-cell table:style-name="ce39" table:formula="of:=IF(ISBLANK([.B24]);&quot;reset&quot;;&quot;&quot;&quot;&quot;&amp;[.$B$3]&amp;[.B24]&amp;&quot;.png&quot;&quot;&quot;)" office:value-type="string" office:string-value="reset" calcext:value-type="string">
            <text:p>reset</text:p>
          </table:table-cell>
          <table:table-cell table:style-name="ce39" table:formula="of:= 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BrickVertical</text:p>
          </table:table-cell>
          <table:table-cell table:style-name="ce39" table:formula="of:=IF(ISBLANK([.B25]);&quot;reset&quot;;&quot;&quot;&quot;&quot;&amp;[.$B$3]&amp;[.B25]&amp;&quot;.png&quot;&quot;&quot;)" office:value-type="string" office:string-value="&quot;~/Documents/8x8-patterns/12-Architecture/png/BrickVertical.png&quot;" calcext:value-type="string">
            <text:p>"~/Documents/8x8-patterns/12-Architecture/png/BrickVertical.png"</text:p>
          </table:table-cell>
          <table:table-cell table:style-name="ce39" table:formula="of:= 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BrickSinister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~/Documents/8x8-patterns/12-Architecture/png/BrickSinister.png&quot;" calcext:value-type="string">
            <text:p>"~/Documents/8x8-patterns/12-Architecture/png/BrickSinister.png"</text:p>
          </table:table-cell>
          <table:table-cell table:style-name="ce39" table:formula="of:= IF(ISTEXT([.A26]);&quot;&lt;sup&gt;&quot;&amp;[.A26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BrickSinisterRounded</text:p>
          </table:table-cell>
          <table:table-cell table:style-name="ce39" table:formula="of:=IF(ISBLANK([.B27]);&quot;reset&quot;;&quot;&quot;&quot;&quot;&amp;[.$B$3]&amp;[.B27]&amp;&quot;.png&quot;&quot;&quot;)" office:value-type="string" office:string-value="&quot;~/Documents/8x8-patterns/12-Architecture/png/BrickSinisterRounded.png&quot;" calcext:value-type="string">
            <text:p>"~/Documents/8x8-patterns/12-Architecture/png/BrickSinisterRounded.png"</text:p>
          </table:table-cell>
          <table:table-cell table:style-name="ce39" table:formula="of:= IF(ISTEXT([.A27]);&quot;&lt;sup&gt;&quot;&amp;[.A2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BrickSinisterMini</text:p>
          </table:table-cell>
          <table:table-cell table:style-name="ce39" table:formula="of:=IF(ISBLANK([.B28]);&quot;reset&quot;;&quot;&quot;&quot;&quot;&amp;[.$B$3]&amp;[.B28]&amp;&quot;.png&quot;&quot;&quot;)" office:value-type="string" office:string-value="&quot;~/Documents/8x8-patterns/12-Architecture/png/BrickSinisterMini.png&quot;" calcext:value-type="string">
            <text:p>"~/Documents/8x8-patterns/12-Architecture/png/BrickSinisterMini.png"</text:p>
          </table:table-cell>
          <table:table-cell table:style-name="ce39" table:formula="of:= 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BrickMini</text:p>
          </table:table-cell>
          <table:table-cell table:style-name="ce39" table:formula="of:=IF(ISBLANK([.B29]);&quot;reset&quot;;&quot;&quot;&quot;&quot;&amp;[.$B$3]&amp;[.B29]&amp;&quot;.png&quot;&quot;&quot;)" office:value-type="string" office:string-value="&quot;~/Documents/8x8-patterns/12-Architecture/png/BrickMini.png&quot;" calcext:value-type="string">
            <text:p>"~/Documents/8x8-patterns/12-Architecture/png/BrickMini.png"</text:p>
          </table:table-cell>
          <table:table-cell table:style-name="ce39" table:formula="of:= 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BrickMiniDamage</text:p>
          </table:table-cell>
          <table:table-cell table:style-name="ce39" table:formula="of:=IF(ISBLANK([.B30]);&quot;reset&quot;;&quot;&quot;&quot;&quot;&amp;[.$B$3]&amp;[.B30]&amp;&quot;.png&quot;&quot;&quot;)" office:value-type="string" office:string-value="&quot;~/Documents/8x8-patterns/12-Architecture/png/BrickMiniDamage.png&quot;" calcext:value-type="string">
            <text:p>"~/Documents/8x8-patterns/12-Architecture/png/BrickMiniDamage.png"</text:p>
          </table:table-cell>
          <table:table-cell table:style-name="ce39" table:formula="of:= 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BrickMiniRuins</text:p>
          </table:table-cell>
          <table:table-cell table:style-name="ce39" table:formula="of:=IF(ISBLANK([.B31]);&quot;reset&quot;;&quot;&quot;&quot;&quot;&amp;[.$B$3]&amp;[.B31]&amp;&quot;.png&quot;&quot;&quot;)" office:value-type="string" office:string-value="&quot;~/Documents/8x8-patterns/12-Architecture/png/BrickMiniRuins.png&quot;" calcext:value-type="string">
            <text:p>"~/Documents/8x8-patterns/12-Architecture/png/BrickMiniRuins.png"</text:p>
          </table:table-cell>
          <table:table-cell table:style-name="ce39" table:formula="of:= 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/>
          <table:table-cell table:style-name="ce39" table:formula="of:=IF(ISBLANK([.B32]);&quot;reset&quot;;&quot;&quot;&quot;&quot;&amp;[.$B$3]&amp;[.B32]&amp;&quot;.png&quot;&quot;&quot;)" office:value-type="string" office:string-value="reset" calcext:value-type="string">
            <text:p>reset</text:p>
          </table:table-cell>
          <table:table-cell table:style-name="ce39" table:formula="of:= 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toneWall</text:p>
          </table:table-cell>
          <table:table-cell table:style-name="ce39" table:formula="of:=IF(ISBLANK([.B33]);&quot;reset&quot;;&quot;&quot;&quot;&quot;&amp;[.$B$3]&amp;[.B33]&amp;&quot;.png&quot;&quot;&quot;)" office:value-type="string" office:string-value="&quot;~/Documents/8x8-patterns/12-Architecture/png/StoneWall.png&quot;" calcext:value-type="string">
            <text:p>"~/Documents/8x8-patterns/12-Architecture/png/StoneWall.png"</text:p>
          </table:table-cell>
          <table:table-cell table:style-name="ce39" table:formula="of:= 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QuarryWall</text:p>
          </table:table-cell>
          <table:table-cell table:style-name="ce39" table:formula="of:=IF(ISBLANK([.B34]);&quot;reset&quot;;&quot;&quot;&quot;&quot;&amp;[.$B$3]&amp;[.B34]&amp;&quot;.png&quot;&quot;&quot;)" office:value-type="string" office:string-value="&quot;~/Documents/8x8-patterns/12-Architecture/png/QuarryWall.png&quot;" calcext:value-type="string">
            <text:p>"~/Documents/8x8-patterns/12-Architecture/png/QuarryWall.png"</text:p>
          </table:table-cell>
          <table:table-cell table:style-name="ce39" table:formula="of:= IF(ISTEXT([.A34]);&quot;&lt;sup&gt;&quot;&amp;[.A3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toneBlock</text:p>
          </table:table-cell>
          <table:table-cell table:style-name="ce39" table:formula="of:=IF(ISBLANK([.B35]);&quot;reset&quot;;&quot;&quot;&quot;&quot;&amp;[.$B$3]&amp;[.B35]&amp;&quot;.png&quot;&quot;&quot;)" office:value-type="string" office:string-value="&quot;~/Documents/8x8-patterns/12-Architecture/png/StoneBlock.png&quot;" calcext:value-type="string">
            <text:p>"~/Documents/8x8-patterns/12-Architecture/png/StoneBlock.png"</text:p>
          </table:table-cell>
          <table:table-cell table:style-name="ce39" table:formula="of:= 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Flagstone</text:p>
          </table:table-cell>
          <table:table-cell table:style-name="ce39" table:formula="of:=IF(ISBLANK([.B36]);&quot;reset&quot;;&quot;&quot;&quot;&quot;&amp;[.$B$3]&amp;[.B36]&amp;&quot;.png&quot;&quot;&quot;)" office:value-type="string" office:string-value="&quot;~/Documents/8x8-patterns/12-Architecture/png/Flagstone.png&quot;" calcext:value-type="string">
            <text:p>"~/Documents/8x8-patterns/12-Architecture/png/Flagstone.png"</text:p>
          </table:table-cell>
          <table:table-cell table:style-name="ce39" table:formula="of:= 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PavingStones</text:p>
          </table:table-cell>
          <table:table-cell table:style-name="ce39" table:formula="of:=IF(ISBLANK([.B37]);&quot;reset&quot;;&quot;&quot;&quot;&quot;&amp;[.$B$3]&amp;[.B37]&amp;&quot;.png&quot;&quot;&quot;)" office:value-type="string" office:string-value="&quot;~/Documents/8x8-patterns/12-Architecture/png/PavingStones.png&quot;" calcext:value-type="string">
            <text:p>"~/Documents/8x8-patterns/12-Architecture/png/PavingStones.png"</text:p>
          </table:table-cell>
          <table:table-cell table:style-name="ce39" table:formula="of:= 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Shingle</text:p>
          </table:table-cell>
          <table:table-cell table:style-name="ce39" table:formula="of:=IF(ISBLANK([.B38]);&quot;reset&quot;;&quot;&quot;&quot;&quot;&amp;[.$B$3]&amp;[.B38]&amp;&quot;.png&quot;&quot;&quot;)" office:value-type="string" office:string-value="&quot;~/Documents/8x8-patterns/12-Architecture/png/Shingle.png&quot;" calcext:value-type="string">
            <text:p>"~/Documents/8x8-patterns/12-Architecture/png/Shingle.png"</text:p>
          </table:table-cell>
          <table:table-cell table:style-name="ce39" table:formula="of:= IF(ISTEXT([.A38]);&quot;&lt;sup&gt;&quot;&amp;[.A38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RoofTiles</text:p>
          </table:table-cell>
          <table:table-cell table:style-name="ce39" table:formula="of:=IF(ISBLANK([.B39]);&quot;reset&quot;;&quot;&quot;&quot;&quot;&amp;[.$B$3]&amp;[.B39]&amp;&quot;.png&quot;&quot;&quot;)" office:value-type="string" office:string-value="&quot;~/Documents/8x8-patterns/12-Architecture/png/RoofTiles.png&quot;" calcext:value-type="string">
            <text:p>"~/Documents/8x8-patterns/12-Architecture/png/RoofTiles.png"</text:p>
          </table:table-cell>
          <table:table-cell table:style-name="ce39" table:formula="of:= IF(ISTEXT([.A39]);&quot;&lt;sup&gt;&quot;&amp;[.A39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Archway</text:p>
          </table:table-cell>
          <table:table-cell table:style-name="ce39" table:formula="of:=IF(ISBLANK([.B40]);&quot;reset&quot;;&quot;&quot;&quot;&quot;&amp;[.$B$3]&amp;[.B40]&amp;&quot;.png&quot;&quot;&quot;)" office:value-type="string" office:string-value="&quot;~/Documents/8x8-patterns/12-Architecture/png/Archway.png&quot;" calcext:value-type="string">
            <text:p>"~/Documents/8x8-patterns/12-Architecture/png/Archway.png"</text:p>
          </table:table-cell>
          <table:table-cell table:style-name="ce39" table:formula="of:= IF(ISTEXT([.A40]);&quot;&lt;sup&gt;&quot;&amp;[.A40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Window</text:p>
          </table:table-cell>
          <table:table-cell table:style-name="ce39" table:formula="of:=IF(ISBLANK([.B41]);&quot;reset&quot;;&quot;&quot;&quot;&quot;&amp;[.$B$3]&amp;[.B41]&amp;&quot;.png&quot;&quot;&quot;)" office:value-type="string" office:string-value="&quot;~/Documents/8x8-patterns/12-Architecture/png/Window.png&quot;" calcext:value-type="string">
            <text:p>"~/Documents/8x8-patterns/12-Architecture/png/Window.png"</text:p>
          </table:table-cell>
          <table:table-cell table:style-name="ce39" table:formula="of:= IF(ISTEXT([.A41]);&quot;&lt;sup&gt;&quot;&amp;[.A4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Planks</text:p>
          </table:table-cell>
          <table:table-cell table:style-name="ce39" table:formula="of:=IF(ISBLANK([.B42]);&quot;reset&quot;;&quot;&quot;&quot;&quot;&amp;[.$B$3]&amp;[.B42]&amp;&quot;.png&quot;&quot;&quot;)" office:value-type="string" office:string-value="&quot;~/Documents/8x8-patterns/12-Architecture/png/Planks.png&quot;" calcext:value-type="string">
            <text:p>"~/Documents/8x8-patterns/12-Architecture/png/Planks.png"</text:p>
          </table:table-cell>
          <table:table-cell table:style-name="ce39" table:formula="of:= IF(ISTEXT([.A42]);&quot;&lt;sup&gt;&quot;&amp;[.A4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Picket</text:p>
          </table:table-cell>
          <table:table-cell table:style-name="ce39" table:formula="of:=IF(ISBLANK([.B43]);&quot;reset&quot;;&quot;&quot;&quot;&quot;&amp;[.$B$3]&amp;[.B43]&amp;&quot;.png&quot;&quot;&quot;)" office:value-type="string" office:string-value="&quot;~/Documents/8x8-patterns/12-Architecture/png/Picket.png&quot;" calcext:value-type="string">
            <text:p>"~/Documents/8x8-patterns/12-Architecture/png/Picket.png"</text:p>
          </table:table-cell>
          <table:table-cell table:style-name="ce39" table:formula="of:= IF(ISTEXT([.A43]);&quot;&lt;sup&gt;&quot;&amp;[.A4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House</text:p>
          </table:table-cell>
          <table:table-cell table:style-name="ce39" table:formula="of:=IF(ISBLANK([.B44]);&quot;reset&quot;;&quot;&quot;&quot;&quot;&amp;[.$B$3]&amp;[.B44]&amp;&quot;.png&quot;&quot;&quot;)" office:value-type="string" office:string-value="&quot;~/Documents/8x8-patterns/12-Architecture/png/House.png&quot;" calcext:value-type="string">
            <text:p>"~/Documents/8x8-patterns/12-Architecture/png/House.png"</text:p>
          </table:table-cell>
          <table:table-cell table:style-name="ce39" table:formula="of:= IF(ISTEXT([.A44]);&quot;&lt;sup&gt;&quot;&amp;[.A4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HouseMini</text:p>
          </table:table-cell>
          <table:table-cell table:style-name="ce39" table:formula="of:=IF(ISBLANK([.B45]);&quot;reset&quot;;&quot;&quot;&quot;&quot;&amp;[.$B$3]&amp;[.B45]&amp;&quot;.png&quot;&quot;&quot;)" office:value-type="string" office:string-value="&quot;~/Documents/8x8-patterns/12-Architecture/png/HouseMini.png&quot;" calcext:value-type="string">
            <text:p>"~/Documents/8x8-patterns/12-Architecture/png/HouseMini.png"</text:p>
          </table:table-cell>
          <table:table-cell table:style-name="ce39" table:formula="of:= IF(ISTEXT([.A45]);&quot;&lt;sup&gt;&quot;&amp;[.A45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 Nature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13-Nature/png/&quot;" office:value-type="string" office:string-value="~/Documents/8x8-patterns/13-Nature/png/" calcext:value-type="string" table:number-columns-spanned="4" table:number-rows-spanned="1">
            <text:p>~/Documents/8x8-patterns/13-Nature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48])" office:value-type="string" office:string-value="&quot;~/Documents/8x8-patterns/utils/createimages.sh&quot; &quot;~/Documents/8x8-patterns/13-Nature/png/Scales.png&quot; &quot;~/Documents/8x8-patterns/13-Nature/png/ScalesLargeDexter.png&quot; &quot;~/Documents/8x8-patterns/13-Nature/png/ScalesLargeSinister.png&quot; reset &quot;~/Documents/8x8-patterns/13-Nature/png/Loam.png&quot; &quot;~/Documents/8x8-patterns/13-Nature/png/Sand.png&quot; &quot;~/Documents/8x8-patterns/13-Nature/png/Patch.png&quot; &quot;~/Documents/8x8-patterns/13-Nature/png/Divot.png&quot; &quot;~/Documents/8x8-patterns/13-Nature/png/Grass.png&quot; &quot;~/Documents/8x8-patterns/13-Nature/png/GrassMini.png&quot; &quot;~/Documents/8x8-patterns/13-Nature/png/Field.png&quot; &quot;~/Documents/8x8-patterns/13-Nature/png/FieldSparse.png&quot; &quot;~/Documents/8x8-patterns/13-Nature/png/Pasture.png&quot; reset &quot;~/Documents/8x8-patterns/13-Nature/png/Daisies.png&quot; &quot;~/Documents/8x8-patterns/13-Nature/png/Tuffet.png&quot; &quot;~/Documents/8x8-patterns/13-Nature/png/Shrub.png&quot; &quot;~/Documents/8x8-patterns/13-Nature/png/Sprout.png&quot; &quot;~/Documents/8x8-patterns/13-Nature/png/Crop.png&quot; &quot;~/Documents/8x8-patterns/13-Nature/png/Bush.png&quot; &quot;~/Documents/8x8-patterns/13-Nature/png/Leaves.png&quot; &quot;~/Documents/8x8-patterns/13-Nature/png/Overgrowth.png&quot; reset &quot;~/Documents/8x8-patterns/13-Nature/png/Thicket.png&quot; &quot;~/Documents/8x8-patterns/13-Nature/png/Tree.png&quot; &quot;~/Documents/8x8-patterns/13-Nature/png/Rocks.png&quot; &quot;~/Documents/8x8-patterns/13-Nature/png/Mounds.png&quot; &quot;~/Documents/8x8-patterns/13-Nature/png/Skull.png&quot; &quot;~/Documents/8x8-patterns/13-Nature/png/CrackedBoulder.png&quot; &quot;~/Documents/8x8-patterns/13-Nature/png/Bamboo.png&quot;" calcext:value-type="string" table:number-columns-spanned="4" table:number-rows-spanned="1">
            <text:p>"~/Documents/8x8-patterns/utils/createimages.sh" "~/Documents/8x8-patterns/13-Nature/png/Scales.png" "~/Documents/8x8-patterns/13-Nature/png/ScalesLargeDexter.png" "~/Documents/8x8-patterns/13-Nature/png/ScalesLargeSinister.png" reset "~/Documents/8x8-patterns/13-Nature/png/Loam.png" "~/Documents/8x8-patterns/13-Nature/png/Sand.png" "~/Documents/8x8-patterns/13-Nature/png/Patch.png" "~/Documents/8x8-patterns/13-Nature/png/Divot.png" "~/Documents/8x8-patterns/13-Nature/png/Grass.png" "~/Documents/8x8-patterns/13-Nature/png/GrassMini.png" "~/Documents/8x8-patterns/13-Nature/png/Field.png" "~/Documents/8x8-patterns/13-Nature/png/FieldSparse.png" "~/Documents/8x8-patterns/13-Nature/png/Pasture.png" reset "~/Documents/8x8-patterns/13-Nature/png/Daisies.png" "~/Documents/8x8-patterns/13-Nature/png/Tuffet.png" "~/Documents/8x8-patterns/13-Nature/png/Shrub.png" "~/Documents/8x8-patterns/13-Nature/png/Sprout.png" "~/Documents/8x8-patterns/13-Nature/png/Crop.png" "~/Documents/8x8-patterns/13-Nature/png/Bush.png" "~/Documents/8x8-patterns/13-Nature/png/Leaves.png" "~/Documents/8x8-patterns/13-Nature/png/Overgrowth.png" reset "~/Documents/8x8-patterns/13-Nature/png/Thicket.png" "~/Documents/8x8-patterns/13-Nature/png/Tree.png" "~/Documents/8x8-patterns/13-Nature/png/Rocks.png" "~/Documents/8x8-patterns/13-Nature/png/Mounds.png" "~/Documents/8x8-patterns/13-Nature/png/Skull.png" "~/Documents/8x8-patterns/13-Nature/png/CrackedBoulder.png" "~/Documents/8x8-patterns/13-Nature/png/Bamboo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35" office:value-type="string" calcext:value-type="string">
            <text:p>Scales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13-Nature/png/Scales.png&quot;" calcext:value-type="string">
            <text:p>"~/Documents/8x8-patterns/13-Nature/png/Scales.png"</text:p>
          </table:table-cell>
          <table:table-cell table:style-name="ce39" table:formula="of:= 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ScalesLargeDexter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13-Nature/png/ScalesLargeDexter.png&quot;" calcext:value-type="string">
            <text:p>"~/Documents/8x8-patterns/13-Nature/png/ScalesLargeDexter.png"</text:p>
          </table:table-cell>
          <table:table-cell table:style-name="ce39" table:formula="of:= 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ScalesLargeSinister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13-Nature/png/ScalesLargeSinister.png&quot;" calcext:value-type="string">
            <text:p>"~/Documents/8x8-patterns/13-Nature/png/ScalesLargeSinister.png"</text:p>
          </table:table-cell>
          <table:table-cell table:style-name="ce39" table:formula="of:= 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/>
          <table:table-cell table:style-name="ce39" table:formula="of:=IF(ISBLANK([.B13]);&quot;reset&quot;;&quot;&quot;&quot;&quot;&amp;[.$B$3]&amp;[.B13]&amp;&quot;.png&quot;&quot;&quot;)" office:value-type="string" office:string-value="reset" calcext:value-type="string">
            <text:p>reset</text:p>
          </table:table-cell>
          <table:table-cell table:style-name="ce39" table:formula="of:= 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Loam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13-Nature/png/Loam.png&quot;" calcext:value-type="string">
            <text:p>"~/Documents/8x8-patterns/13-Nature/png/Loam.png"</text:p>
          </table:table-cell>
          <table:table-cell table:style-name="ce39" table:formula="of:= 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Sand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13-Nature/png/Sand.png&quot;" calcext:value-type="string">
            <text:p>"~/Documents/8x8-patterns/13-Nature/png/Sand.png"</text:p>
          </table:table-cell>
          <table:table-cell table:style-name="ce39" table:formula="of:= 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Patch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13-Nature/png/Patch.png&quot;" calcext:value-type="string">
            <text:p>"~/Documents/8x8-patterns/13-Nature/png/Patch.png"</text:p>
          </table:table-cell>
          <table:table-cell table:style-name="ce39" table:formula="of:= 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o</text:span></text:p>
          </table:table-cell>
          <table:table-cell table:style-name="ce35" office:value-type="string" calcext:value-type="string">
            <text:p>Divot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13-Nature/png/Divot.png&quot;" calcext:value-type="string">
            <text:p>"~/Documents/8x8-patterns/13-Nature/png/Divot.png"</text:p>
          </table:table-cell>
          <table:table-cell table:style-name="ce39" table:formula="of:= IF(ISTEXT([.A17]);&quot;&lt;sup&gt;&quot;&amp;[.A17]&amp;&quot;&lt;/sup&gt;&quot;;&quot;&quot;)" office:value-type="string" office:string-value="&lt;sup&gt;o&lt;/sup&gt;" calcext:value-type="string">
            <text:p>&lt;sup&gt;o&lt;/sup&gt;</text:p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Grass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13-Nature/png/Grass.png&quot;" calcext:value-type="string">
            <text:p>"~/Documents/8x8-patterns/13-Nature/png/Grass.png"</text:p>
          </table:table-cell>
          <table:table-cell table:style-name="ce39" table:formula="of:= 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GrassMini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~/Documents/8x8-patterns/13-Nature/png/GrassMini.png&quot;" calcext:value-type="string">
            <text:p>"~/Documents/8x8-patterns/13-Nature/png/GrassMini.png"</text:p>
          </table:table-cell>
          <table:table-cell table:style-name="ce39" table:formula="of:= IF(ISTEXT([.A19]);&quot;&lt;sup&gt;&quot;&amp;[.A19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Field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~/Documents/8x8-patterns/13-Nature/png/Field.png&quot;" calcext:value-type="string">
            <text:p>"~/Documents/8x8-patterns/13-Nature/png/Field.png"</text:p>
          </table:table-cell>
          <table:table-cell table:style-name="ce39" table:formula="of:= IF(ISTEXT([.A20]);&quot;&lt;sup&gt;&quot;&amp;[.A2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FieldSparse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~/Documents/8x8-patterns/13-Nature/png/FieldSparse.png&quot;" calcext:value-type="string">
            <text:p>"~/Documents/8x8-patterns/13-Nature/png/FieldSparse.png"</text:p>
          </table:table-cell>
          <table:table-cell table:style-name="ce39" table:formula="of:= 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Pasture</text:p>
          </table:table-cell>
          <table:table-cell table:style-name="ce39" table:formula="of:=IF(ISBLANK([.B22]);&quot;reset&quot;;&quot;&quot;&quot;&quot;&amp;[.$B$3]&amp;[.B22]&amp;&quot;.png&quot;&quot;&quot;)" office:value-type="string" office:string-value="&quot;~/Documents/8x8-patterns/13-Nature/png/Pasture.png&quot;" calcext:value-type="string">
            <text:p>"~/Documents/8x8-patterns/13-Nature/png/Pasture.png"</text:p>
          </table:table-cell>
          <table:table-cell table:style-name="ce39" table:formula="of:= IF(ISTEXT([.A22]);&quot;&lt;sup&gt;&quot;&amp;[.A2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/>
          <table:table-cell table:style-name="ce39" table:formula="of:=IF(ISBLANK([.B23]);&quot;reset&quot;;&quot;&quot;&quot;&quot;&amp;[.$B$3]&amp;[.B23]&amp;&quot;.png&quot;&quot;&quot;)" office:value-type="string" office:string-value="reset" calcext:value-type="string">
            <text:p>reset</text:p>
          </table:table-cell>
          <table:table-cell table:style-name="ce39" table:formula="of:= IF(ISTEXT([.A23]);&quot;&lt;sup&gt;&quot;&amp;[.A2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Daisies</text:p>
          </table:table-cell>
          <table:table-cell table:style-name="ce39" table:formula="of:=IF(ISBLANK([.B24]);&quot;reset&quot;;&quot;&quot;&quot;&quot;&amp;[.$B$3]&amp;[.B24]&amp;&quot;.png&quot;&quot;&quot;)" office:value-type="string" office:string-value="&quot;~/Documents/8x8-patterns/13-Nature/png/Daisies.png&quot;" calcext:value-type="string">
            <text:p>"~/Documents/8x8-patterns/13-Nature/png/Daisies.png"</text:p>
          </table:table-cell>
          <table:table-cell table:style-name="ce39" table:formula="of:= IF(ISTEXT([.A24]);&quot;&lt;sup&gt;&quot;&amp;[.A24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Tuffet</text:p>
          </table:table-cell>
          <table:table-cell table:style-name="ce39" table:formula="of:=IF(ISBLANK([.B25]);&quot;reset&quot;;&quot;&quot;&quot;&quot;&amp;[.$B$3]&amp;[.B25]&amp;&quot;.png&quot;&quot;&quot;)" office:value-type="string" office:string-value="&quot;~/Documents/8x8-patterns/13-Nature/png/Tuffet.png&quot;" calcext:value-type="string">
            <text:p>"~/Documents/8x8-patterns/13-Nature/png/Tuffet.png"</text:p>
          </table:table-cell>
          <table:table-cell table:style-name="ce39" table:formula="of:= IF(ISTEXT([.A25]);&quot;&lt;sup&gt;&quot;&amp;[.A25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Shrub</text:p>
          </table:table-cell>
          <table:table-cell table:style-name="ce39" table:formula="of:=IF(ISBLANK([.B26]);&quot;reset&quot;;&quot;&quot;&quot;&quot;&amp;[.$B$3]&amp;[.B26]&amp;&quot;.png&quot;&quot;&quot;)" office:value-type="string" office:string-value="&quot;~/Documents/8x8-patterns/13-Nature/png/Shrub.png&quot;" calcext:value-type="string">
            <text:p>"~/Documents/8x8-patterns/13-Nature/png/Shrub.png"</text:p>
          </table:table-cell>
          <table:table-cell table:style-name="ce39" table:formula="of:= IF(ISTEXT([.A26]);&quot;&lt;sup&gt;&quot;&amp;[.A2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Sprout</text:p>
          </table:table-cell>
          <table:table-cell table:style-name="ce39" table:formula="of:=IF(ISBLANK([.B27]);&quot;reset&quot;;&quot;&quot;&quot;&quot;&amp;[.$B$3]&amp;[.B27]&amp;&quot;.png&quot;&quot;&quot;)" office:value-type="string" office:string-value="&quot;~/Documents/8x8-patterns/13-Nature/png/Sprout.png&quot;" calcext:value-type="string">
            <text:p>"~/Documents/8x8-patterns/13-Nature/png/Sprout.png"</text:p>
          </table:table-cell>
          <table:table-cell table:style-name="ce39" table:formula="of:= IF(ISTEXT([.A27]);&quot;&lt;sup&gt;&quot;&amp;[.A27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Crop</text:p>
          </table:table-cell>
          <table:table-cell table:style-name="ce39" table:formula="of:=IF(ISBLANK([.B28]);&quot;reset&quot;;&quot;&quot;&quot;&quot;&amp;[.$B$3]&amp;[.B28]&amp;&quot;.png&quot;&quot;&quot;)" office:value-type="string" office:string-value="&quot;~/Documents/8x8-patterns/13-Nature/png/Crop.png&quot;" calcext:value-type="string">
            <text:p>"~/Documents/8x8-patterns/13-Nature/png/Crop.png"</text:p>
          </table:table-cell>
          <table:table-cell table:style-name="ce39" table:formula="of:= IF(ISTEXT([.A28]);&quot;&lt;sup&gt;&quot;&amp;[.A2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Bush</text:p>
          </table:table-cell>
          <table:table-cell table:style-name="ce39" table:formula="of:=IF(ISBLANK([.B29]);&quot;reset&quot;;&quot;&quot;&quot;&quot;&amp;[.$B$3]&amp;[.B29]&amp;&quot;.png&quot;&quot;&quot;)" office:value-type="string" office:string-value="&quot;~/Documents/8x8-patterns/13-Nature/png/Bush.png&quot;" calcext:value-type="string">
            <text:p>"~/Documents/8x8-patterns/13-Nature/png/Bush.png"</text:p>
          </table:table-cell>
          <table:table-cell table:style-name="ce39" table:formula="of:= IF(ISTEXT([.A29]);&quot;&lt;sup&gt;&quot;&amp;[.A29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Leaves</text:p>
          </table:table-cell>
          <table:table-cell table:style-name="ce39" table:formula="of:=IF(ISBLANK([.B30]);&quot;reset&quot;;&quot;&quot;&quot;&quot;&amp;[.$B$3]&amp;[.B30]&amp;&quot;.png&quot;&quot;&quot;)" office:value-type="string" office:string-value="&quot;~/Documents/8x8-patterns/13-Nature/png/Leaves.png&quot;" calcext:value-type="string">
            <text:p>"~/Documents/8x8-patterns/13-Nature/png/Leaves.png"</text:p>
          </table:table-cell>
          <table:table-cell table:style-name="ce39" table:formula="of:= IF(ISTEXT([.A30]);&quot;&lt;sup&gt;&quot;&amp;[.A3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 office:value-type="string" calcext:value-type="string">
            <text:p>Overgrowth</text:p>
          </table:table-cell>
          <table:table-cell table:style-name="ce39" table:formula="of:=IF(ISBLANK([.B31]);&quot;reset&quot;;&quot;&quot;&quot;&quot;&amp;[.$B$3]&amp;[.B31]&amp;&quot;.png&quot;&quot;&quot;)" office:value-type="string" office:string-value="&quot;~/Documents/8x8-patterns/13-Nature/png/Overgrowth.png&quot;" calcext:value-type="string">
            <text:p>"~/Documents/8x8-patterns/13-Nature/png/Overgrowth.png"</text:p>
          </table:table-cell>
          <table:table-cell table:style-name="ce39" table:formula="of:= IF(ISTEXT([.A31]);&quot;&lt;sup&gt;&quot;&amp;[.A3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7"/>
          <table:table-cell table:style-name="ce35"/>
          <table:table-cell table:style-name="ce39" table:formula="of:=IF(ISBLANK([.B32]);&quot;reset&quot;;&quot;&quot;&quot;&quot;&amp;[.$B$3]&amp;[.B32]&amp;&quot;.png&quot;&quot;&quot;)" office:value-type="string" office:string-value="reset" calcext:value-type="string">
            <text:p>reset</text:p>
          </table:table-cell>
          <table:table-cell table:style-name="ce39" table:formula="of:= IF(ISTEXT([.A32]);&quot;&lt;sup&gt;&quot;&amp;[.A32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Thicket</text:p>
          </table:table-cell>
          <table:table-cell table:style-name="ce39" table:formula="of:=IF(ISBLANK([.B33]);&quot;reset&quot;;&quot;&quot;&quot;&quot;&amp;[.$B$3]&amp;[.B33]&amp;&quot;.png&quot;&quot;&quot;)" office:value-type="string" office:string-value="&quot;~/Documents/8x8-patterns/13-Nature/png/Thicket.png&quot;" calcext:value-type="string">
            <text:p>"~/Documents/8x8-patterns/13-Nature/png/Thicket.png"</text:p>
          </table:table-cell>
          <table:table-cell table:style-name="ce39" table:formula="of:= IF(ISTEXT([.A33]);&quot;&lt;sup&gt;&quot;&amp;[.A3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Tree</text:p>
          </table:table-cell>
          <table:table-cell table:style-name="ce39" table:formula="of:=IF(ISBLANK([.B34]);&quot;reset&quot;;&quot;&quot;&quot;&quot;&amp;[.$B$3]&amp;[.B34]&amp;&quot;.png&quot;&quot;&quot;)" office:value-type="string" office:string-value="&quot;~/Documents/8x8-patterns/13-Nature/png/Tree.png&quot;" calcext:value-type="string">
            <text:p>"~/Documents/8x8-patterns/13-Nature/png/Tree.png"</text:p>
          </table:table-cell>
          <table:table-cell table:style-name="ce39" table:formula="of:= IF(ISTEXT([.A34]);&quot;&lt;sup&gt;&quot;&amp;[.A3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Rocks</text:p>
          </table:table-cell>
          <table:table-cell table:style-name="ce39" table:formula="of:=IF(ISBLANK([.B35]);&quot;reset&quot;;&quot;&quot;&quot;&quot;&amp;[.$B$3]&amp;[.B35]&amp;&quot;.png&quot;&quot;&quot;)" office:value-type="string" office:string-value="&quot;~/Documents/8x8-patterns/13-Nature/png/Rocks.png&quot;" calcext:value-type="string">
            <text:p>"~/Documents/8x8-patterns/13-Nature/png/Rocks.png"</text:p>
          </table:table-cell>
          <table:table-cell table:style-name="ce39" table:formula="of:= IF(ISTEXT([.A35]);&quot;&lt;sup&gt;&quot;&amp;[.A3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Mounds</text:p>
          </table:table-cell>
          <table:table-cell table:style-name="ce39" table:formula="of:=IF(ISBLANK([.B36]);&quot;reset&quot;;&quot;&quot;&quot;&quot;&amp;[.$B$3]&amp;[.B36]&amp;&quot;.png&quot;&quot;&quot;)" office:value-type="string" office:string-value="&quot;~/Documents/8x8-patterns/13-Nature/png/Mounds.png&quot;" calcext:value-type="string">
            <text:p>"~/Documents/8x8-patterns/13-Nature/png/Mounds.png"</text:p>
          </table:table-cell>
          <table:table-cell table:style-name="ce39" table:formula="of:= IF(ISTEXT([.A36]);&quot;&lt;sup&gt;&quot;&amp;[.A36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kull</text:p>
          </table:table-cell>
          <table:table-cell table:style-name="ce39" table:formula="of:=IF(ISBLANK([.B37]);&quot;reset&quot;;&quot;&quot;&quot;&quot;&amp;[.$B$3]&amp;[.B37]&amp;&quot;.png&quot;&quot;&quot;)" office:value-type="string" office:string-value="&quot;~/Documents/8x8-patterns/13-Nature/png/Skull.png&quot;" calcext:value-type="string">
            <text:p>"~/Documents/8x8-patterns/13-Nature/png/Skull.png"</text:p>
          </table:table-cell>
          <table:table-cell table:style-name="ce39" table:formula="of:= IF(ISTEXT([.A37]);&quot;&lt;sup&gt;&quot;&amp;[.A37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CrackedBoulder</text:p>
          </table:table-cell>
          <table:table-cell table:style-name="ce39" table:formula="of:=IF(ISBLANK([.B38]);&quot;reset&quot;;&quot;&quot;&quot;&quot;&amp;[.$B$3]&amp;[.B38]&amp;&quot;.png&quot;&quot;&quot;)" office:value-type="string" office:string-value="&quot;~/Documents/8x8-patterns/13-Nature/png/CrackedBoulder.png&quot;" calcext:value-type="string">
            <text:p>"~/Documents/8x8-patterns/13-Nature/png/CrackedBoulder.png"</text:p>
          </table:table-cell>
          <table:table-cell table:style-name="ce39" table:formula="of:= IF(ISTEXT([.A38]);&quot;&lt;sup&gt;&quot;&amp;[.A38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Bamboo</text:p>
          </table:table-cell>
          <table:table-cell table:style-name="ce39" table:formula="of:=IF(ISBLANK([.B39]);&quot;reset&quot;;&quot;&quot;&quot;&quot;&amp;[.$B$3]&amp;[.B39]&amp;&quot;.png&quot;&quot;&quot;)" office:value-type="string" office:string-value="&quot;~/Documents/8x8-patterns/13-Nature/png/Bamboo.png&quot;" calcext:value-type="string">
            <text:p>"~/Documents/8x8-patterns/13-Nature/png/Bamboo.png"</text:p>
          </table:table-cell>
          <table:table-cell table:style-name="ce39" table:formula="of:= IF(ISTEXT([.A39]);&quot;&lt;sup&gt;&quot;&amp;[.A39]&amp;&quot;&lt;/sup&gt;&quot;;&quot;&quot;)">
            <text:p/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35"/>
          <table:table-cell table:style-name="ce39"/>
          <table:table-cell table:number-columns-repeated="1021"/>
        </table:table-row>
        <table:table-row table:style-name="ro1">
          <table:table-cell table:style-name="ce26"/>
          <table:table-cell table:style-name="ce35"/>
          <table:table-cell table:style-name="ce39"/>
          <table:table-cell table:number-columns-repeated="1021"/>
        </table:table-row>
        <table:table-row table:style-name="ro1" table:number-rows-repeated="4">
          <table:table-cell/>
          <table:table-cell table:style-name="ce35"/>
          <table:table-cell table:style-name="ce39"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 Symbols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14-Symbols/png/&quot;" office:value-type="string" office:string-value="~/Documents/8x8-patterns/14-Symbols/png/" calcext:value-type="string" table:number-columns-spanned="4" table:number-rows-spanned="1">
            <text:p>~/Documents/8x8-patterns/14-Symbols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21])" office:value-type="string" office:string-value="&quot;~/Documents/8x8-patterns/utils/createimages.sh&quot; &quot;~/Documents/8x8-patterns/14-Symbols/png/Love.png&quot; &quot;~/Documents/8x8-patterns/14-Symbols/png/Heart.png&quot; &quot;~/Documents/8x8-patterns/14-Symbols/png/HeartMini.png&quot; &quot;~/Documents/8x8-patterns/14-Symbols/png/Quaver.png&quot; &quot;~/Documents/8x8-patterns/14-Symbols/png/QuaverMini.png&quot; &quot;~/Documents/8x8-patterns/14-Symbols/png/Anchor.png&quot; &quot;~/Documents/8x8-patterns/14-Symbols/png/Crossbones.png&quot; &quot;~/Documents/8x8-patterns/14-Symbols/png/Octothorp.png&quot; &quot;~/Documents/8x8-patterns/14-Symbols/png/Cross.png&quot; &quot;~/Documents/8x8-patterns/14-Symbols/png/CrossMini.png&quot; &quot;~/Documents/8x8-patterns/14-Symbols/png/QuaverMini.png&quot; &quot;~/Documents/8x8-patterns/14-Symbols/png/Amongi.png&quot;" calcext:value-type="string" table:number-columns-spanned="4" table:number-rows-spanned="1">
            <text:p>"~/Documents/8x8-patterns/utils/createimages.sh" "~/Documents/8x8-patterns/14-Symbols/png/Love.png" "~/Documents/8x8-patterns/14-Symbols/png/Heart.png" "~/Documents/8x8-patterns/14-Symbols/png/HeartMini.png" "~/Documents/8x8-patterns/14-Symbols/png/Quaver.png" "~/Documents/8x8-patterns/14-Symbols/png/QuaverMini.png" "~/Documents/8x8-patterns/14-Symbols/png/Anchor.png" "~/Documents/8x8-patterns/14-Symbols/png/Crossbones.png" "~/Documents/8x8-patterns/14-Symbols/png/Octothorp.png" "~/Documents/8x8-patterns/14-Symbols/png/Cross.png" "~/Documents/8x8-patterns/14-Symbols/png/CrossMini.png" "~/Documents/8x8-patterns/14-Symbols/png/QuaverMini.png" "~/Documents/8x8-patterns/14-Symbols/png/Amongi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35" office:value-type="string" calcext:value-type="string">
            <text:p>Love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14-Symbols/png/Love.png&quot;" calcext:value-type="string">
            <text:p>"~/Documents/8x8-patterns/14-Symbols/png/Love.png"</text:p>
          </table:table-cell>
          <table:table-cell table:style-name="ce39" table:formula="of:==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Heart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14-Symbols/png/Heart.png&quot;" calcext:value-type="string">
            <text:p>"~/Documents/8x8-patterns/14-Symbols/png/Heart.png"</text:p>
          </table:table-cell>
          <table:table-cell table:style-name="ce39" table:formula="of:==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HeartMini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14-Symbols/png/HeartMini.png&quot;" calcext:value-type="string">
            <text:p>"~/Documents/8x8-patterns/14-Symbols/png/HeartMini.png"</text:p>
          </table:table-cell>
          <table:table-cell table:style-name="ce39" table:formula="of:==IF(ISTEXT([.A12]);&quot;&lt;sup&gt;&quot;&amp;[.A12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35" office:value-type="string" calcext:value-type="string">
            <text:p>Quaver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14-Symbols/png/Quaver.png&quot;" calcext:value-type="string">
            <text:p>"~/Documents/8x8-patterns/14-Symbols/png/Quaver.png"</text:p>
          </table:table-cell>
          <table:table-cell table:style-name="ce39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QuaverMini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14-Symbols/png/QuaverMini.png&quot;" calcext:value-type="string">
            <text:p>"~/Documents/8x8-patterns/14-Symbols/png/QuaverMini.png"</text:p>
          </table:table-cell>
          <table:table-cell table:style-name="ce39" table:formula="of:==IF(ISTEXT([.A14]);&quot;&lt;sup&gt;&quot;&amp;[.A14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Anchor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14-Symbols/png/Anchor.png&quot;" calcext:value-type="string">
            <text:p>"~/Documents/8x8-patterns/14-Symbols/png/Anchor.png"</text:p>
          </table:table-cell>
          <table:table-cell table:style-name="ce39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Crossbones</text:p>
          </table:table-cell>
          <table:table-cell table:style-name="ce39" table:formula="of:=IF(ISBLANK([.B16]);&quot;reset&quot;;&quot;&quot;&quot;&quot;&amp;[.$B$3]&amp;[.B16]&amp;&quot;.png&quot;&quot;&quot;)" office:value-type="string" office:string-value="&quot;~/Documents/8x8-patterns/14-Symbols/png/Crossbones.png&quot;" calcext:value-type="string">
            <text:p>"~/Documents/8x8-patterns/14-Symbols/png/Crossbones.png"</text:p>
          </table:table-cell>
          <table:table-cell table:style-name="ce39" table:formula="of:==IF(ISTEXT([.A16]);&quot;&lt;sup&gt;&quot;&amp;[.A16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15"/>
          <table:table-cell table:style-name="ce16" office:value-type="string" calcext:value-type="string">
            <text:p>Octothorp</text:p>
          </table:table-cell>
          <table:table-cell table:style-name="ce39" table:formula="of:=IF(ISBLANK([.B17]);&quot;reset&quot;;&quot;&quot;&quot;&quot;&amp;[.$B$3]&amp;[.B17]&amp;&quot;.png&quot;&quot;&quot;)" office:value-type="string" office:string-value="&quot;~/Documents/8x8-patterns/14-Symbols/png/Octothorp.png&quot;" calcext:value-type="string">
            <text:p>"~/Documents/8x8-patterns/14-Symbols/png/Octothorp.png"</text:p>
          </table:table-cell>
          <table:table-cell table:style-name="ce39" table:formula="of:==IF(ISTEXT([.A17]);&quot;&lt;sup&gt;&quot;&amp;[.A17]&amp;&quot;&lt;/sup&gt;&quot;;&quot;&quot;)">
            <text:p/>
          </table:table-cell>
          <table:table-cell table:style-name="ce15" table:number-columns-repeated="1020"/>
        </table:table-row>
        <table:table-row table:style-name="ro1">
          <table:table-cell/>
          <table:table-cell table:style-name="ce35" office:value-type="string" calcext:value-type="string">
            <text:p>Cross</text:p>
          </table:table-cell>
          <table:table-cell table:style-name="ce39" table:formula="of:=IF(ISBLANK([.B18]);&quot;reset&quot;;&quot;&quot;&quot;&quot;&amp;[.$B$3]&amp;[.B18]&amp;&quot;.png&quot;&quot;&quot;)" office:value-type="string" office:string-value="&quot;~/Documents/8x8-patterns/14-Symbols/png/Cross.png&quot;" calcext:value-type="string">
            <text:p>"~/Documents/8x8-patterns/14-Symbols/png/Cross.png"</text:p>
          </table:table-cell>
          <table:table-cell table:style-name="ce39" table:formula="of:==IF(ISTEXT([.A18]);&quot;&lt;sup&gt;&quot;&amp;[.A18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CrossMini</text:p>
          </table:table-cell>
          <table:table-cell table:style-name="ce39" table:formula="of:=IF(ISBLANK([.B19]);&quot;reset&quot;;&quot;&quot;&quot;&quot;&amp;[.$B$3]&amp;[.B19]&amp;&quot;.png&quot;&quot;&quot;)" office:value-type="string" office:string-value="&quot;~/Documents/8x8-patterns/14-Symbols/png/CrossMini.png&quot;" calcext:value-type="string">
            <text:p>"~/Documents/8x8-patterns/14-Symbols/png/CrossMini.png"</text:p>
          </table:table-cell>
          <table:table-cell table:style-name="ce39" table:formula="of:==IF(ISTEXT([.A19]);&quot;&lt;sup&gt;&quot;&amp;[.A19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<text:span text:style-name="T1">p</text:span></text:p>
          </table:table-cell>
          <table:table-cell table:style-name="ce35" office:value-type="string" calcext:value-type="string">
            <text:p>QuaverMini</text:p>
          </table:table-cell>
          <table:table-cell table:style-name="ce39" table:formula="of:=IF(ISBLANK([.B20]);&quot;reset&quot;;&quot;&quot;&quot;&quot;&amp;[.$B$3]&amp;[.B20]&amp;&quot;.png&quot;&quot;&quot;)" office:value-type="string" office:string-value="&quot;~/Documents/8x8-patterns/14-Symbols/png/QuaverMini.png&quot;" calcext:value-type="string">
            <text:p>"~/Documents/8x8-patterns/14-Symbols/png/QuaverMini.png"</text:p>
          </table:table-cell>
          <table:table-cell table:style-name="ce39" table:formula="of:==IF(ISTEXT([.A20]);&quot;&lt;sup&gt;&quot;&amp;[.A20]&amp;&quot;&lt;/sup&gt;&quot;;&quot;&quot;)" office:value-type="string" office:string-value="&lt;sup&gt;p&lt;/sup&gt;" calcext:value-type="string">
            <text:p>&lt;sup&gt;p&lt;/sup&gt;</text:p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Amongi</text:p>
          </table:table-cell>
          <table:table-cell table:style-name="ce39" table:formula="of:=IF(ISBLANK([.B21]);&quot;reset&quot;;&quot;&quot;&quot;&quot;&amp;[.$B$3]&amp;[.B21]&amp;&quot;.png&quot;&quot;&quot;)" office:value-type="string" office:string-value="&quot;~/Documents/8x8-patterns/14-Symbols/png/Amongi.png&quot;" calcext:value-type="string">
            <text:p>"~/Documents/8x8-patterns/14-Symbols/png/Amongi.png"</text:p>
          </table:table-cell>
          <table:table-cell table:style-name="ce39" table:formula="of:==IF(ISTEXT([.A21]);&quot;&lt;sup&gt;&quot;&amp;[.A2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 Other" table:style-name="ta1">
        <table:table-column table:style-name="co1" table:default-cell-style-name="ce4"/>
        <table:table-column table:style-name="co2" table:default-cell-style-name="ce36"/>
        <table:table-column table:style-name="co3" table:default-cell-style-name="ce12"/>
        <table:table-column table:style-name="co1" table:number-columns-repeated="1021" table:default-cell-style-name="ce4"/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Root:</text:p>
          </table:table-cell>
          <table:table-cell table:style-name="ce30" table:formula="of:=[$'01 Dither'.B2]" office:value-type="string" office:string-value="~/Documents/8x8-patterns" calcext:value-type="string" table:number-columns-spanned="4" table:number-rows-spanned="1">
            <text:p>~/Documents/8x8-pattern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Path:</text:p>
          </table:table-cell>
          <table:table-cell table:style-name="ce31" table:formula="of:=[.B2]&amp;&quot;/15-Other/png/&quot;" office:value-type="string" office:string-value="~/Documents/8x8-patterns/15-Other/png/" calcext:value-type="string" table:number-columns-spanned="4" table:number-rows-spanned="1">
            <text:p>~/Documents/8x8-patterns/15-Other/png/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 office:value-type="string" calcext:value-type="string">
            <text:p>Script:</text:p>
          </table:table-cell>
          <table:table-cell table:style-name="ce31" table:formula="of:=[.B2]&amp;&quot;/utils/createimages.sh&quot;" office:value-type="string" office:string-value="~/Documents/8x8-patterns/utils/createimages.sh" calcext:value-type="string" table:number-columns-spanned="4" table:number-rows-spanned="1">
            <text:p>~/Documents/8x8-patterns/utils/createimages.sh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 office:value-type="string" calcext:value-type="string">
            <text:p>Command:</text:p>
          </table:table-cell>
          <table:table-cell table:style-name="ce33" table:formula="of:=&quot;&quot;&quot;&quot;&amp;[.B4]&amp;&quot;&quot;&quot; &quot;&amp;COM.MICROSOFT.TEXTJOIN(&quot; &quot;;1;[.C10:.C15])" office:value-type="string" office:string-value="&quot;~/Documents/8x8-patterns/utils/createimages.sh&quot; &quot;~/Documents/8x8-patterns/15-Other/png/Chain.png&quot; &quot;~/Documents/8x8-patterns/15-Other/png/ChainLarge.png&quot; &quot;~/Documents/8x8-patterns/15-Other/png/Rosette.png&quot; &quot;~/Documents/8x8-patterns/15-Other/png/Snowflake.png&quot; &quot;~/Documents/8x8-patterns/15-Other/png/Festive.png&quot; &quot;~/Documents/8x8-patterns/15-Other/png/Yuletide.png&quot;" calcext:value-type="string" table:number-columns-spanned="4" table:number-rows-spanned="1">
            <text:p>"~/Documents/8x8-patterns/utils/createimages.sh" "~/Documents/8x8-patterns/15-Other/png/Chain.png" "~/Documents/8x8-patterns/15-Other/png/ChainLarge.png" "~/Documents/8x8-patterns/15-Other/png/Rosette.png" "~/Documents/8x8-patterns/15-Other/png/Snowflake.png" "~/Documents/8x8-patterns/15-Other/png/Festive.png" "~/Documents/8x8-patterns/15-Other/png/Yuletide.png"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2">
          <table:table-cell table:style-name="ce18"/>
          <table:table-cell table:style-name="ce29"/>
          <table:table-cell table:number-columns-repeated="1022"/>
        </table:table-row>
        <table:table-row table:style-name="ro1">
          <table:table-cell table:style-name="ce18"/>
          <table:table-cell table:style-name="ce34" office:value-type="string" calcext:value-type="string">
            <text:p>Image</text:p>
          </table:table-cell>
          <table:table-cell table:style-name="ce34" office:value-type="string" calcext:value-type="string">
            <text:p>Parameter</text:p>
          </table:table-cell>
          <table:table-cell table:number-columns-repeated="1021"/>
        </table:table-row>
        <table:table-row table:style-name="ro1">
          <table:table-cell table:style-name="ce26"/>
          <table:table-cell table:style-name="ce35" office:value-type="string" calcext:value-type="string">
            <text:p>Chain</text:p>
          </table:table-cell>
          <table:table-cell table:style-name="ce39" table:formula="of:=IF(ISBLANK([.B10]);&quot;reset&quot;;&quot;&quot;&quot;&quot;&amp;[.$B$3]&amp;[.B10]&amp;&quot;.png&quot;&quot;&quot;)" office:value-type="string" office:string-value="&quot;~/Documents/8x8-patterns/15-Other/png/Chain.png&quot;" calcext:value-type="string">
            <text:p>"~/Documents/8x8-patterns/15-Other/png/Chain.png"</text:p>
          </table:table-cell>
          <table:table-cell table:style-name="ce39" table:formula="of:==IF(ISTEXT([.A10]);&quot;&lt;sup&gt;&quot;&amp;[.A10]&amp;&quot;&lt;/sup&gt;&quot;;&quot;&quot;)">
            <text:p/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5" office:value-type="string" calcext:value-type="string">
            <text:p>ChainLarge</text:p>
          </table:table-cell>
          <table:table-cell table:style-name="ce39" table:formula="of:=IF(ISBLANK([.B11]);&quot;reset&quot;;&quot;&quot;&quot;&quot;&amp;[.$B$3]&amp;[.B11]&amp;&quot;.png&quot;&quot;&quot;)" office:value-type="string" office:string-value="&quot;~/Documents/8x8-patterns/15-Other/png/ChainLarge.png&quot;" calcext:value-type="string">
            <text:p>"~/Documents/8x8-patterns/15-Other/png/ChainLarge.png"</text:p>
          </table:table-cell>
          <table:table-cell table:style-name="ce39" table:formula="of:==IF(ISTEXT([.A11]);&quot;&lt;sup&gt;&quot;&amp;[.A11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Rosette</text:p>
          </table:table-cell>
          <table:table-cell table:style-name="ce39" table:formula="of:=IF(ISBLANK([.B12]);&quot;reset&quot;;&quot;&quot;&quot;&quot;&amp;[.$B$3]&amp;[.B12]&amp;&quot;.png&quot;&quot;&quot;)" office:value-type="string" office:string-value="&quot;~/Documents/8x8-patterns/15-Other/png/Rosette.png&quot;" calcext:value-type="string">
            <text:p>"~/Documents/8x8-patterns/15-Other/png/Rosette.png"</text:p>
          </table:table-cell>
          <table:table-cell table:style-name="ce39" table:formula="of:==IF(ISTEXT([.A12]);&quot;&lt;sup&gt;&quot;&amp;[.A12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Snowflake</text:p>
          </table:table-cell>
          <table:table-cell table:style-name="ce39" table:formula="of:=IF(ISBLANK([.B13]);&quot;reset&quot;;&quot;&quot;&quot;&quot;&amp;[.$B$3]&amp;[.B13]&amp;&quot;.png&quot;&quot;&quot;)" office:value-type="string" office:string-value="&quot;~/Documents/8x8-patterns/15-Other/png/Snowflake.png&quot;" calcext:value-type="string">
            <text:p>"~/Documents/8x8-patterns/15-Other/png/Snowflake.png"</text:p>
          </table:table-cell>
          <table:table-cell table:style-name="ce39" table:formula="of:==IF(ISTEXT([.A13]);&quot;&lt;sup&gt;&quot;&amp;[.A13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Festive</text:p>
          </table:table-cell>
          <table:table-cell table:style-name="ce39" table:formula="of:=IF(ISBLANK([.B14]);&quot;reset&quot;;&quot;&quot;&quot;&quot;&amp;[.$B$3]&amp;[.B14]&amp;&quot;.png&quot;&quot;&quot;)" office:value-type="string" office:string-value="&quot;~/Documents/8x8-patterns/15-Other/png/Festive.png&quot;" calcext:value-type="string">
            <text:p>"~/Documents/8x8-patterns/15-Other/png/Festive.png"</text:p>
          </table:table-cell>
          <table:table-cell table:style-name="ce39" table:formula="of:==IF(ISTEXT([.A14]);&quot;&lt;sup&gt;&quot;&amp;[.A14]&amp;&quot;&lt;/sup&gt;&quot;;&quot;&quot;)">
            <text:p/>
          </table:table-cell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Yuletide</text:p>
          </table:table-cell>
          <table:table-cell table:style-name="ce39" table:formula="of:=IF(ISBLANK([.B15]);&quot;reset&quot;;&quot;&quot;&quot;&quot;&amp;[.$B$3]&amp;[.B15]&amp;&quot;.png&quot;&quot;&quot;)" office:value-type="string" office:string-value="&quot;~/Documents/8x8-patterns/15-Other/png/Yuletide.png&quot;" calcext:value-type="string">
            <text:p>"~/Documents/8x8-patterns/15-Other/png/Yuletide.png"</text:p>
          </table:table-cell>
          <table:table-cell table:style-name="ce39" table:formula="of:==IF(ISTEXT([.A15]);&quot;&lt;sup&gt;&quot;&amp;[.A15]&amp;&quot;&lt;/sup&gt;&quot;;&quot;&quot;)">
            <text:p/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enlo-Regular" svg:font-family="Menlo-Regular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7:32:59.697451875</meta:creation-date>
    <meta:editing-duration>P0D</meta:editing-duration>
    <meta:editing-cycles>1</meta:editing-cycles>
    <meta:generator>LibreOffice/7.4.7.2$MacOSX_X86_64 LibreOffice_project/723314e595e8007d3cf785c16538505a1c878ca5</meta:generator>
    <meta:document-statistic meta:table-count="15" meta:cell-count="1167" meta:object-count="0"/>
  </office:meta>
</office:document-meta>
</file>